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38.24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30.64pt"/>
    </style:style>
    <style:style style:name="co6" style:family="table-column">
      <style:table-column-properties fo:break-before="auto" style:column-width="40.45pt"/>
    </style:style>
    <style:style style:name="co7" style:family="table-column">
      <style:table-column-properties fo:break-before="auto" style:column-width="32.54pt"/>
    </style:style>
    <style:style style:name="co8" style:family="table-column">
      <style:table-column-properties fo:break-before="auto" style:column-width="39.49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26.45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23.41pt"/>
    </style:style>
    <style:style style:name="co15" style:family="table-column">
      <style:table-column-properties fo:break-before="auto" style:column-width="41.16pt"/>
    </style:style>
    <style:style style:name="co16" style:family="table-column">
      <style:table-column-properties fo:break-before="auto" style:column-width="15.65pt"/>
    </style:style>
    <style:style style:name="co17" style:family="table-column">
      <style:table-column-properties fo:break-before="auto" style:column-width="14.91pt"/>
    </style:style>
    <style:style style:name="co18" style:family="table-column">
      <style:table-column-properties fo:break-before="auto" style:column-width="20.3pt"/>
    </style:style>
    <style:style style:name="co19" style:family="table-column">
      <style:table-column-properties fo:break-before="auto" style:column-width="16.44pt"/>
    </style:style>
    <style:style style:name="co20" style:family="table-column">
      <style:table-column-properties fo:break-before="auto" style:column-width="48.84pt"/>
    </style:style>
    <style:style style:name="co21" style:family="table-column">
      <style:table-column-properties fo:break-before="auto" style:column-width="175.5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font-name="Liberation Sans" style:font-name-asian="Droid Sans Fallback" style:font-name-complex="DejaVu Sans"/>
    </style:style>
    <style:style style:name="ce2" style:family="table-cell" style:parent-style-name="Default">
      <style:paragraph-properties style:writing-mode="rl-tb"/>
    </style:style>
  </office:automatic-styles>
  <office:body>
    <office:spreadsheet>
      <table:calculation-settings table:automatic-find-labels="false"/>
      <table:table table:name="ألنهائي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"/>
        <table:table-row table:style-name="ro1">
          <table:table-cell office:value-type="string" calcext:value-type="string">
            <text:p>#رقم</text:p>
          </table:table-cell>
          <table:table-cell office:value-type="string" calcext:value-type="string">
            <text:p>مشكول</text:p>
          </table:table-cell>
          <table:table-cell office:value-type="string" calcext:value-type="string">
            <text:p>غيرمشكول</text:p>
          </table:table-cell>
          <table:table-cell office:value-type="string" calcext:value-type="string">
            <text:p>جذر</text:p>
          </table:table-cell>
          <table:table-cell office:value-type="string" calcext:value-type="string">
            <text:p>وزن</text:p>
          </table:table-cell>
          <table:table-cell office:value-type="string" calcext:value-type="string">
            <text:p>صنف</text:p>
          </table:table-cell>
          <table:table-cell office:value-type="string" calcext:value-type="string">
            <text:p>أصل</text:p>
          </table:table-cell>
          <table:table-cell office:value-type="string" calcext:value-type="string">
            <text:p>معرفة</text:p>
          </table:table-cell>
          <table:table-cell office:value-type="string" calcext:value-type="string">
            <text:p>جنس</text:p>
          </table:table-cell>
          <table:table-cell office:value-type="string" calcext:value-type="string">
            <text:p>مؤنث </text:p>
          </table:table-cell>
          <table:table-cell office:value-type="string" calcext:value-type="string">
            <text:p>مذكر</text:p>
          </table:table-cell>
          <table:table-cell office:value-type="string" calcext:value-type="string">
            <text:p>عدد</text:p>
          </table:table-cell>
          <table:table-cell office:value-type="string" calcext:value-type="string">
            <text:p>الجمع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التأنيث</text:p>
          </table:table-cell>
          <table:table-cell office:value-type="string" calcext:value-type="string">
            <text:p>التثنية</text:p>
          </table:table-cell>
          <table:table-cell office:value-type="string" calcext:value-type="string">
            <text:p>ج, مؤ, س,</text:p>
          </table:table-cell>
          <table:table-cell office:value-type="string" calcext:value-type="string">
            <text:p>ج, مذ, س,</text:p>
          </table:table-cell>
          <table:table-cell office:value-type="string" calcext:value-type="string">
            <text:p>المنقوص</text:p>
          </table:table-cell>
          <table:table-cell office:value-type="string" calcext:value-type="string">
            <text:p>تنوين النصب</text:p>
          </table:table-cell>
          <table:table-cell office:value-type="string" calcext:value-type="string">
            <text:p>نسب</text:p>
          </table:table-cell>
          <table:table-cell office:value-type="string" calcext:value-type="string">
            <text:p>إض. لف.</text:p>
          </table:table-cell>
          <table:table-cell office:value-type="string" calcext:value-type="string">
            <text:p>ـو</text:p>
          </table:table-cell>
          <table:table-cell office:value-type="string" calcext:value-type="string">
            <text:p>ك</text:p>
          </table:table-cell>
          <table:table-cell office:value-type="string" calcext:value-type="string">
            <text:p>كال</text:p>
          </table:table-cell>
          <table:table-cell office:value-type="string" calcext:value-type="string">
            <text:p>ها</text:p>
          </table:table-cell>
          <table:table-cell office:value-type="string" calcext:value-type="string">
            <text:p>هم</text:p>
          </table:table-cell>
          <table:table-cell office:value-type="string" calcext:value-type="string">
            <text:p>تنون النصب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أَذْلَفٌ</text:p>
          </table:table-cell>
          <table:table-cell/>
          <table:table-cell office:value-type="string" calcext:value-type="string">
            <text:p>ذل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ذَلْف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ذُلْف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. "وَلَدٌ أَذْلَفُ": صَغُرَ أَنْفُهُ وَاسْتَوَتْ أَرْنَبَتُهُ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ذَلْفَاءُ</text:p>
          </table:table-cell>
          <table:table-cell/>
          <table:table-cell office:value-type="string" calcext:value-type="string">
            <text:p>ذل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ذَلْف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ذُلْفٌ</text:p>
          </table:table-cell>
          <table:table-cell/>
          <table:table-cell office:value-type="string" calcext:value-type="string">
            <text:p>ذل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ذْلَف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ذَلْفَاوَاتٌ</text:p>
          </table:table-cell>
          <table:table-cell/>
          <table:table-cell office:value-type="string" calcext:value-type="string">
            <text:p>ذل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لْف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أَبْرَشٌ</text:p>
          </table:table-cell>
          <table:table-cell/>
          <table:table-cell office:value-type="string" calcext:value-type="string">
            <text:p>ب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رش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برش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الأَبْرَش : الذي في لونه بَرَشٌ، أي نقط يخالف لونها لون جلده مؤ بَرْشَاء ج <text:s/>برْشٌ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بَرْشَاءُ</text:p>
          </table:table-cell>
          <table:table-cell/>
          <table:table-cell office:value-type="string" calcext:value-type="string">
            <text:p>ب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بَرْش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بُرْشٌ</text:p>
          </table:table-cell>
          <table:table-cell/>
          <table:table-cell office:value-type="string" calcext:value-type="string">
            <text:p>ب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بْرَش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بَرْشَاوَاتٌ</text:p>
          </table:table-cell>
          <table:table-cell/>
          <table:table-cell office:value-type="string" calcext:value-type="string">
            <text:p>ب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رْش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أَنْسَى</text:p>
          </table:table-cell>
          <table:table-cell/>
          <table:table-cell office:value-type="string" calcext:value-type="string">
            <text:p>نس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سْي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نسْيٌ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: عِرْقٌ في السَّاقِ السفْلَى، عِرْقٌ مِن الوَرِكِ إلى الكَعْبِ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نَسْيَاءُ</text:p>
          </table:table-cell>
          <table:table-cell/>
          <table:table-cell office:value-type="string" calcext:value-type="string">
            <text:p>نس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نَسْي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نُسْيٌ</text:p>
          </table:table-cell>
          <table:table-cell/>
          <table:table-cell office:value-type="string" calcext:value-type="string">
            <text:p>نس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نْس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نَسْيَاوَاتٌ</text:p>
          </table:table-cell>
          <table:table-cell/>
          <table:table-cell office:value-type="string" calcext:value-type="string">
            <text:p>نس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سْي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أنْمَر</text:p>
          </table:table-cell>
          <table:table-cell/>
          <table:table-cell office:value-type="string" calcext:value-type="string">
            <text:p>ن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م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نم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نْمَر - ج: نمْرٌ، مؤَنّث: نَمْرَاء. [ن م ر]. "فَرَسٌ أَنْمَر ": فِيهِ نمْرَةٌ بَيْضَاء وَأخْرَى عَلَى أَيِّ لَوْنٍ كَانَ. <text:s text:c="2"/>"ثَوْبٌ أَنْمَر"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نَمْرَاءُ</text:p>
          </table:table-cell>
          <table:table-cell/>
          <table:table-cell office:value-type="string" calcext:value-type="string">
            <text:p>ن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نَم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نُمْرٌ</text:p>
          </table:table-cell>
          <table:table-cell/>
          <table:table-cell office:value-type="string" calcext:value-type="string">
            <text:p>ن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نْم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نَمْرَاوَاتٌ</text:p>
          </table:table-cell>
          <table:table-cell/>
          <table:table-cell office:value-type="string" calcext:value-type="string">
            <text:p>ن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مْر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أَرْعَن</text:p>
          </table:table-cell>
          <table:table-cell/>
          <table:table-cell office:value-type="string" calcext:value-type="string">
            <text:p>رع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عْن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رعْ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 "وَلَدٌ أَرْعَن" : أَحْمَق، أَهْوَج. 2. "جَبَلٌ أَرْعَن" : طَوِيلٌ وَذو أنوفٍ عِظَامٍ شَاخِصَةٍ. 3. "رَجلٌ أَرْعَن" : طَوِيل الأَنْفِ. 4."جَيْشٌ أَرْعَن" : عَظِيمٌ وَضَخْمٌ، جَرَّارٌ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رَعْنَاءُ</text:p>
          </table:table-cell>
          <table:table-cell/>
          <table:table-cell office:value-type="string" calcext:value-type="string">
            <text:p>رع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َعْن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رُعْنٌ</text:p>
          </table:table-cell>
          <table:table-cell/>
          <table:table-cell office:value-type="string" calcext:value-type="string">
            <text:p>رع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رْعَ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رَعْنَاوَاتٌ</text:p>
          </table:table-cell>
          <table:table-cell/>
          <table:table-cell office:value-type="string" calcext:value-type="string">
            <text:p>رع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عْن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أَعْصَم</text:p>
          </table:table-cell>
          <table:table-cell/>
          <table:table-cell office:value-type="string" calcext:value-type="string">
            <text:p>عص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صْم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صْ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عْصَم-أَعْصَم [ع ص م]. "غَزَالٌ أَعْصَم" : ذِرَاعَاه فِيهِمَا بَيَاضٌ وَسَائِره أَسْوَد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عَصْمَاءُ</text:p>
          </table:table-cell>
          <table:table-cell/>
          <table:table-cell office:value-type="string" calcext:value-type="string">
            <text:p>عص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ص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عُصْمٌ</text:p>
          </table:table-cell>
          <table:table-cell/>
          <table:table-cell office:value-type="string" calcext:value-type="string">
            <text:p>عص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عْص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عَصْمَاوَاتٌ</text:p>
          </table:table-cell>
          <table:table-cell/>
          <table:table-cell office:value-type="string" calcext:value-type="string">
            <text:p>عص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ص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أَطْحَل</text:p>
          </table:table-cell>
          <table:table-cell/>
          <table:table-cell office:value-type="string" calcext:value-type="string">
            <text:p>طح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طَحْل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طحْ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غبارٌ أَطْحَل" : لَوْنه كَلَوْنِ الرَّمادِ. بَيْنَ الْغبْرَةِ والبَياضِ. وَأَغْدو على القوتِ الزَّهيدِ كَما غَدا*أزَلّ تَهـاداه التَّنائِـف أَطْحَـل (الشنفرى)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طَحْلَاءُ</text:p>
          </table:table-cell>
          <table:table-cell/>
          <table:table-cell office:value-type="string" calcext:value-type="string">
            <text:p>طح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طَحْل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طُحْلٌ</text:p>
          </table:table-cell>
          <table:table-cell/>
          <table:table-cell office:value-type="string" calcext:value-type="string">
            <text:p>طح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طْح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طَحْلَاوَاتٌ</text:p>
          </table:table-cell>
          <table:table-cell/>
          <table:table-cell office:value-type="string" calcext:value-type="string">
            <text:p>طح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حْل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أعْفَر</text:p>
          </table:table-cell>
          <table:table-cell/>
          <table:table-cell office:value-type="string" calcext:value-type="string">
            <text:p>أعف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فْر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ف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ج: عفْرٌ. مؤ: عَفْراء. (صف). 1. : ما علاه التّراب. 2.: الغَزَال الَّذِي يَعْلو بَيَاضَه حمْرَةٌ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عَفْرَاء</text:p>
          </table:table-cell>
          <table:table-cell/>
          <table:table-cell office:value-type="string" calcext:value-type="string">
            <text:p>عف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ف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ف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 : الأَرْض البَيْضَاء. 2. : اللَّيْلَة الثَّالِثَة عَشْرَةَ مِنَ الشَّهْرِ.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عُفْرٌ</text:p>
          </table:table-cell>
          <table:table-cell/>
          <table:table-cell office:value-type="string" calcext:value-type="string">
            <text:p>عف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ف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عَفْرَاوَاتٌ</text:p>
          </table:table-cell>
          <table:table-cell/>
          <table:table-cell office:value-type="string" calcext:value-type="string">
            <text:p>عف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ف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أبْرَص</text:p>
          </table:table-cell>
          <table:table-cell/>
          <table:table-cell office:value-type="string" calcext:value-type="string">
            <text:p>بر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َرْص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برْص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َبْرَص" : مصَابٌ بِالبَرَصِ وَهوَ مَرَضٌ غَيْر معْدٍ يصِيب جِلْدَ الإنْسَانِ. ن. بَرَصٌ 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بَرْصاء</text:p>
          </table:table-cell>
          <table:table-cell/>
          <table:table-cell office:value-type="string" calcext:value-type="string">
            <text:p>بر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بْرَص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بَرْص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حَيَّةٌ بَرْصاء" : جِلْدها بِهِ لمَع بَياضٍ. 2."أَرْضٌ بَرْصاء" : لَمْ يَبْقَ بِها نَباتٌ وَلا زَرْعٌ.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بُرْصٌ</text:p>
          </table:table-cell>
          <table:table-cell/>
          <table:table-cell office:value-type="string" calcext:value-type="string">
            <text:p>بر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بْرَص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بَرْصَاوَاتٌ</text:p>
          </table:table-cell>
          <table:table-cell/>
          <table:table-cell office:value-type="string" calcext:value-type="string">
            <text:p>بر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رْص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بَرْصَى</text:p>
          </table:table-cell>
          <table:table-cell/>
          <table:table-cell office:value-type="string" calcext:value-type="string">
            <text:p>بر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بَرْص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أَبْكَم</text:p>
          </table:table-cell>
          <table:table-cell/>
          <table:table-cell office:value-type="string" calcext:value-type="string">
            <text:p>بك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َكْم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بكْ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وَلَدٌ أَبْكَم" : أخْرَس، لاَ يَتَكَلَّم.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بَكْمَاءُ</text:p>
          </table:table-cell>
          <table:table-cell/>
          <table:table-cell office:value-type="string" calcext:value-type="string">
            <text:p>بك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بَك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بُكْمٌ</text:p>
          </table:table-cell>
          <table:table-cell/>
          <table:table-cell office:value-type="string" calcext:value-type="string">
            <text:p>بك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بْك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بَكْمَاوَاتٌ</text:p>
          </table:table-cell>
          <table:table-cell/>
          <table:table-cell office:value-type="string" calcext:value-type="string">
            <text:p>بك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ك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بَكْمَى</text:p>
          </table:table-cell>
          <table:table-cell/>
          <table:table-cell office:value-type="string" calcext:value-type="string">
            <text:p>بك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بَكْم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أَبْلَد</text:p>
          </table:table-cell>
          <table:table-cell/>
          <table:table-cell office:value-type="string" calcext:value-type="string">
            <text:p>بل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style-name="ce1"/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بْلَد-أَبْلَد [ب ل د] (صف). "مِنْ أَبْلَدِ النَّاسِ" : غَيْر ذَكِيٍّ، بَلِيدٌ، غَبِيٌّ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أَبْلَق</text:p>
          </table:table-cell>
          <table:table-cell/>
          <table:table-cell office:value-type="string" calcext:value-type="string">
            <text:p>بل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َلْق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بلْ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هوَ أَبْلَق" : فِي لَوْنِهِ سَوَادٌ وَبَيَاضٌ 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بَلْقَاء</text:p>
          </table:table-cell>
          <table:table-cell/>
          <table:table-cell office:value-type="string" calcext:value-type="string">
            <text:p>بل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بْلَق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بَلْق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(صف). "اِمْرَأةٌ بَلْقَاء" : فِي لَوْنِهَا سَوَادٌ وَبَيَاضٌ.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بُلْقٌ</text:p>
          </table:table-cell>
          <table:table-cell/>
          <table:table-cell office:value-type="string" calcext:value-type="string">
            <text:p>بل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بْلَق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بَلْقَاوَاتٌ</text:p>
          </table:table-cell>
          <table:table-cell/>
          <table:table-cell office:value-type="string" calcext:value-type="string">
            <text:p>بل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لْق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أَبْلَه</text:p>
          </table:table-cell>
          <table:table-cell/>
          <table:table-cell office:value-type="string" calcext:value-type="string">
            <text:p>بل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َلْه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بلْه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هوَ رَجلٌ أَبْلَه" : مَنْ كَانَ بِعَقْلِهِ ضَعْفٌ، أَحْمَق. "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بَلْهَاءُ</text:p>
          </table:table-cell>
          <table:table-cell/>
          <table:table-cell office:value-type="string" calcext:value-type="string">
            <text:p>بل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بَلْه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بُلْهٌ</text:p>
          </table:table-cell>
          <table:table-cell/>
          <table:table-cell office:value-type="string" calcext:value-type="string">
            <text:p>بل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بْلَه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بَلْهَاوَاتٌ</text:p>
          </table:table-cell>
          <table:table-cell/>
          <table:table-cell office:value-type="string" calcext:value-type="string">
            <text:p>بل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لْه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بَلْهَى</text:p>
          </table:table-cell>
          <table:table-cell/>
          <table:table-cell office:value-type="string" calcext:value-type="string">
            <text:p>بل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أَبْيَض</text:p>
          </table:table-cell>
          <table:table-cell/>
          <table:table-cell office:value-type="string" calcext:value-type="string">
            <text:p>بيض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َيْض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بيض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يَرْتَدِي قمِيصاً أَبْيَضَ" : مَا كَان لَوْنه البَيَاضَ، لَوْن البَيْضَةِ وَالحَلِيبِ وَالثَّلْجِ. 2."كَانَ مَوْته مَوْتاً أَبْيَضَ": الْمَوْت الفجَائِيّ الَّذِي يَأْتي فَجْأَةً. 3."بَدَأَ الخَيْط الأَبْيَض يَنْبَلِج مِن وَسَطِ السَّوَادِ" : بَيَاض الفَجْرِ وَأَشِعَّته. 4."اليَد البَيْضَاء" : الإِنْعَام، الإحْسَان. 5. "وَانْتَهَتِ الْمَعَارِك بِالسِّلاَحِ الأَبْيَضِ" : بِالسَّكَاكِينِ وَالسّيوفِ. 6. "كَانَ سَمَرنَا فِي لَيْلَةٍ بَيْضَاءَ" : فِي لَيْلَةٍ مقْمِرَةٍ. 7. "هوَ أَبْيَض الوَجْهِ": متَهَلِّلٌ، نَقِىّ السَّرِيرَةِ لاَ عيوبَ فِيهِ. "عَرَفْته أَبْيَضَ لاَ عَيْبَ فِيهِ"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بَيْضاء</text:p>
          </table:table-cell>
          <table:table-cell/>
          <table:table-cell office:value-type="string" calcext:value-type="string">
            <text:p>بيض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style-name="ce1" office:value-type="string" calcext:value-type="string">
            <text:p>بَيْضَاوَاتٌ</text:p>
          </table:table-cell>
          <table:table-cell office:value-type="string" calcext:value-type="string">
            <text:p>أبيض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بِيض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وَرَقَةٌ بَيْضاء" : ما كانَ لَوْنه لَوْنَ الحَلِيبِ أو الثَّلْجِ. 2."لَمْ يَكنْ يَرَى إِلاَّ سَراباً وَأَرْضاً بَيْضاءَ" : أَرْضاً قاحِلَةً، لاَ زَرْعَ فِيها. 3."كانَتْ لَه اليَد البَيْضاء على أَبْناءِ قَوْمِهِ" : النِّعْمَة وَالإِحْسان دونَ مَنٍّ. 4."كَانَتْ صَحيفَته بَيْضاءَ، لا أَحَدَ يشير إِلَيْهِ بِسوءٍ أَوْ لَوْمٍ" : يَتَمَتَّع بِسمْعَةٍ طَيِّبَةٍ وَاحْتِرامٍ. 5."قَضَى لَيْلَةً بَيْضاءَ أَمْسِ" : الليلة ال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بُيْضٌ</text:p>
          </table:table-cell>
          <table:table-cell/>
          <table:table-cell office:value-type="string" calcext:value-type="string">
            <text:p>بيض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بْيَض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بَيْضَاوَاتٌ</text:p>
          </table:table-cell>
          <table:table-cell/>
          <table:table-cell office:value-type="string" calcext:value-type="string">
            <text:p>بيض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يْض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أَجْذَم</text:p>
          </table:table-cell>
          <table:table-cell/>
          <table:table-cell office:value-type="string" calcext:value-type="string">
            <text:p>جذ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ذْم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ذْمٌ;جَذْم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 1."هوَ أجْذَم ": مصَابٌ بِدَاءِ الجذَامِ. 2."رَجلٌ أَجْذَم": مَقْطوع اليَدِ أَوْ أَطْرَافِ الأصَابِع.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جَذْمَاءُ</text:p>
          </table:table-cell>
          <table:table-cell/>
          <table:table-cell office:value-type="string" calcext:value-type="string">
            <text:p>جذ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َذ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جُذْمٌ</text:p>
          </table:table-cell>
          <table:table-cell/>
          <table:table-cell office:value-type="string" calcext:value-type="string">
            <text:p>جذ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جْذ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جَذْمَاوَاتٌ</text:p>
          </table:table-cell>
          <table:table-cell/>
          <table:table-cell office:value-type="string" calcext:value-type="string">
            <text:p>جذ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ذ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جَذْمَى</text:p>
          </table:table-cell>
          <table:table-cell/>
          <table:table-cell office:value-type="string" calcext:value-type="string">
            <text:p>جذ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أَجْرَب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رْب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رْ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جْرَب" : مصَابٌ بِدَاءِ الجَرَبِ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جَرْبَاء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جْرَب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جَرْب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(صف). 1."كَلْبَةٌ جَرْبَاء": مصَابَةٌ بِدَاءِ الجَرَبِ. 2."أَرْضٌ جَرْبَاء" : أَرْضٌ بورٌ لاَ تنْبِت زَرْعاً.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جُرْبٌ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جْرَب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جَرْبَاوَاتٌ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رْب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جَرْبَى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أَجْرَد</text:p>
          </table:table-cell>
          <table:table-cell/>
          <table:table-cell office:value-type="string" calcext:value-type="string">
            <text:p>ج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رْد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رْ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رَجلٌ أَجْرَد" : لاَ شَعْرَ عَلَى جَسَدِهِ. 2."تَسَلَّقَ صَخْرَةً جَرْدَاءَ" : مَلْسَاءَ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جَرْدَاء</text:p>
          </table:table-cell>
          <table:table-cell/>
          <table:table-cell office:value-type="string" calcext:value-type="string">
            <text:p>ج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جْرَد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جَرْد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(صف). "مِنْطَقَةٌ لاَ توجَد بِهَا إِلاَّ الصّخور الجَرْدَاء" : خَالِيَةٌ إِلاَّ مَا كَانَ مِنَ الصّخورِ الْمَلْسَاءِ.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جُرْدٌ</text:p>
          </table:table-cell>
          <table:table-cell/>
          <table:table-cell office:value-type="string" calcext:value-type="string">
            <text:p>ج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جْرَد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جَرْدَاوَاتٌ</text:p>
          </table:table-cell>
          <table:table-cell/>
          <table:table-cell office:value-type="string" calcext:value-type="string">
            <text:p>ج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رْد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أجَشّ</text:p>
          </table:table-cell>
          <table:table-cell/>
          <table:table-cell office:value-type="string" calcext:value-type="string">
            <text:p>جش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شّ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شّ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لاَ يحْسِن الغِنَاءَ لأَنَّ صَوْتَه أَجَشّ" : غَلِيظ الصَّوْتِ. "تغَنِّي بِصَوْتٍ أجَشَّ" "فَرَسٌ أَجَشّ" "رَعْدٌ أَجَشّ".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جَشْاَء</text:p>
          </table:table-cell>
          <table:table-cell/>
          <table:table-cell office:value-type="string" calcext:value-type="string">
            <text:p>جش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جَشّ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جُشٌّ</text:p>
          </table:table-cell>
          <table:table-cell/>
          <table:table-cell office:value-type="string" calcext:value-type="string">
            <text:p>جش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جَشّ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جَشَّاوَاتٌ</text:p>
          </table:table-cell>
          <table:table-cell/>
          <table:table-cell office:value-type="string" calcext:value-type="string">
            <text:p>جش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شْاَ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أجْوَف</text:p>
          </table:table-cell>
          <table:table-cell/>
          <table:table-cell office:value-type="string" calcext:value-type="string">
            <text:p>جو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وْف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وف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صِهْرِيجٌ أجْوَف": عَمِيقٌ وَذو جَوْفٍ وَاسِعٍ. 2. "فِعْلٌ أجْوَف"، أَيْ مَا كَانَ عَيْنه حَرْفَ عِلَّةٍ : قالَ، سَارَ، بَاعَ، طَار، نَامَ.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جَوْفَاءُ</text:p>
          </table:table-cell>
          <table:table-cell/>
          <table:table-cell office:value-type="string" calcext:value-type="string">
            <text:p>جو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جَوْف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جُوْفٌ</text:p>
          </table:table-cell>
          <table:table-cell/>
          <table:table-cell office:value-type="string" calcext:value-type="string">
            <text:p>جو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جْوَف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جَوْفَاوَاتٌ</text:p>
          </table:table-cell>
          <table:table-cell/>
          <table:table-cell office:value-type="string" calcext:value-type="string">
            <text:p>جو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وْف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أَحْدَب</text:p>
          </table:table-cell>
          <table:table-cell/>
          <table:table-cell office:value-type="string" calcext:value-type="string">
            <text:p>ح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دْب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حدْ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ولِدَ هَذَا الرَّجل أَحْدَبَ" : مَنْ يَمِيل ظَهْره إِلَى أَعْلاَه كَأنَّه يَحْمِل صرَّةً، أَيْ فَوْقَ ظَهْرِهِ حَدَبَةٌ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حَدْباء</text:p>
          </table:table-cell>
          <table:table-cell/>
          <table:table-cell office:value-type="string" calcext:value-type="string">
            <text:p>ح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حْدَب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دْب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اِمْرَأَةٌ حَدْباء" : مَنْ عَلاَ ظَهْرها وَدَخَلَ صَدْرها. 2."سَنَةٌ حَدْباء" : قاحِطَةٌ، سَنَة جَفافٍ.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حُدْبٌ</text:p>
          </table:table-cell>
          <table:table-cell/>
          <table:table-cell office:value-type="string" calcext:value-type="string">
            <text:p>ح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حْدَب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حَدْبَاوَاتٌ</text:p>
          </table:table-cell>
          <table:table-cell/>
          <table:table-cell office:value-type="string" calcext:value-type="string">
            <text:p>ح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دْب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حَدْبَى</text:p>
          </table:table-cell>
          <table:table-cell/>
          <table:table-cell office:value-type="string" calcext:value-type="string">
            <text:p>ح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دْب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أَحْرَش</text:p>
          </table:table-cell>
          <table:table-cell/>
          <table:table-cell office:value-type="string" calcext:value-type="string">
            <text:p>ح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رْش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حرْش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مَا يَزَال الجِلْد أَحْرَشَ" : غلِيظاً خَشِناً.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حَرْشَاءُ</text:p>
          </table:table-cell>
          <table:table-cell/>
          <table:table-cell office:value-type="string" calcext:value-type="string">
            <text:p>ح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رْش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حُرْشٌ</text:p>
          </table:table-cell>
          <table:table-cell/>
          <table:table-cell office:value-type="string" calcext:value-type="string">
            <text:p>ح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حْرَش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حَرْشَاوَاتٌ</text:p>
          </table:table-cell>
          <table:table-cell/>
          <table:table-cell office:value-type="string" calcext:value-type="string">
            <text:p>ح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ْش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أحْمَر</text:p>
          </table:table-cell>
          <table:table-cell/>
          <table:table-cell office:value-type="string" calcext:value-type="string">
            <text:p>ح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م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حمْر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 "لَبِسَ قَمِيصًا أحْمَرَ" : مَا كَان لَوْنه الحمْرَة، مَا يشْبِه الدَّمَ. 2. "لَوْن كسْوَتِهَا أحْمَر قَاتِمٌ" : حمْرَتهَا قَاتِمَةٌ. 3. "وَضَعَتِ الْمَرْأَة أحْمَرَ الشِّفَاهِ عَلَى شَفَتَيْهَا": مَسْحوقٌ لِلزِّينَةِ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حَمْرَاء</text:p>
          </table:table-cell>
          <table:table-cell/>
          <table:table-cell office:value-type="string" calcext:value-type="string">
            <text:p>ح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حْمَرَ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م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 "اِرْتَفَعَتِ الرَّايَات الحمْر" : الرَّايَات الْمَصْبوغَة بِاللَّوْنِ الأحْمَرِ. 2. "سَنَةٌ حَمْرَاء" : قَاحِلَةٌ لاَ زَرْعَ وَلاَ نَبَاتَ فيها. 3."اِنْتَشَرَتْ بقَعٌ حمْرٌ فِي جِسْمِهِ" : نقَطٌ محَمَّرَةٌ بِلَوْنِ الدَّمِ. "كَانَتِ النِّسَاء وَالفَتَيَات مخْتَلِفَاتِ السِّنِّ وَاللَّوْنِ، فِيهِنَّ الحَمْرَاوَات وَالسَّوْدَاوَات" (ع. غلاب). 4. "لَيْلَةٌ حَمْراء" : لَيْلَةٌ مَاجِنَةٌ. 5. "الأَشِعَّة تحْتَ الحَمْرَاءِ" : الأشِعَّة غَيْر الْمَرْئِيَّةِ.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حُمْرٌ</text:p>
          </table:table-cell>
          <table:table-cell/>
          <table:table-cell office:value-type="string" calcext:value-type="string">
            <text:p>ح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حْم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حَمْرَاوَاتٌ</text:p>
          </table:table-cell>
          <table:table-cell/>
          <table:table-cell office:value-type="string" calcext:value-type="string">
            <text:p>ح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م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أحْمَق</text:p>
          </table:table-cell>
          <table:table-cell/>
          <table:table-cell office:value-type="string" calcext:value-type="string">
            <text:p>حم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مْق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حمْق;حَمْق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إنه أَحْمَق الحَيِّ " : رَجلٌ قَلِيل العَقْلِ فَاسِد الرَّأْيِ، يَأْتِي بِأعْمَالٍ لاَ مَعْنَى لَهَا. "نَظَرَ بَعْض الحكَمَاءِ إِلَى أَحْمَقَ عَلَى حَجَرٍ فَقَالَ: حَجَرٌ عَلَى حَجَرٍ"(الأبشيهي) "يَتَصَرَّف تَصَرّفَ الغَبِيّ الأَحْمَقِ" "كل مَنْ رَآها يَعْتَقِد أنَّهَا حَمْقَاء"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حَمْقَاء</text:p>
          </table:table-cell>
          <table:table-cell/>
          <table:table-cell office:value-type="string" calcext:value-type="string">
            <text:p>حم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حْمَق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مْق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اِمْرَاةٌ حَمْقَاء" : بِنْت حمْقٍ. 2. "البَقْلَة الحَمْقَاء" (نب).: نَبَاتٌ عشْبِيٌّ لَحْمِيٌّ مِنْ فَصِيلَةِ الرِّجْلِيَّاتِ.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حُمْقٌ</text:p>
          </table:table-cell>
          <table:table-cell/>
          <table:table-cell office:value-type="string" calcext:value-type="string">
            <text:p>حم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حْمَق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حَمْقَاوَاتٌ</text:p>
          </table:table-cell>
          <table:table-cell/>
          <table:table-cell office:value-type="string" calcext:value-type="string">
            <text:p>حم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مْق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حَمْقَى</text:p>
          </table:table-cell>
          <table:table-cell/>
          <table:table-cell office:value-type="string" calcext:value-type="string">
            <text:p>حم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مْق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أَحْوَر</text:p>
          </table:table-cell>
          <table:table-cell/>
          <table:table-cell office:value-type="string" calcext:value-type="string">
            <text:p>ح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و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حو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وَلَدٌ أَحْوَر" : وَلدٌ اشْتَدَّ بَيَاض بَيَاضِ عَيْنَيْهِ مَعَ سَوَادِ سَوَادِهِمَا. "اِمْرَأَةٌ حَوْرَاء".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حَوْرَاء</text:p>
          </table:table-cell>
          <table:table-cell/>
          <table:table-cell office:value-type="string" calcext:value-type="string">
            <text:p>ح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حور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 "اِمْرَأةٌ حَوْرَاء" : بَيْضَاء. 2. "عَيْنٌ حَوْرَاء" : إذَا اشْتَدَّ بَيَاض بَيَاضِهَا وَسَواد سَوَادِهَا.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حُوْرٌ</text:p>
          </table:table-cell>
          <table:table-cell/>
          <table:table-cell office:value-type="string" calcext:value-type="string">
            <text:p>ح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حْو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حَوْرَاوَاتٌ</text:p>
          </table:table-cell>
          <table:table-cell/>
          <table:table-cell office:value-type="string" calcext:value-type="string">
            <text:p>ح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و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أحْوَل</text:p>
          </table:table-cell>
          <table:table-cell/>
          <table:table-cell office:value-type="string" calcext:value-type="string">
            <text:p>حو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وْلاَ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حو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وَلَدٌ أحْوَل" : مَنْ كَان بعَيْنَيْهِ حَوَلٌ منْذ صِغَرِه، أيْ عَيْنَاه تَنْظرَانِ فِي اتِّجَاهَيْنِ فِي آنٍ وَاحِدٍ.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حَوْلاَء</text:p>
          </table:table-cell>
          <table:table-cell/>
          <table:table-cell office:value-type="string" calcext:value-type="string">
            <text:p>حو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حْوَل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و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: مَنْ بِهَا حَوَلٌ.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حُوْلٌ</text:p>
          </table:table-cell>
          <table:table-cell/>
          <table:table-cell office:value-type="string" calcext:value-type="string">
            <text:p>حو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حْو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حَوْلَاوَاتٌ</text:p>
          </table:table-cell>
          <table:table-cell/>
          <table:table-cell office:value-type="string" calcext:value-type="string">
            <text:p>حو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وْلاَ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حَوْلَى</text:p>
          </table:table-cell>
          <table:table-cell/>
          <table:table-cell office:value-type="string" calcext:value-type="string">
            <text:p>حو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وْل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أخرَس</text:p>
          </table:table-cell>
          <table:table-cell/>
          <table:table-cell office:value-type="string" calcext:value-type="string">
            <text:p>خ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َرْس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خرْ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 "وَلَدٌ أخْرَس" : مَنِ انْعَقَدَ لِسَانه عَنِ الكَلاَمِ، الأَبْكَم. 2. "مَرَّتْ سَحَاب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خَرْسَاء</text:p>
          </table:table-cell>
          <table:table-cell/>
          <table:table-cell office:value-type="string" calcext:value-type="string">
            <text:p>خ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خْرَسَ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خَرْس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ولِدَتْ خَرْسَاءَ" : مَعْقودٌ لِسَانهَا، لاَ تَنْطِق .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خُرْسٌ</text:p>
          </table:table-cell>
          <table:table-cell/>
          <table:table-cell office:value-type="string" calcext:value-type="string">
            <text:p>خ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خرَس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خَرْسَاوَاتٌ</text:p>
          </table:table-cell>
          <table:table-cell/>
          <table:table-cell office:value-type="string" calcext:value-type="string">
            <text:p>خ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رْس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خَرْسَى</text:p>
          </table:table-cell>
          <table:table-cell/>
          <table:table-cell office:value-type="string" calcext:value-type="string">
            <text:p>خ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خَرْس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أَخْشَن</text:p>
          </table:table-cell>
          <table:table-cell/>
          <table:table-cell office:value-type="string" calcext:value-type="string">
            <text:p>خش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َشْن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خشْ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 "رَجلٌ أخْشَن" : دَمِيم الحَالِ. 2."هوَ أخْشَن الجَانِبِ" : صَعْبه، لاَ يطَاق. 3."كَتِيبَةٌ خَشْنَاء" : كثِيرَة السِّلاَحِ. 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خَشْنَاءُ</text:p>
          </table:table-cell>
          <table:table-cell/>
          <table:table-cell office:value-type="string" calcext:value-type="string">
            <text:p>خش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خَشْن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خُشْنٌ</text:p>
          </table:table-cell>
          <table:table-cell/>
          <table:table-cell office:value-type="string" calcext:value-type="string">
            <text:p>خش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خْشَ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خَشْنَاوَاتٌ</text:p>
          </table:table-cell>
          <table:table-cell/>
          <table:table-cell office:value-type="string" calcext:value-type="string">
            <text:p>خش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شْن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أَخْضَرُ</text:p>
          </table:table-cell>
          <table:table-cell/>
          <table:table-cell office:value-type="string" calcext:value-type="string">
            <text:p>خض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َض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خض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 "يَحْمِل كِتَاباً لَوْن غِلافِهِ أَخْضَر" : لَوْنه لَوْن الخضْرَةِ. "لَمْ تَكنْ تَرَى إِلاَّ الأَرَاضِيَ الخضْرَ" : أَيْ مَكْسوَّةً بِالنَّبَاتَاتِ. 2. "أَتَتِ النار عَلَى الأَخْضَرِ وَاليَابِسِ" : أَهْلَكَتْ، أَتْلَفَتْ كلَّ شَيْءٍ . 3. "حَاوَلَ أَنْ يشْعِل النَّارَ فِي شَجَرَةٍ خَضْرَاءَ" : طَريَّة.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خَضْرَاء</text:p>
          </table:table-cell>
          <table:table-cell/>
          <table:table-cell office:value-type="string" calcext:value-type="string">
            <text:p>خض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خْضَر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خَض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 "لَمْ نَكنْ نَرَى إِلاَّ الخَضْرَاءَ بِمخْتَلِفِ الحقولِ" : خضَر البقولِ، وَهِيَ أَنْوَاع النَّبَاتَاتِ العشْبِيَّةِ الَّتِي يَغْتَذِي الإِنْسَان بِهَا. " تَجَنَّبوا مِنْ خَضْرَائِكمْ ذَوَاتَ الرِّيحِ" : يَعْنِي الثّـومَ والبَصَلَ. 2."القبَّة الخَضْراء" : السَّماء. 3."اِنْتَشَرَ جنْد الخَضْرَاءِ فِي البِقَاعِ" : الكَتِيبَة العَظِيمَة يَعْلوهَا سَوَاد الحَدِيدِ. 4."خَضْرَاء الدِّمَنِ" : يكَنَّى بِهَا 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خُضْرٌ</text:p>
          </table:table-cell>
          <table:table-cell/>
          <table:table-cell office:value-type="string" calcext:value-type="string">
            <text:p>خض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خْضَر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خَضْرَاوَاتٌ</text:p>
          </table:table-cell>
          <table:table-cell/>
          <table:table-cell office:value-type="string" calcext:value-type="string">
            <text:p>خض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ض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أَدْهَم</text:p>
          </table:table-cell>
          <table:table-cell/>
          <table:table-cell office:value-type="string" calcext:value-type="string">
            <text:p>د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َهْم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دهْ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جَوَادٌ أَدْهَم" : أَسْوَد. "وَصَلَ الخَبير عَلَى ظَهْرِ جوادٍ أدْهَمَ".(أحمد التوفيق).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دَهْمَاءُ</text:p>
          </table:table-cell>
          <table:table-cell/>
          <table:table-cell office:value-type="string" calcext:value-type="string">
            <text:p>د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دَه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دُهْمٌ</text:p>
          </table:table-cell>
          <table:table-cell/>
          <table:table-cell office:value-type="string" calcext:value-type="string">
            <text:p>د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دْه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دَهْمَاوَاتٌ</text:p>
          </table:table-cell>
          <table:table-cell/>
          <table:table-cell office:value-type="string" calcext:value-type="string">
            <text:p>د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ه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أَذْقَن</text:p>
          </table:table-cell>
          <table:table-cell/>
          <table:table-cell office:value-type="string" calcext:value-type="string">
            <text:p>ذق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ذَقْن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ذقْ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َذْقَن" : طَوِيل الذَّقَنِ.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ذَقْنَاءُ</text:p>
          </table:table-cell>
          <table:table-cell/>
          <table:table-cell office:value-type="string" calcext:value-type="string">
            <text:p>ذق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ذَقْن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ذُقْنٌ</text:p>
          </table:table-cell>
          <table:table-cell/>
          <table:table-cell office:value-type="string" calcext:value-type="string">
            <text:p>ذق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ذْقَ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ذَقْنَاوَاتٌ</text:p>
          </table:table-cell>
          <table:table-cell/>
          <table:table-cell office:value-type="string" calcext:value-type="string">
            <text:p>ذق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قْن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أَرْقَش</text:p>
          </table:table-cell>
          <table:table-cell/>
          <table:table-cell office:value-type="string" calcext:value-type="string">
            <text:p>رق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قْش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رقْش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حَيَوَانٌ أَرْقَش": منَقَّطٌ بِسَوَادٍ وَبَيَاضٍ. "حَيَّةٌ رَقْشَاء" .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رَقْشاء</text:p>
          </table:table-cell>
          <table:table-cell/>
          <table:table-cell office:value-type="string" calcext:value-type="string">
            <text:p>رق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رْقَش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َقْش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حَيَّةٌ رَقْشاء" : الحَيَّة الْمنَقَّطَة بِسَوادٍ وَبَياضٍ.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رُقْشٌ</text:p>
          </table:table-cell>
          <table:table-cell/>
          <table:table-cell office:value-type="string" calcext:value-type="string">
            <text:p>رق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رْقَش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رَقْشَاوَاتٌ</text:p>
          </table:table-cell>
          <table:table-cell/>
          <table:table-cell office:value-type="string" calcext:value-type="string">
            <text:p>رق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قْش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أَرْقط</text:p>
          </table:table-cell>
          <table:table-cell/>
          <table:table-cell office:value-type="string" calcext:value-type="string">
            <text:p>رق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قْط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رقْط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حَيَوَانٌ أَرْقَط" : جِلْده مرَكَّبٌ مِنْ لَوْنَيْنِ، إِمَّا بِهِ بَيَاضٌ تخَالِطه نقَطٌ سودٌ أَوْ عَكْس ذَلِكَ. "حَيَّة رَقْطَاء".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رَقْطَاءُ</text:p>
          </table:table-cell>
          <table:table-cell/>
          <table:table-cell office:value-type="string" calcext:value-type="string">
            <text:p>رق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َقْط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رُقْطٌ</text:p>
          </table:table-cell>
          <table:table-cell/>
          <table:table-cell office:value-type="string" calcext:value-type="string">
            <text:p>رق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رْقط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رَقْطَاوَاتٌ</text:p>
          </table:table-cell>
          <table:table-cell/>
          <table:table-cell office:value-type="string" calcext:value-type="string">
            <text:p>رق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قْط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أَزْرَق</text:p>
          </table:table-cell>
          <table:table-cell/>
          <table:table-cell office:value-type="string" calcext:value-type="string">
            <text:p>ز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زَرْق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زرْ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تَأَمَّلْ لَوْنَ السَّمَاءِ، إِنَّه أَزْرَق" : مَا كَانَ لَوْنه الزّرْقَةَ. "دَخَلَ العمَّال بِبِذْلَتِهِم الزَّرْقَاءِ".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زَرْقاء</text:p>
          </table:table-cell>
          <table:table-cell/>
          <table:table-cell office:value-type="string" calcext:value-type="string">
            <text:p>ز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زْرَق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زَرْق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كانَتِ السَّماء زَرْقاءَ" : لَوْنها أَزْرَق زرْقَةَ السَّمَاءِ، صافِيَة الأَديمِ. 2."نَظَرَ إلى الزَّرْقاءِ، القبَّةِ الزَّرْقَاءِ" : السَّماءِ. 3."تَناوَلَ الزَّرْقاءَ" : الْخَمْرَ. 4."الرِّجال الزّرْق" : صِفَةٌ تطْلَق على بَعْضِ سكَّانِ الصَّحْراءِ وَمَنْ يَلْبَس مِنْهمْ أَلْبِسَةً زَرْقاءَ.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زُرْقٌ</text:p>
          </table:table-cell>
          <table:table-cell/>
          <table:table-cell office:value-type="string" calcext:value-type="string">
            <text:p>ز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زْرَق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زَرْقَاوَاتٌ</text:p>
          </table:table-cell>
          <table:table-cell/>
          <table:table-cell office:value-type="string" calcext:value-type="string">
            <text:p>ز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رْق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أَزْعَر</text:p>
          </table:table-cell>
          <table:table-cell/>
          <table:table-cell office:value-type="string" calcext:value-type="string">
            <text:p>زع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زَع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زع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َزْعَر" : قَلِيل الشَّعَرِ متَفَرِّقه.الأَزْعَر : القليل الشَّعر المتفرقه؛ يبحث الأزعر عن علاج لشعره علّه يزداد ويكثف مؤزَعْراء ج زعْرٌ. 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زَعْرَاءُ</text:p>
          </table:table-cell>
          <table:table-cell/>
          <table:table-cell office:value-type="string" calcext:value-type="string">
            <text:p>زع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زَع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زُعْرٌ</text:p>
          </table:table-cell>
          <table:table-cell/>
          <table:table-cell office:value-type="string" calcext:value-type="string">
            <text:p>زع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زْع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زَعْرَاوَاتٌ</text:p>
          </table:table-cell>
          <table:table-cell/>
          <table:table-cell office:value-type="string" calcext:value-type="string">
            <text:p>زع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عْر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زَعْرَى</text:p>
          </table:table-cell>
          <table:table-cell/>
          <table:table-cell office:value-type="string" calcext:value-type="string">
            <text:p>زع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زَعْر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أشْرَس</text:p>
          </table:table-cell>
          <table:table-cell/>
          <table:table-cell office:value-type="string" calcext:value-type="string">
            <text:p>ش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رْس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شرْ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النَّمِر أَشْرَس الحَيَواناتِ" : أَعْنَفها.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شَرْسَاءُ</text:p>
          </table:table-cell>
          <table:table-cell/>
          <table:table-cell office:value-type="string" calcext:value-type="string">
            <text:p>ش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َرْس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شُرْسٌ</text:p>
          </table:table-cell>
          <table:table-cell/>
          <table:table-cell office:value-type="string" calcext:value-type="string">
            <text:p>ش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شْرَس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شَرْسَاوَاتٌ</text:p>
          </table:table-cell>
          <table:table-cell/>
          <table:table-cell office:value-type="string" calcext:value-type="string">
            <text:p>شر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ْس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أَشْعَث</text:p>
          </table:table-cell>
          <table:table-cell/>
          <table:table-cell office:value-type="string" calcext:value-type="string">
            <text:p>شعث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عْث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شعْث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أَشْعَث الشَّعْرِ": مغْبَرٌّ، متَلَبِّدٌ.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شَعْثَاءُ</text:p>
          </table:table-cell>
          <table:table-cell/>
          <table:table-cell office:value-type="string" calcext:value-type="string">
            <text:p>شعث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َعْث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شُعْثٌ</text:p>
          </table:table-cell>
          <table:table-cell/>
          <table:table-cell office:value-type="string" calcext:value-type="string">
            <text:p>شعث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ْعَث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شَعْثَاوَاتٌ</text:p>
          </table:table-cell>
          <table:table-cell/>
          <table:table-cell office:value-type="string" calcext:value-type="string">
            <text:p>شعث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عْث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شَعْوَاء</text:p>
          </table:table-cell>
          <table:table-cell/>
          <table:table-cell office:value-type="string" calcext:value-type="string">
            <text:p>شع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شعواوات;شعواءات</text:p>
          </table:table-cell>
          <table:table-cell table:number-columns-repeated="2"/>
          <table:table-cell office:value-type="string" calcext:value-type="string">
            <text:p>DwDz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شَعْوَاء-شَعْوَاء [ش ع و] (صف). 1."شَنَّ عَلَيْهِ حَرْباً شَعْوَاءَ": حَرْباً عَنِيفَةً مِنْ كلِّ جِهَةٍ. "غَارَةٌ شَعْوَاء". 2."شَجَرَةٌ شَعْوَاء" : منْتَشِرَة الأَغْصَانِ.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شَعْوَاوَاتٌ</text:p>
          </table:table-cell>
          <table:table-cell/>
          <table:table-cell office:value-type="string" calcext:value-type="string">
            <text:p>شع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عْثَاوَات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شَعْوَاءَاتٌ</text:p>
          </table:table-cell>
          <table:table-cell/>
          <table:table-cell office:value-type="string" calcext:value-type="string">
            <text:p>شع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عْو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أَشْقَر</text:p>
          </table:table-cell>
          <table:table-cell/>
          <table:table-cell office:value-type="string" calcext:value-type="string">
            <text:p>شق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قْر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شق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كانَ أَشْقَرَ اللَّوْنِ" : مَنْ يَميل لَوْنه إلى الشّقْرَةِ، أَيْ مَنْ كانَتْ بَشَرَته حَمْراءَ، تَميل إلى البَياضِ مَعَ شَعْرٍ مذَهَّبٍ ناصِعٍ. "كانَ مِنْ بَيْنِ السّيَّاحِ فَتاةٌ شَقْراء".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شَقْرَاء</text:p>
          </table:table-cell>
          <table:table-cell/>
          <table:table-cell office:value-type="string" calcext:value-type="string">
            <text:p>شق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شْقَر 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َق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(صف). "شَقْرَاء مِنْ بِلاَدِ الْغَرْبِ" : مَنْ كَانَ لَوْن شَعْرِهَا يَمِيل إِلَى صفْرَةٍ ذَهَبِيَّةٍ، كَمَا تطْلَق هَذِهِ الصِّفَة عَلَى مَنْ تَخَلَّلَ بَيَاضَ جِسْمِهِ حمْرَةٌ صَافِيَةٌ.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شُقْرٌ</text:p>
          </table:table-cell>
          <table:table-cell/>
          <table:table-cell office:value-type="string" calcext:value-type="string">
            <text:p>شق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ْق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شَقْرَاوَاتٌ</text:p>
          </table:table-cell>
          <table:table-cell/>
          <table:table-cell office:value-type="string" calcext:value-type="string">
            <text:p>شق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ق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أَشَلّ</text:p>
          </table:table-cell>
          <table:table-cell/>
          <table:table-cell office:value-type="string" calcext:value-type="string">
            <text:p>شل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لاَّ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شلّ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َشَلّ" : مصابٌ في عضْوٍ مِنْ أَعْضائِهِ بِالشَّلَلِ يَجْعَله عاجِزاً عَنِ الحَرَكَةِ. "يَدٌ شَلاَّء".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شَلْاَء</text:p>
          </table:table-cell>
          <table:table-cell/>
          <table:table-cell office:value-type="string" calcext:value-type="string">
            <text:p>شل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شُلٌّ</text:p>
          </table:table-cell>
          <table:table-cell/>
          <table:table-cell office:value-type="string" calcext:value-type="string">
            <text:p>شل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َلّ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شَلَّى</text:p>
          </table:table-cell>
          <table:table-cell/>
          <table:table-cell office:value-type="string" calcext:value-type="string">
            <text:p>شل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شَلَّاوَاتٌ</text:p>
          </table:table-cell>
          <table:table-cell/>
          <table:table-cell office:value-type="string" calcext:value-type="string">
            <text:p>شل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ُلّ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أَشَمّ</text:p>
          </table:table-cell>
          <table:table-cell/>
          <table:table-cell office:value-type="string" calcext:value-type="string">
            <text:p>شم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مّ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شمّ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يطِلّ على الْمَدينَةِ جَبَلٌ أَشَمّ" : جَبَلٌ عالٍ. 2."أَكَمَةٌ شَم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شَمَّاء</text:p>
          </table:table-cell>
          <table:table-cell/>
          <table:table-cell office:value-type="string" calcext:value-type="string">
            <text:p>شم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شَمّ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َمّ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جِبَالٌ شَمَّاء" : عَالِيَةٌ، مرْتَفِعَةٌ.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شُمٌّ</text:p>
          </table:table-cell>
          <table:table-cell/>
          <table:table-cell office:value-type="string" calcext:value-type="string">
            <text:p>شم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َمّ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شَمَّاوَاتٌ</text:p>
          </table:table-cell>
          <table:table-cell/>
          <table:table-cell office:value-type="string" calcext:value-type="string">
            <text:p>شم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مّ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أَشْنَع</text:p>
          </table:table-cell>
          <table:table-cell/>
          <table:table-cell office:value-type="string" calcext:value-type="string">
            <text:p>شن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نْعَاءُ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ُنْ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شْنَع-أَشْنَع [ش ن ع] (صف). ج: شنْعٌ. مؤ: شَنْع الأشْنَع : المتصف بالقبح؛ هو أشنع ولكنه ذكيّ.- من الأيام: أكرهها وأعسرها؛ كان يوم الفراق أشنع الأيام مؤ شَنْعَاء ج شنْعٌ.</text:p>
            <text:p/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شَنْعَاءُ</text:p>
          </table:table-cell>
          <table:table-cell/>
          <table:table-cell office:value-type="string" calcext:value-type="string">
            <text:p>شن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شُنْعٌ</text:p>
          </table:table-cell>
          <table:table-cell/>
          <table:table-cell office:value-type="string" calcext:value-type="string">
            <text:p>شن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ْن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شَنْعَى</text:p>
          </table:table-cell>
          <table:table-cell/>
          <table:table-cell office:value-type="string" calcext:value-type="string">
            <text:p>شن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شَنْعَاوَاتٌ</text:p>
          </table:table-cell>
          <table:table-cell/>
          <table:table-cell office:value-type="string" calcext:value-type="string">
            <text:p>شن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ُنْع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أَشْهَب</text:p>
          </table:table-cell>
          <table:table-cell/>
          <table:table-cell office:value-type="string" calcext:value-type="string">
            <text:p>شه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هْب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شهْ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وَلَدٌ أَشْهَب": وَلَدٌ خالَطَ البَياض سَوادَ شَعْرِهِ.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شَهْبَاء</text:p>
          </table:table-cell>
          <table:table-cell/>
          <table:table-cell office:value-type="string" calcext:value-type="string">
            <text:p>شه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شْهَب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َهْب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اِمْرَأَةٌ شَهْبَاء": مبَرْقَشَة اللَّوْنِ. 2."سَنَةٌ شَهْبَاء" : جَدْبَاء، سَنَةٌ عَرَفَتْ جَفَافاً. 3."أَرْضٌ شَهْبَاء" : قَاحِلَةٌ. 4."جِبَالٌ شَهْبَاء" : جِ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شُهْبٌ</text:p>
          </table:table-cell>
          <table:table-cell/>
          <table:table-cell office:value-type="string" calcext:value-type="string">
            <text:p>شه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ْهَب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شَهْبَاوَاتٌ</text:p>
          </table:table-cell>
          <table:table-cell/>
          <table:table-cell office:value-type="string" calcext:value-type="string">
            <text:p>شه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هْب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أَشْوَس</text:p>
          </table:table-cell>
          <table:table-cell/>
          <table:table-cell office:value-type="string" calcext:value-type="string">
            <text:p>ش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وْس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شوسٌ;أَشاوِس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مجاهِدٌ أَشْوَس": جَرِيءٌ، شجاعٌ شَديد المِراسِ في القِتالِ.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شَوْسَاءُ</text:p>
          </table:table-cell>
          <table:table-cell/>
          <table:table-cell office:value-type="string" calcext:value-type="string">
            <text:p>ش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أَشَاوِسُ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شُوْسٌ</text:p>
          </table:table-cell>
          <table:table-cell/>
          <table:table-cell office:value-type="string" calcext:value-type="string">
            <text:p>ش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ْوَس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أَشَاوِسُ</text:p>
          </table:table-cell>
          <table:table-cell/>
          <table:table-cell office:value-type="string" calcext:value-type="string">
            <text:p>ش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وْسَاءُ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شَوْسَاوَاتٌ</text:p>
          </table:table-cell>
          <table:table-cell/>
          <table:table-cell office:value-type="string" calcext:value-type="string">
            <text:p>ش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ُوْس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أَشْوَهُ</text:p>
          </table:table-cell>
          <table:table-cell/>
          <table:table-cell office:value-type="string" calcext:value-type="string">
            <text:p>ش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وْهَاءُ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ُوْه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<text:s/>رجل <text:s/>أَشْوَه <text:s/>قبيح الوجهِ . يقال : <text:s/>شاهَ <text:s/>وجْهه <text:s/>يَشوه <text:s/>وقد <text:s/>شوَّهَه <text:s/>الله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شَوْهَاءُ</text:p>
          </table:table-cell>
          <table:table-cell/>
          <table:table-cell office:value-type="string" calcext:value-type="string">
            <text:p>شو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َوْه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شَوْهَاء-شَوْهَاء [ش و هـ] (صف). "اِمْرَأَةٌ شَوْهَاء" : اِمْرَأَةٌ قَبِيحَة الْمَنْظَرِ.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شُوْهٌ</text:p>
          </table:table-cell>
          <table:table-cell/>
          <table:table-cell office:value-type="string" calcext:value-type="string">
            <text:p>شو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ْوَه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شَوْهَاوَاتٌ</text:p>
          </table:table-cell>
          <table:table-cell/>
          <table:table-cell office:value-type="string" calcext:value-type="string">
            <text:p>شو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وْه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شَوْهَى</text:p>
          </table:table-cell>
          <table:table-cell/>
          <table:table-cell office:value-type="string" calcext:value-type="string">
            <text:p>شو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أَشْيَب</text:p>
          </table:table-cell>
          <table:table-cell/>
          <table:table-cell office:value-type="string" calcext:value-type="string">
            <text:p>شي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يْبَاءُ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ُيْ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شْيَب-أَشْيَب [ش ي ب] (صف). "رَجلٌ أَشْيَب": مَنْ بِرَأْسِهِ شَيْبٌ.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شَيْبَاءُ</text:p>
          </table:table-cell>
          <table:table-cell/>
          <table:table-cell office:value-type="string" calcext:value-type="string">
            <text:p>شي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َيْب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شُيْبٌ</text:p>
          </table:table-cell>
          <table:table-cell/>
          <table:table-cell office:value-type="string" calcext:value-type="string">
            <text:p>شي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ْيَب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شَيْبَاوَاتٌ</text:p>
          </table:table-cell>
          <table:table-cell/>
          <table:table-cell office:value-type="string" calcext:value-type="string">
            <text:p>شي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يْب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أَصْفَر</text:p>
          </table:table-cell>
          <table:table-cell/>
          <table:table-cell office:value-type="string" calcext:value-type="string">
            <text:p>صف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َفْر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صف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قَميصٌ أَصْفَر" : لَوْنه بِهِ صفْرَةٌ، أَيْ ما يشْبِه لَوْنَ محِّ البَيْضِ. "يَصْبِغ بِأَلْوانٍ مخْتَلِفَةٍ: بِالأَحْمَرِ والأَخْضَرِ وَالأَصْفَرِ"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صَفْرَاء</text:p>
          </table:table-cell>
          <table:table-cell/>
          <table:table-cell office:value-type="string" calcext:value-type="string">
            <text:p>صف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صْف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صَف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عَادَتْ صَفْرَاءَ الوَجْهِ" : عَادَتْ بِلَوْنٍ شَاحِبٍ. 2."فِي جِيدِهَا الصَّفْرَاء" : الذَّهَب. 3."الصَّفْرَاء" : سَائِلٌ مرٌّ جِدّاً يخْتَزَن فِي كِيسِ الْمَرَارَةِ، لَوْنه أَصْفَر. 4."ضَحْك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صُفْرٌ</text:p>
          </table:table-cell>
          <table:table-cell/>
          <table:table-cell office:value-type="string" calcext:value-type="string">
            <text:p>صف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ْف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صَفْرَاوَاتٌ</text:p>
          </table:table-cell>
          <table:table-cell/>
          <table:table-cell office:value-type="string" calcext:value-type="string">
            <text:p>صف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ف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أَصْلَد</text:p>
          </table:table-cell>
          <table:table-cell/>
          <table:table-cell office:value-type="string" calcext:value-type="string">
            <text:p>صل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َلْد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صلْ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َصْلَد" : شَديد الصَّلابَةِ.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صَلْدَاءُ</text:p>
          </table:table-cell>
          <table:table-cell/>
          <table:table-cell office:value-type="string" calcext:value-type="string">
            <text:p>صل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صَلْد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صُلْدٌ</text:p>
          </table:table-cell>
          <table:table-cell/>
          <table:table-cell office:value-type="string" calcext:value-type="string">
            <text:p>صل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ْلَد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صَلْدَاوَاتٌ</text:p>
          </table:table-cell>
          <table:table-cell/>
          <table:table-cell office:value-type="string" calcext:value-type="string">
            <text:p>صل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لْد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أَصْلَع</text:p>
          </table:table-cell>
          <table:table-cell/>
          <table:table-cell office:value-type="string" calcext:value-type="string">
            <text:p>صل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َلْع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صلْ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هو أَصْلَع" : أَيْ فَقَدَ شَعْرَ رَأْسِهِ، ذو صَلْعَةٍ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صَلْعَاء</text:p>
          </table:table-cell>
          <table:table-cell/>
          <table:table-cell office:value-type="string" calcext:value-type="string">
            <text:p>صل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صْلَع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صَلْع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أَرْضٌ صَلْعَاء" : أَرْضٌ جَرْدَاء لاَ شَجَرَ بِهَا.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صُلْعٌ</text:p>
          </table:table-cell>
          <table:table-cell/>
          <table:table-cell office:value-type="string" calcext:value-type="string">
            <text:p>صل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ْل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صَلْعَاوَاتٌ</text:p>
          </table:table-cell>
          <table:table-cell/>
          <table:table-cell office:value-type="string" calcext:value-type="string">
            <text:p>صل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لْع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صَلْعَى</text:p>
          </table:table-cell>
          <table:table-cell/>
          <table:table-cell office:value-type="string" calcext:value-type="string">
            <text:p>صل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صَلْع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أَصَمّ</text:p>
          </table:table-cell>
          <table:table-cell/>
          <table:table-cell office:value-type="string" calcext:value-type="string">
            <text:p>صم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َمّ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صمّ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هوَ أَصَمّ أَبْكَم" : لاَ يَسْمَع (أَطْرَش)، وَلاَ يَتَكَلَّم، أَخْرَس.هود آية 24 مَثَل الفَريقَيْنِ كَالأعْمَى والأَصَمِّ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صَمَّاء</text:p>
          </table:table-cell>
          <table:table-cell/>
          <table:table-cell office:value-type="string" calcext:value-type="string">
            <text:p>صم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صَمّ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صَمّ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(صف). 1."لَمْ يَعْرِفْ فِي الْبِدَايَةِ أَنَّهَا صَمَّاء" : لاَ تَسْمَع. 2."أَرْضٌ صَمَّاء" : غَلِيظَةٌ يَابِسَةٌ. 3."صَخْرَةٌ صَمَّ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صُمٌّ</text:p>
          </table:table-cell>
          <table:table-cell/>
          <table:table-cell office:value-type="string" calcext:value-type="string">
            <text:p>صم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َمّ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صَمَّاوَاتٌ</text:p>
          </table:table-cell>
          <table:table-cell/>
          <table:table-cell office:value-type="string" calcext:value-type="string">
            <text:p>صم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مّ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أَصْهَب</text:p>
          </table:table-cell>
          <table:table-cell/>
          <table:table-cell office:value-type="string" calcext:value-type="string">
            <text:p>صه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َهْب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صهْ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َصْهَب": مَنْ يخالِط بَياضَ بَشَرَتِهِ حمْرَةٌ ، "اِمْ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صَهْبَاء</text:p>
          </table:table-cell>
          <table:table-cell/>
          <table:table-cell office:value-type="string" calcext:value-type="string">
            <text:p>صه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صْهَب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صَهْب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لاَ يَقْرب الصَّهْبَاءَ" : الْخَمْرَ.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صُهْبٌ</text:p>
          </table:table-cell>
          <table:table-cell/>
          <table:table-cell office:value-type="string" calcext:value-type="string">
            <text:p>صه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ْهَب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صَهْبَاوَاتٌ</text:p>
          </table:table-cell>
          <table:table-cell/>
          <table:table-cell office:value-type="string" calcext:value-type="string">
            <text:p>صه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هْب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أَطْرَش</text:p>
          </table:table-cell>
          <table:table-cell/>
          <table:table-cell office:value-type="string" calcext:value-type="string">
            <text:p>ط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طَرْش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طرْش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إِنَّه أَطْرَش" : لا يَسْمَع، أَصَمّ.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طَرْشَاء</text:p>
          </table:table-cell>
          <table:table-cell/>
          <table:table-cell office:value-type="string" calcext:value-type="string">
            <text:p>ط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طْرَش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طَرْش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: الفَاقِدَة لِحَاسَّةِ السَّمْعِ.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طُرْشٌ</text:p>
          </table:table-cell>
          <table:table-cell/>
          <table:table-cell office:value-type="string" calcext:value-type="string">
            <text:p>ط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طْرَش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طَرْشَاوَاتٌ</text:p>
          </table:table-cell>
          <table:table-cell/>
          <table:table-cell office:value-type="string" calcext:value-type="string">
            <text:p>ط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رْش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طَرْشَى</text:p>
          </table:table-cell>
          <table:table-cell/>
          <table:table-cell office:value-type="string" calcext:value-type="string">
            <text:p>ط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طَرْش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أَعْجَف</text:p>
          </table:table-cell>
          <table:table-cell/>
          <table:table-cell office:value-type="string" calcext:value-type="string">
            <text:p>عج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جْف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ِجاف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حَيَوانٌ أَعْجَفٌ" : مَهْزولٌ.يوسف آية 43إِنِّي أَرَى سَبْعَ بَقَراتٍ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عَجْفَاء</text:p>
          </table:table-cell>
          <table:table-cell/>
          <table:table-cell office:value-type="string" calcext:value-type="string">
            <text:p>عج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جَف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جْف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أَرْضٌ عَجْفَاء": لاَ نَبَاتَ فِيهَا. 2."لِثَةٌ عَجْفَاء " : ظَمْأَى. 3. "شَفَتَانِ عَجْفَاوَانِ" : رَقِيقَتَانِ، لَطِيفَتَانِ.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عِجَافٌ</text:p>
          </table:table-cell>
          <table:table-cell/>
          <table:table-cell office:value-type="string" calcext:value-type="string">
            <text:p>عج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عْجَف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عَجْفَاوَاتٌ</text:p>
          </table:table-cell>
          <table:table-cell/>
          <table:table-cell office:value-type="string" calcext:value-type="string">
            <text:p>عج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ْف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عَجْفَى</text:p>
          </table:table-cell>
          <table:table-cell/>
          <table:table-cell office:value-type="string" calcext:value-type="string">
            <text:p>عج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جْف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أَعْجَم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جْم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جمٌ;أَعاجِم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رَجلٌ أَعْجَم" : مَنْ لا يحْسِن النّطْقَ بِاللّغَةِ العَرَبِيَّةِ وَلا يفْصِح،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عَجْمَاءُ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ج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عُجْمٌ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عْج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عَجْمَاوَاتٌ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أَعَاجِمُ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ُجْم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أعْرَج</text:p>
          </table:table-cell>
          <table:table-cell/>
          <table:table-cell office:value-type="string" calcext:value-type="string">
            <text:p>عر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رْج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رْ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صَارَ أعْرَجَ منْذ حَادِثَةِ السَّيَّارَةِ" : أصِيبَ فِي رِجْلِهِ وَأصْبَحَتْ خَطَوَات رِجْلَيْهِ متَفَاوِتَةً.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عَرْجَاء</text:p>
          </table:table-cell>
          <table:table-cell/>
          <table:table-cell office:value-type="string" calcext:value-type="string">
            <text:p>عر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رَج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رْج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اِمْرَأَةٌ، شَاةٌ عَرْجَاء": بِهَا عَرَجٌ، أَيْ تَغْمِز بِرِجْلِهَا وَهِيَ تَمْشِي.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عُرْجٌ</text:p>
          </table:table-cell>
          <table:table-cell/>
          <table:table-cell office:value-type="string" calcext:value-type="string">
            <text:p>عر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رَج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عَرْجَاوَاتٌ</text:p>
          </table:table-cell>
          <table:table-cell/>
          <table:table-cell office:value-type="string" calcext:value-type="string">
            <text:p>عر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رْج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عَرْجَى</text:p>
          </table:table-cell>
          <table:table-cell/>
          <table:table-cell office:value-type="string" calcext:value-type="string">
            <text:p>عر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رْج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أعْزَب</text:p>
          </table:table-cell>
          <table:table-cell/>
          <table:table-cell office:value-type="string" calcext:value-type="string">
            <text:p>عز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زْب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زْ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أخْتِي متَزَوِّجَةٌ وَأخِي أعْزَب" : شَابٌّ لَمْ يَتَزَوَّجْ بَعْد. "هَلْ أخْته مَازَالَتْ عَزْبَاءَ".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عَزْبَاء</text:p>
          </table:table-cell>
          <table:table-cell/>
          <table:table-cell office:value-type="string" calcext:value-type="string">
            <text:p>عز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زَب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زْب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فَتَاةٌ عَزْبَاء" : لاَ زَوْجَ لَهَا.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عُزْبٌ</text:p>
          </table:table-cell>
          <table:table-cell/>
          <table:table-cell office:value-type="string" calcext:value-type="string">
            <text:p>عز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زَب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عَزْبَاوَاتٌ</text:p>
          </table:table-cell>
          <table:table-cell/>
          <table:table-cell office:value-type="string" calcext:value-type="string">
            <text:p>عز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زْب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أَعْزَل</text:p>
          </table:table-cell>
          <table:table-cell/>
          <table:table-cell office:value-type="string" calcext:value-type="string">
            <text:p>عز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زْلاَ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زَّ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كانَ أعْزَلَ لَمَّا حَاصَروه فِي بَيْتِهِ" : لَمْ يَكنْ مَعَه سِلاَحٌ. o "اِسْتَوْلَى الاِسْتِعْمَار عَلَى الْمَدِينَةِ بِالقوَّةِ وَأهْلهَا عزَّلٌ" : لَمْ يَكنْ بِيَدِهِمْ سِلاَحٌ للِدِّفَاعِ عَنْ أنْفسِهِمْ.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عَزْلاَء</text:p>
          </table:table-cell>
          <table:table-cell/>
          <table:table-cell office:value-type="string" calcext:value-type="string">
            <text:p>عز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زَل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زْل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كَانَتْ عَزْلاَءَ" : لاَ سِلاَحَ مَعَهَا.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عُزْلٌ</text:p>
          </table:table-cell>
          <table:table-cell/>
          <table:table-cell office:value-type="string" calcext:value-type="string">
            <text:p>عز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عْز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عَزْلَاوَاتٌ</text:p>
          </table:table-cell>
          <table:table-cell/>
          <table:table-cell office:value-type="string" calcext:value-type="string">
            <text:p>عز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زْلاَ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أعْسَر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س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س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منْذ صِغَرِهِ وَهوَ أعْسَر" : يَكْتب وَيَأْكل وَيَشْتَغِل بِيَدِهِ اليسْرَى.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عَسْرَاء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س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س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هِيَ عَسْرَاء" : تَعْمَل بِيَدِهَا اليسْرَى.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عُسْرٌ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س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عَسْرَاوَاتٌ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س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أعْشَى</text:p>
          </table:table-cell>
          <table:table-cell/>
          <table:table-cell office:value-type="string" calcext:value-type="string">
            <text:p>ع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شْو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شْو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َعْشَى" : صَارَ بَصَره ضَعِيفاً.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عَشْوَاء</text:p>
          </table:table-cell>
          <table:table-cell/>
          <table:table-cell office:value-type="string" calcext:value-type="string">
            <text:p>ع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شَى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عشواوات;عشواءات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z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يَخْبِط خَبْطَ عَشْوَاءَ" : يَتَصَرَّف عَلَى غَيْرِ عِلْمٍ وَلاَ بَصِيرَةٍ. 2."رَكِبَ العَشْوَاءَ" : سَارَ فِي أَمْرِهِ عَلَى غَيْرِ هدىً وَلاَ بَصِيرَةٍ، خَبَطَ. 3."همْ فِي عَشْوَاءَ مِنْ أَمْرِهِمْ" : فِي حَيْرَةٍ وَتَخَبّطٍ. 4."دَخَلَ فِي العَشْوَاءِ" : فِي الظّلْمَةِ.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عُشْوٌ</text:p>
          </table:table-cell>
          <table:table-cell/>
          <table:table-cell office:value-type="string" calcext:value-type="string">
            <text:p>ع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ش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عَشْوَاوَاتٌ</text:p>
          </table:table-cell>
          <table:table-cell/>
          <table:table-cell office:value-type="string" calcext:value-type="string">
            <text:p>ع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شْو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عَشْوَاءَاتٌ</text:p>
          </table:table-cell>
          <table:table-cell/>
          <table:table-cell office:value-type="string" calcext:value-type="string">
            <text:p>ع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ُشْو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عَشْوَى</text:p>
          </table:table-cell>
          <table:table-cell/>
          <table:table-cell office:value-type="string" calcext:value-type="string">
            <text:p>ع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عشواوات;عشواءات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أعْقَف</text:p>
          </table:table-cell>
          <table:table-cell/>
          <table:table-cell office:value-type="string" calcext:value-type="string">
            <text:p>عق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قْف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قْف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 "هوَ أعْقَف" : أعْوَج. 2. "خَطٌّ أعْقَف" : منْحَنٍ.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عَقْفَاءُ</text:p>
          </table:table-cell>
          <table:table-cell/>
          <table:table-cell office:value-type="string" calcext:value-type="string">
            <text:p>عق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قْف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عُقْفٌ</text:p>
          </table:table-cell>
          <table:table-cell/>
          <table:table-cell office:value-type="string" calcext:value-type="string">
            <text:p>عق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قَف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عَقْفَاوَاتٌ</text:p>
          </table:table-cell>
          <table:table-cell/>
          <table:table-cell office:value-type="string" calcext:value-type="string">
            <text:p>عق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قْف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عَقْفَى</text:p>
          </table:table-cell>
          <table:table-cell/>
          <table:table-cell office:value-type="string" calcext:value-type="string">
            <text:p>عق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قْف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أعْمَش</text:p>
          </table:table-cell>
          <table:table-cell/>
          <table:table-cell office:value-type="string" calcext:value-type="string">
            <text:p>عم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مْش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مْش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عْمَش-أعْمَش [ع م ش]. ج: عمْشٌ، مؤ: عَمْشَاء. (صف). "وَلَدٌ أعْمَش": ضَعفَ بَصَر عَيْنِهِ معَ سَيَلانِ دَمْعِهَا فِي أكْثَرِ الأوْقَاتِ.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عَمْشَاءُ</text:p>
          </table:table-cell>
          <table:table-cell/>
          <table:table-cell office:value-type="string" calcext:value-type="string">
            <text:p>عم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مْش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عُمْشٌ</text:p>
          </table:table-cell>
          <table:table-cell/>
          <table:table-cell office:value-type="string" calcext:value-type="string">
            <text:p>عم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مَش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عَمْشَاوَاتٌ</text:p>
          </table:table-cell>
          <table:table-cell/>
          <table:table-cell office:value-type="string" calcext:value-type="string">
            <text:p>عم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مْش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عَمْشَى</text:p>
          </table:table-cell>
          <table:table-cell/>
          <table:table-cell office:value-type="string" calcext:value-type="string">
            <text:p>عم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مْش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أعْمى</text:p>
          </table:table-cell>
          <table:table-cell/>
          <table:table-cell office:value-type="string" calcext:value-type="string">
            <text:p>عم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مْي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مْيٌ;عمْيانٌ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إنَّ الأعْمَى يَنْتَظِر مسَاعَدَةً مِنْ أحَدِ الْمَارَّةِ" : مَنْ لاَ يبْصِر. "أنا الَّذِي نَظَرَ الأعْمَى إلَى أدَبِي". (المتنبي) "شَعَرْت أنِّي كنْت جَامِداً فَأيْقَظَنِي، وأعْمَى فأبْصَرَنِي". (أ. أمين).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عَمْيَاءُ</text:p>
          </table:table-cell>
          <table:table-cell/>
          <table:table-cell office:value-type="string" calcext:value-type="string">
            <text:p>عم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مْي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عُمْيٌ</text:p>
          </table:table-cell>
          <table:table-cell/>
          <table:table-cell office:value-type="string" calcext:value-type="string">
            <text:p>عم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م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عَمْيَاوَاتٌ</text:p>
          </table:table-cell>
          <table:table-cell/>
          <table:table-cell office:value-type="string" calcext:value-type="string">
            <text:p>عم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مْي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عَمْيَى</text:p>
          </table:table-cell>
          <table:table-cell/>
          <table:table-cell office:value-type="string" calcext:value-type="string">
            <text:p>عم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مْي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أعْنَق</text:p>
          </table:table-cell>
          <table:table-cell/>
          <table:table-cell office:value-type="string" calcext:value-type="string">
            <text:p>عن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نْق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نْ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لاَ أعْنَقَ مِنْه" : لاَ أحَدَ أطْوَل مِنْه عنقاً. "إنَّها العَنْقَاء الوَحِيدَة بَيْنَ النِّسَاءِ".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عَنْقَاء</text:p>
          </table:table-cell>
          <table:table-cell/>
          <table:table-cell office:value-type="string" calcext:value-type="string">
            <text:p>عنقاء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نَق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نْق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ج: عنْقٌ. مذ: أَعْنَق. 1."اِرْتَقَى عَنْقَاءَ الْجَبَلِ" : قِمَّتَه. 2."تَلَّةٌ عَنْقَاء" : مرْتَفِعَةٌ طَوِيلَةٌ. 3."الْعَنْقَاء" : طَائِرٌ وَهْمِيٌّ لاَ وجودَ لَه إِلاَّ فِي تَصَوّرِ الإِنْسَانِ وَخَيَالِهِ. "أَيْقَنْت أَنَّ الْمسْتَحِيلَ ثَلاَثَةٌ : الْغول وَالعَنْقَاء وَالْخِلّ الوَفِيّ".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عُنْقٌ</text:p>
          </table:table-cell>
          <table:table-cell/>
          <table:table-cell office:value-type="string" calcext:value-type="string">
            <text:p>عنقاء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نَق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عَنْقَاوَاتٌ</text:p>
          </table:table-cell>
          <table:table-cell/>
          <table:table-cell office:value-type="string" calcext:value-type="string">
            <text:p>عنقاء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نْق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أعْوَج</text:p>
          </table:table-cell>
          <table:table-cell/>
          <table:table-cell office:value-type="string" calcext:value-type="string">
            <text:p>ع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وْج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و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 "سَارَ فِي دَرْبٍ أعْوَجَ" : بِهِ الْتِوَاءاتٌ، اِنْحِنَاءاتٌ. 2. "رَجلٌ أعْوَج" : صَعْب المِرَاسِ، قَلِقٌ، حَادّ الطَّبْعِ. 3. "وَقَفَ حَائِراً أمَامَ خطوطٍ عَوْجَاءَ" : ملْتَوِيَةٍ.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عَوْجَاء</text:p>
          </table:table-cell>
          <table:table-cell/>
          <table:table-cell office:value-type="string" calcext:value-type="string">
            <text:p>ع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وَج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وْج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اِمْرَأَةٌ عَوْجَاء" : بِهَا عِوَجٌ، منْحَنِيَةٌ.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عُوْجٌ</text:p>
          </table:table-cell>
          <table:table-cell/>
          <table:table-cell office:value-type="string" calcext:value-type="string">
            <text:p>ع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وَج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عَوْجَاوَاتٌ</text:p>
          </table:table-cell>
          <table:table-cell/>
          <table:table-cell office:value-type="string" calcext:value-type="string">
            <text:p>ع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وْج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عَوْجَى</text:p>
          </table:table-cell>
          <table:table-cell/>
          <table:table-cell office:value-type="string" calcext:value-type="string">
            <text:p>ع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وَج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وْج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أعْوَر</text:p>
          </table:table-cell>
          <table:table-cell/>
          <table:table-cell office:value-type="string" calcext:value-type="string">
            <text:p>ع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و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و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 "أصِيبَ فِي إحْدَى عَيْنَيْهِ فصَارَ أعْوَرَ" : مَنْ فَقَدَ إحْدَى عَيْنَيْهِ. 2. "كلّ مَا ينْجِزه يؤَكِّد أنَّه أعْوَر" : لاَ ينْجِز إلاَّ مَا هوَ سَيِّ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عَوْرَاء</text:p>
          </table:table-cell>
          <table:table-cell/>
          <table:table-cell office:value-type="string" calcext:value-type="string">
            <text:p>ع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و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و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 "اِمْرَأَةٌ عَوْرَاء" : مَنْ ذَهَبَ بَصَرهَا. 2. "أَتَى بِعَوْرَاءَ" : بِكَلِمَةٍ شَنِيعَةٍ، قَبِيحَةٍ، الْفَعْلَة الشَّنْعَاء. 3. "لَيْلَةٌ عَوْرَاء الْقرِّ" : لَيْسَ فِيهَا بَرْدٌ. 4."أَرْضٌ عَوْرَاء" : لاَ مَاءَ فِيهَا.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عُوْرٌ</text:p>
          </table:table-cell>
          <table:table-cell/>
          <table:table-cell office:value-type="string" calcext:value-type="string">
            <text:p>ع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و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عَوْرَاوَاتٌ</text:p>
          </table:table-cell>
          <table:table-cell/>
          <table:table-cell office:value-type="string" calcext:value-type="string">
            <text:p>ع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و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عَوْرَى</text:p>
          </table:table-cell>
          <table:table-cell/>
          <table:table-cell office:value-type="string" calcext:value-type="string">
            <text:p>عو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و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وْر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أعْوَز</text:p>
          </table:table-cell>
          <table:table-cell/>
          <table:table-cell office:value-type="string" calcext:value-type="string">
            <text:p>عو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وْز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وز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هوَ مِنْ أعْوَزِ أهْلِ الحَيِّ" : مِنْ أفْقَرِهِمْ،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عَوْزَاءُ</text:p>
          </table:table-cell>
          <table:table-cell/>
          <table:table-cell office:value-type="string" calcext:value-type="string">
            <text:p>عو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وْز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عُوْزٌ</text:p>
          </table:table-cell>
          <table:table-cell/>
          <table:table-cell office:value-type="string" calcext:value-type="string">
            <text:p>عو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وَز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عَوْزَاوَاتٌ</text:p>
          </table:table-cell>
          <table:table-cell/>
          <table:table-cell office:value-type="string" calcext:value-type="string">
            <text:p>عو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وْز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أعْوَص</text:p>
          </table:table-cell>
          <table:table-cell/>
          <table:table-cell office:value-type="string" calcext:value-type="string">
            <text:p>عو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وْص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وص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كَلامٌ أعْوَص" : كلاَمٌ صَعْبٌ، غامِضٌ غَرِيبٌ.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عَوْصَاءُ</text:p>
          </table:table-cell>
          <table:table-cell/>
          <table:table-cell office:value-type="string" calcext:value-type="string">
            <text:p>عو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عَوْص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عُوْصٌ</text:p>
          </table:table-cell>
          <table:table-cell/>
          <table:table-cell office:value-type="string" calcext:value-type="string">
            <text:p>عو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وَص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عَوْصَاوَاتٌ</text:p>
          </table:table-cell>
          <table:table-cell/>
          <table:table-cell office:value-type="string" calcext:value-type="string">
            <text:p>عوص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وْص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أغْبَر</text:p>
          </table:table-cell>
          <table:table-cell/>
          <table:table-cell office:value-type="string" calcext:value-type="string">
            <text:p>غب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َب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غب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 "خَرَجَ مِنَ المِطْحَنَةِ أَغْبَرَ" : لَوْنه بِهِ غبْرَةٌ. 2."الجوع الأَغْبَر" : الشَّدِيد. 3. "يَعْوِي الأَغْبَر" : الذِّئْب.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غَبْرَاء</text:p>
          </table:table-cell>
          <table:table-cell/>
          <table:table-cell office:value-type="string" calcext:value-type="string">
            <text:p>غب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غْب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غَب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اِنْتَشَرَ فِي الغَبْرَاءِ" : فِي الأَرْضِ. مَا أَقَلَّتِ الغَبْرَاء وَلاَ أَظَلَّتِ الصَّحْرَاء (حديث). 2."بَنو الغَبْرَاءِ" : الفقَرَاء. 3."سَنَةٌ غَبْرَاء" : مجْدِبَةٌ.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غُبْرٌ</text:p>
          </table:table-cell>
          <table:table-cell/>
          <table:table-cell office:value-type="string" calcext:value-type="string">
            <text:p>غب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غْب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غَبْرَاوَاتٌ</text:p>
          </table:table-cell>
          <table:table-cell/>
          <table:table-cell office:value-type="string" calcext:value-type="string">
            <text:p>غب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ب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أغَرّ</text:p>
          </table:table-cell>
          <table:table-cell/>
          <table:table-cell office:value-type="string" calcext:value-type="string">
            <text:p>غر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َرّ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غُرّ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عَزِيزِي الأغَرّ": الكَرِيم، أي كَرِيم الأفْعَالِ وَجَمِيلهَا، الوَاضِح فِي أعْمَالِهِ وَأفْعَالِهِ، السَّيِّد الشَّرِيف. 2. "اليَوْم الأَغَرّ" : اليَوْم الخالِد، الشَّاهِد. "فِي مثْلِ هَذَا اليَوْمِ الأغَرِّ ا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غَرَّاءٌ</text:p>
          </table:table-cell>
          <table:table-cell/>
          <table:table-cell office:value-type="string" calcext:value-type="string">
            <text:p>غر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غَرّ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غَرّ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جَرِيدَةٌ غَرَّاء" : محْتَرَمَةٌ.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شُمٌّ</text:p>
          </table:table-cell>
          <table:table-cell/>
          <table:table-cell office:value-type="string" calcext:value-type="string">
            <text:p>غر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غَرّ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غَرَّاوَاتٌ</text:p>
          </table:table-cell>
          <table:table-cell/>
          <table:table-cell office:value-type="string" calcext:value-type="string">
            <text:p>غر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رَّاء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أفْطَح</text:p>
          </table:table-cell>
          <table:table-cell/>
          <table:table-cell office:value-type="string" calcext:value-type="string">
            <text:p>فط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َطْح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فَطْح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وَلَدٌ أفْطَح" : عَرِيض الرَّأْسِ والأنْفِ.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فَطْحَاءُ</text:p>
          </table:table-cell>
          <table:table-cell/>
          <table:table-cell office:value-type="string" calcext:value-type="string">
            <text:p>فط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فَطْح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فُطْحٌ</text:p>
          </table:table-cell>
          <table:table-cell/>
          <table:table-cell office:value-type="string" calcext:value-type="string">
            <text:p>فط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فْطَح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فَطْحَاوَاتٌ</text:p>
          </table:table-cell>
          <table:table-cell/>
          <table:table-cell office:value-type="string" calcext:value-type="string">
            <text:p>فط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طْح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أفْطَس</text:p>
          </table:table-cell>
          <table:table-cell/>
          <table:table-cell office:value-type="string" calcext:value-type="string">
            <text:p>فط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َطْساءٌ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فطْ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لَه أَنْفٌ أفْطَس" : مَنِ انْخَفَضَتْ قَصَبَة أنْفِهِ.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فَطْسَاء</text:p>
          </table:table-cell>
          <table:table-cell/>
          <table:table-cell office:value-type="string" calcext:value-type="string">
            <text:p>فط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فْطَس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فَطْس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اِمْرَأَةٌ فَطْسَاء" : مَنِ انْخَفَضَتْ قَصَبَة أَنْفِهَا.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فُطْسٌ</text:p>
          </table:table-cell>
          <table:table-cell/>
          <table:table-cell office:value-type="string" calcext:value-type="string">
            <text:p>فط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فْطَس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فَطْسَاوَاتٌ</text:p>
          </table:table-cell>
          <table:table-cell/>
          <table:table-cell office:value-type="string" calcext:value-type="string">
            <text:p>فط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طْس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فَطْسَى</text:p>
          </table:table-cell>
          <table:table-cell/>
          <table:table-cell office:value-type="string" calcext:value-type="string">
            <text:p>فط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فَطْس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أَفْقَع</text:p>
          </table:table-cell>
          <table:table-cell/>
          <table:table-cell office:value-type="string" calcext:value-type="string">
            <text:p>فق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َقْع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فقْ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ثَوْبٌ أَفْقَع" : شَديد البَياضِ.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فَقْعَاءُ</text:p>
          </table:table-cell>
          <table:table-cell/>
          <table:table-cell office:value-type="string" calcext:value-type="string">
            <text:p>فق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فَقْع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فُقْعٌ</text:p>
          </table:table-cell>
          <table:table-cell/>
          <table:table-cell office:value-type="string" calcext:value-type="string">
            <text:p>فق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فْق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فَقْعَاوَاتٌ</text:p>
          </table:table-cell>
          <table:table-cell/>
          <table:table-cell office:value-type="string" calcext:value-type="string">
            <text:p>فق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قْع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أَقْتَم</text:p>
          </table:table-cell>
          <table:table-cell/>
          <table:table-cell office:value-type="string" calcext:value-type="string">
            <text:p>ق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َتْم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قتْ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يَوْمٌ أقْتَم" : أَيْ كانَ لَوْنه يَميل إلى الغَبَرَةِ والحمْرَةِ.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قَتْمَاءُ</text:p>
          </table:table-cell>
          <table:table-cell/>
          <table:table-cell office:value-type="string" calcext:value-type="string">
            <text:p>ق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قَت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قُتْمٌ</text:p>
          </table:table-cell>
          <table:table-cell/>
          <table:table-cell office:value-type="string" calcext:value-type="string">
            <text:p>ق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قْت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قَتْمَاوَاتٌ</text:p>
          </table:table-cell>
          <table:table-cell/>
          <table:table-cell office:value-type="string" calcext:value-type="string">
            <text:p>ق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ت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أقْرَح</text:p>
          </table:table-cell>
          <table:table-cell/>
          <table:table-cell office:value-type="string" calcext:value-type="string">
            <text:p>قر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َرْح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قرْح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فَرَسٌ أقْرَح" : فِي جَبْهَتِهِ قرْحَةٌ، أَيْ بَياضٌ مدَوَّرٌ. 2."حدِيقَةٌ 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قَرْحَاءُ</text:p>
          </table:table-cell>
          <table:table-cell/>
          <table:table-cell office:value-type="string" calcext:value-type="string">
            <text:p>قر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قَرْح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قُرْحٌ</text:p>
          </table:table-cell>
          <table:table-cell/>
          <table:table-cell office:value-type="string" calcext:value-type="string">
            <text:p>قر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قْرَح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قَرْحَاوَاتٌ</text:p>
          </table:table-cell>
          <table:table-cell/>
          <table:table-cell office:value-type="string" calcext:value-type="string">
            <text:p>قر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رْح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أقْرَع</text:p>
          </table:table-cell>
          <table:table-cell/>
          <table:table-cell office:value-type="string" calcext:value-type="string">
            <text:p>قر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َرْع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قرْ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صارَ الوَلَد أقْرَعَ" : فَقَدَ شَعْرَ رَأسِهِ بِسَبَبِ عِلَّةٍ. 2."سَلَّ الأقْرَعَ" : السَّيْفَ الجَيِّدَ الجَدِيدَ. 3."حَبَلٌ أقْرَع" : لا نَباتَ فِيهِ. 4."قِدْحٌ أَقْرَع" : قِدْحٌ صكَّ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قَرْعَاء</text:p>
          </table:table-cell>
          <table:table-cell/>
          <table:table-cell office:value-type="string" calcext:value-type="string">
            <text:p>قر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قْرَع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قَرْع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 أَرْضٌ قَرْعَاء" : أَرْضٌ خَالِيَةٌ مِنَ النَّبَاتِ. 2."جَاءَ بِالسَّوْءةِ القَرْعَاءِ" : الْ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قُرْعٌ</text:p>
          </table:table-cell>
          <table:table-cell/>
          <table:table-cell office:value-type="string" calcext:value-type="string">
            <text:p>قر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قْر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قَرْعَاوَاتٌ</text:p>
          </table:table-cell>
          <table:table-cell/>
          <table:table-cell office:value-type="string" calcext:value-type="string">
            <text:p>قر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رْع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قَرْعَى</text:p>
          </table:table-cell>
          <table:table-cell/>
          <table:table-cell office:value-type="string" calcext:value-type="string">
            <text:p>قر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قَرْع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أقْمَر</text:p>
          </table:table-cell>
          <table:table-cell/>
          <table:table-cell office:value-type="string" calcext:value-type="string">
            <text:p>ق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َم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قم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وَجْهٌ أقْمَر" : مشَبَّهٌ بِالقَمَرِ. 2."سَحَابٌ أقْمَر" : مل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قَمْرَاءُ</text:p>
          </table:table-cell>
          <table:table-cell/>
          <table:table-cell office:value-type="string" calcext:value-type="string">
            <text:p>ق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قَم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قُمْرٌ</text:p>
          </table:table-cell>
          <table:table-cell/>
          <table:table-cell office:value-type="string" calcext:value-type="string">
            <text:p>ق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قْم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قَمْرَاوَاتٌ</text:p>
          </table:table-cell>
          <table:table-cell/>
          <table:table-cell office:value-type="string" calcext:value-type="string">
            <text:p>ق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مْر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أكْحَل</text:p>
          </table:table-cell>
          <table:table-cell/>
          <table:table-cell office:value-type="string" calcext:value-type="string">
            <text:p>كح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َحْلاَ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كحْ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أكْحَل العَيْنَيْنِ" : ذو كحْلٍ. 2.: 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كَحْلاَء</text:p>
          </table:table-cell>
          <table:table-cell/>
          <table:table-cell office:value-type="string" calcext:value-type="string">
            <text:p>كح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كْحَل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كَحْل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كَحْلاَء العَيْنِ" : مَنْ كَانَتْ عَيْنهَا شَدِيدَةَ السَّوَادِ.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كُحْلٌ</text:p>
          </table:table-cell>
          <table:table-cell/>
          <table:table-cell office:value-type="string" calcext:value-type="string">
            <text:p>كح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كْح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كَحْلَاوَاتٌ</text:p>
          </table:table-cell>
          <table:table-cell/>
          <table:table-cell office:value-type="string" calcext:value-type="string">
            <text:p>كح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حْلاَ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أكْرَش</text:p>
          </table:table-cell>
          <table:table-cell/>
          <table:table-cell office:value-type="string" calcext:value-type="string">
            <text:p>ك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َرْش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كرْش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كْرَش" : عَظِيم البَطْنِ. "لاَ أكْرَشَ مِنْه".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كَرْشَاءُ</text:p>
          </table:table-cell>
          <table:table-cell/>
          <table:table-cell office:value-type="string" calcext:value-type="string">
            <text:p>ك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كَرْش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كُرْشٌ</text:p>
          </table:table-cell>
          <table:table-cell/>
          <table:table-cell office:value-type="string" calcext:value-type="string">
            <text:p>ك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كْرَش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كَرْشَاوَاتٌ</text:p>
          </table:table-cell>
          <table:table-cell/>
          <table:table-cell office:value-type="string" calcext:value-type="string">
            <text:p>كر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رْش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أَلْثَغ</text:p>
          </table:table-cell>
          <table:table-cell/>
          <table:table-cell office:value-type="string" calcext:value-type="string">
            <text:p>لثغ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َثْغ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لثْغ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وَلَدٌ ألْثَغ" : مَنْ كَانَتْ بِلِسَانِهِ لَثْغَةٌ، أَيْ يَنْطِق السِّينَ ثَاءً وَالرَّاءَ عَيْنَاً أوْ يَاءً.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لَثْغَاء</text:p>
          </table:table-cell>
          <table:table-cell/>
          <table:table-cell office:value-type="string" calcext:value-type="string">
            <text:p>لثغ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لْثَغ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لَثْغ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فَتَاةٌ لَثْغَاء" : أَيْ تَقْلِب السِّينَ تَاءً أَوِ الرَّاءَ غَيْناً.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لُثْغٌ</text:p>
          </table:table-cell>
          <table:table-cell/>
          <table:table-cell office:value-type="string" calcext:value-type="string">
            <text:p>لثغ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لْثَغ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لَثْغَاوَاتٌ</text:p>
          </table:table-cell>
          <table:table-cell/>
          <table:table-cell office:value-type="string" calcext:value-type="string">
            <text:p>لثغ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ثْغ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لَثْعَى</text:p>
          </table:table-cell>
          <table:table-cell/>
          <table:table-cell office:value-type="string" calcext:value-type="string">
            <text:p>لثغ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لَثْغ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أَلْسَن</text:p>
          </table:table-cell>
          <table:table-cell/>
          <table:table-cell office:value-type="string" calcext:value-type="string">
            <text:p>لس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َسْن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لسْ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 "رَجلٌ ألْسَن": فَصِيحٌ، بَلِيغٌ.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لَسْنَاءُ</text:p>
          </table:table-cell>
          <table:table-cell/>
          <table:table-cell office:value-type="string" calcext:value-type="string">
            <text:p>لس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لَسْن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لُسْنٌ</text:p>
          </table:table-cell>
          <table:table-cell/>
          <table:table-cell office:value-type="string" calcext:value-type="string">
            <text:p>لس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لْسَ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لَسْنَاوَاتٌ</text:p>
          </table:table-cell>
          <table:table-cell/>
          <table:table-cell office:value-type="string" calcext:value-type="string">
            <text:p>لس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سْن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أَلْكَن</text:p>
          </table:table-cell>
          <table:table-cell/>
          <table:table-cell office:value-type="string" calcext:value-type="string">
            <text:p>ل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َكْن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لكْ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طِفْلٌ ألْكَن" : ثَقِيل اللِّسَانِ، 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لَكْنَاءُ</text:p>
          </table:table-cell>
          <table:table-cell/>
          <table:table-cell office:value-type="string" calcext:value-type="string">
            <text:p>ل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لَكْن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لُكْنٌ</text:p>
          </table:table-cell>
          <table:table-cell/>
          <table:table-cell office:value-type="string" calcext:value-type="string">
            <text:p>ل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لْكَ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لَكْنَاوَاتٌ</text:p>
          </table:table-cell>
          <table:table-cell/>
          <table:table-cell office:value-type="string" calcext:value-type="string">
            <text:p>ل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كْن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لَكْنَى</text:p>
          </table:table-cell>
          <table:table-cell/>
          <table:table-cell office:value-type="string" calcext:value-type="string">
            <text:p>ل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لَكْن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أَلْمَع</text:p>
          </table:table-cell>
          <table:table-cell/>
          <table:table-cell office:value-type="string" calcext:value-type="string">
            <text:p>لم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َمْعَاءُ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لُمْ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لْمَع-أَلْمَع [ل م ع] (صف). "كَانَ مِنْ الْمَعِ زمَلائِهِ" : مِنْ أذْكَاهمْ وَأنْجَبِهِمْ.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لَمْعَاءُ</text:p>
          </table:table-cell>
          <table:table-cell/>
          <table:table-cell office:value-type="string" calcext:value-type="string">
            <text:p>لم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لَمْع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لُمْعٌ</text:p>
          </table:table-cell>
          <table:table-cell/>
          <table:table-cell office:value-type="string" calcext:value-type="string">
            <text:p>لم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لْم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لَمْعَاوَاتٌ</text:p>
          </table:table-cell>
          <table:table-cell/>
          <table:table-cell office:value-type="string" calcext:value-type="string">
            <text:p>لم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مْع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أَمْرَد</text:p>
          </table:table-cell>
          <table:table-cell/>
          <table:table-cell office:value-type="string" calcext:value-type="string">
            <text:p>م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َرْد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رْ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ما يَزال أَمْرَدَ" : لَمْ تَنْبتْ لِحْيَته بَعْد. "كانَ أْمَرَدَ وَسَطَ رِجالٍ لَهمْ لِحىً كَثيفَةٌ".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مَرْدَاءُ</text:p>
          </table:table-cell>
          <table:table-cell/>
          <table:table-cell office:value-type="string" calcext:value-type="string">
            <text:p>م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مَرْد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مُرْدٌ</text:p>
          </table:table-cell>
          <table:table-cell/>
          <table:table-cell office:value-type="string" calcext:value-type="string">
            <text:p>م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مْرَد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مَرْدَاوَاتٌ</text:p>
          </table:table-cell>
          <table:table-cell/>
          <table:table-cell office:value-type="string" calcext:value-type="string">
            <text:p>م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ْد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أَمْعَز</text:p>
          </table:table-cell>
          <table:table-cell/>
          <table:table-cell office:value-type="string" calcext:value-type="string">
            <text:p>مع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َعْز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عْزٌ;أَماعِز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أرْضٌ مَعْزاء" : صلْبَةٌ، كَثيرَة الحَصَى.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مَعْزَاءُ</text:p>
          </table:table-cell>
          <table:table-cell/>
          <table:table-cell office:value-type="string" calcext:value-type="string">
            <text:p>مع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أَمَاعِزُ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مُعْزٌ</text:p>
          </table:table-cell>
          <table:table-cell/>
          <table:table-cell office:value-type="string" calcext:value-type="string">
            <text:p>مع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مْعَز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أَمَاعِزُ</text:p>
          </table:table-cell>
          <table:table-cell/>
          <table:table-cell office:value-type="string" calcext:value-type="string">
            <text:p>مع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عْزَاءُ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مَعْزَاوَاتٌ</text:p>
          </table:table-cell>
          <table:table-cell/>
          <table:table-cell office:value-type="string" calcext:value-type="string">
            <text:p>معز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ُعْز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أَمْلَح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َلْح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لْح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نَباتٌ أَمْلَح" : النَّدَى الَّذِي يَسْقط لَيْلاً على النَّباتاتِ. 2."كَبْشٌ أَمْلَح" : أَسْوَد يَعْلو رَأْسَه بَياضٌ.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مَلْحَاءُ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مَلْح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مُلْحٌ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مْلَح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مَلْحَاوَاتٌ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لْح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أَمْلَس</text:p>
          </table:table-cell>
          <table:table-cell/>
          <table:table-cell office:value-type="string" calcext:value-type="string">
            <text:p>مل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َلْس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لْ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ثَوْبٌ أَمْلَس" : لَيِّنٌ، ناعِمٌ. 2."وَرَقَةٌ مَلْساء": مَصْقولَةٌ.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مَلْسَاء</text:p>
          </table:table-cell>
          <table:table-cell/>
          <table:table-cell office:value-type="string" calcext:value-type="string">
            <text:p>مل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مَلْس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(مؤنث أَمْلَس). 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مُلْسٌ</text:p>
          </table:table-cell>
          <table:table-cell/>
          <table:table-cell office:value-type="string" calcext:value-type="string">
            <text:p>مل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مْلَس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مَلْسَاوَاتٌ</text:p>
          </table:table-cell>
          <table:table-cell/>
          <table:table-cell office:value-type="string" calcext:value-type="string">
            <text:p>مل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لْس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أَمْلَط</text:p>
          </table:table-cell>
          <table:table-cell/>
          <table:table-cell office:value-type="string" calcext:value-type="string">
            <text:p>مل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َلْط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لْط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هوَ أَمْلَط" : لاَ شَعْرَ على جَسَدِهِ.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مَلْطَاءُ</text:p>
          </table:table-cell>
          <table:table-cell/>
          <table:table-cell office:value-type="string" calcext:value-type="string">
            <text:p>مل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مَلْط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مُلْطٌ</text:p>
          </table:table-cell>
          <table:table-cell/>
          <table:table-cell office:value-type="string" calcext:value-type="string">
            <text:p>مل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مْلَط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مَلْطَاوَاتٌ</text:p>
          </table:table-cell>
          <table:table-cell/>
          <table:table-cell office:value-type="string" calcext:value-type="string">
            <text:p>مل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لْط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أَنْصَب</text:p>
          </table:table-cell>
          <table:table-cell/>
          <table:table-cell office:value-type="string" calcext:value-type="string">
            <text:p>نص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صْب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نصْ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حَيَوانٌ أَنْصَب" : منْتَصِب القَرْنَيْنِ. 2."زَرافَةٌ نَصْباء" : مرْتَفِعَة الصَّدْرِ.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نَصْبَاءُ</text:p>
          </table:table-cell>
          <table:table-cell/>
          <table:table-cell office:value-type="string" calcext:value-type="string">
            <text:p>نص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نَصْب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نُصْبٌ</text:p>
          </table:table-cell>
          <table:table-cell/>
          <table:table-cell office:value-type="string" calcext:value-type="string">
            <text:p>نص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نْصَب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نَصْبَاوَاتٌ</text:p>
          </table:table-cell>
          <table:table-cell/>
          <table:table-cell office:value-type="string" calcext:value-type="string">
            <text:p>نص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صْب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أهْبَل</text:p>
          </table:table-cell>
          <table:table-cell/>
          <table:table-cell office:value-type="string" calcext:value-type="string">
            <text:p>هب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بْلاَ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بْ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إنَّه رَجلٌ أهْبَل" : فَاقِد العَقْلِ، أحْمَق.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هَبْلَاءُ</text:p>
          </table:table-cell>
          <table:table-cell/>
          <table:table-cell office:value-type="string" calcext:value-type="string">
            <text:p>هب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بْل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هُبْلٌ</text:p>
          </table:table-cell>
          <table:table-cell/>
          <table:table-cell office:value-type="string" calcext:value-type="string">
            <text:p>هب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هْب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هَبْلَاوَاتٌ</text:p>
          </table:table-cell>
          <table:table-cell/>
          <table:table-cell office:value-type="string" calcext:value-type="string">
            <text:p>هب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بْل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هَبْلَى</text:p>
          </table:table-cell>
          <table:table-cell/>
          <table:table-cell office:value-type="string" calcext:value-type="string">
            <text:p>هب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بْل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أَهْدَب</text:p>
          </table:table-cell>
          <table:table-cell/>
          <table:table-cell office:value-type="string" calcext:value-type="string">
            <text:p>ه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دْب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دْ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أهْدَب العَيْنَيْنِ" : مَنْ كَثرَتْ أشْفَار عَيْنَيْهِ وَطَالَ هَدْبهَا. "عَيْنٌ هَدْبَاء". 2."طَائِرٌ أهْدَب" : طَوِيل الرِّيشِ. 3."شَجَرَةٌ هَدْبَاء" : أغْصَانهَا وَأوْراقهَا كَثِيفَةٌ وَمتَدَلِّيَةٌ. 4."لِحْيَةٌ هَدْبَاء" : مسْتَرسِلَةٌ. 5."أذنٌ هَدْبَاء" : مسْتَرْخِيَةٌ.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هَدْبَاء</text:p>
          </table:table-cell>
          <table:table-cell/>
          <table:table-cell office:value-type="string" calcext:value-type="string">
            <text:p>ه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هْدَب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دْب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 "عَيْنٌ هَدْبَاء" : طَالَتْ أَشْفَارهَا. 2. "شَجَرَةٌ هَدْبَاء" : طَالَتْ أَغْصَانهَا وَتَدَلَّتْ. 3."أذنٌ هَدْبَاء" : متَدَلِّيَةٌ، مسْتَرْخِيَةٌ. 4."لِحْيَةٌ هَدْبَاء" : مسْتَرْسِلَةٌ.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هُدْبٌ</text:p>
          </table:table-cell>
          <table:table-cell/>
          <table:table-cell office:value-type="string" calcext:value-type="string">
            <text:p>ه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هْدَب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هَدْبَاوَاتٌ</text:p>
          </table:table-cell>
          <table:table-cell/>
          <table:table-cell office:value-type="string" calcext:value-type="string">
            <text:p>هد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دْب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أهْدَل</text:p>
          </table:table-cell>
          <table:table-cell/>
          <table:table-cell office:value-type="string" calcext:value-type="string">
            <text:p>هد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دْلاَ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دْ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هوَ أَهْدَل الشَّفَةِ" : مسْتَرْخِي الشَّفَةِ. "شَفةٌ هَدْلاَء".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هَدْلَاءُ</text:p>
          </table:table-cell>
          <table:table-cell/>
          <table:table-cell office:value-type="string" calcext:value-type="string">
            <text:p>هد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دْل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هُدْلٌ</text:p>
          </table:table-cell>
          <table:table-cell/>
          <table:table-cell office:value-type="string" calcext:value-type="string">
            <text:p>هد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هْد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هَدْلَاوَاتٌ</text:p>
          </table:table-cell>
          <table:table-cell/>
          <table:table-cell office:value-type="string" calcext:value-type="string">
            <text:p>هد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دْل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أَهْوَج</text:p>
          </table:table-cell>
          <table:table-cell/>
          <table:table-cell office:value-type="string" calcext:value-type="string">
            <text:p>ه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وْج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و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 1."هَوَ رَجلٌ أَهْوَج" : الأحْمَق، الأهْبَل الَّذِي طَالَ حمْقه، مَنْ بِهِ طَيْشٌ وَتَسَرّعٌ. 2."الأَهْوَج" : تطْلَق أيْضاً علَى الشّجَاعِ الَّذِي يَرْمِي بِنَفْسِهِ فِي سَاحَةِ الحَرْبِ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هَوْجَاء</text:p>
          </table:table-cell>
          <table:table-cell/>
          <table:table-cell office:value-type="string" calcext:value-type="string">
            <text:p>ه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هْوَج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وْج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اِمْرَأَةٌ هَوْجَاء" : حَمْقَاء. 2."نَاقَةٌ هَوْجَاء" : مسْرِعَةٌ كَأَنَّ بِهَا هَوَجٌ. 3."رِيحٌ هَوْجَاء" : متَدَارِكَة الْهبوبِ كَأَنَّ بِهَا هَوَجاً، أَي حمْقاً، طَيْشاً. 4."ضَرْبَةٌ هَوْجَاء" : الضَّرْبَة الْقَوِيَّة إِذَا هَجَمَتْ عَلَى الْجَوْفِ.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هُوْجٌ</text:p>
          </table:table-cell>
          <table:table-cell/>
          <table:table-cell office:value-type="string" calcext:value-type="string">
            <text:p>ه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هْوَج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هَوْجَاوَاتٌ</text:p>
          </table:table-cell>
          <table:table-cell/>
          <table:table-cell office:value-type="string" calcext:value-type="string">
            <text:p>ه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وْج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هَوْجَى</text:p>
          </table:table-cell>
          <table:table-cell/>
          <table:table-cell office:value-type="string" calcext:value-type="string">
            <text:p>هو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وْج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أهْوَس</text:p>
          </table:table-cell>
          <table:table-cell/>
          <table:table-cell office:value-type="string" calcext:value-type="string">
            <text:p>ه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وْس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و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أصْبَحَ رَجلاً أهْوَسَ" : مَنْ أصَابَه مَسٌّ مِنَ الجنونِ.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هَوْسَاءُ</text:p>
          </table:table-cell>
          <table:table-cell/>
          <table:table-cell office:value-type="string" calcext:value-type="string">
            <text:p>ه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وْس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هُوْسٌ</text:p>
          </table:table-cell>
          <table:table-cell/>
          <table:table-cell office:value-type="string" calcext:value-type="string">
            <text:p>ه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هْوَس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هَوْسَاوَاتٌ</text:p>
          </table:table-cell>
          <table:table-cell/>
          <table:table-cell office:value-type="string" calcext:value-type="string">
            <text:p>ه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وْس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هَوْسَى</text:p>
          </table:table-cell>
          <table:table-cell/>
          <table:table-cell office:value-type="string" calcext:value-type="string">
            <text:p>هو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وْس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أهْيَف</text:p>
          </table:table-cell>
          <table:table-cell/>
          <table:table-cell office:value-type="string" calcext:value-type="string">
            <text:p>هي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يْف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ِيف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رَجلٌ أهْيَف" : ضَامِر البَطْنِ رَقِيق الخَصْرِ. "النِّطَاقات الذَّهَبِيَّة الْملْتَفَّة على خَصْرٍ أَهيَفَ لا يَضيق بِها وإنْ عَرضَتْ".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هَيْفَاءُ</text:p>
          </table:table-cell>
          <table:table-cell/>
          <table:table-cell office:value-type="string" calcext:value-type="string">
            <text:p>هي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يْف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هُيْفٌ</text:p>
          </table:table-cell>
          <table:table-cell/>
          <table:table-cell office:value-type="string" calcext:value-type="string">
            <text:p>هي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هْيَف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هَيْفَاوَاتٌ</text:p>
          </table:table-cell>
          <table:table-cell/>
          <table:table-cell office:value-type="string" calcext:value-type="string">
            <text:p>هي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ف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أهْيَق</text:p>
          </table:table-cell>
          <table:table-cell/>
          <table:table-cell office:value-type="string" calcext:value-type="string">
            <text:p>هي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يْق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ِي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زراَفَةٌ هَيْقَاء": طَوِيلَة العنقِ.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هَيْقَاءُ</text:p>
          </table:table-cell>
          <table:table-cell/>
          <table:table-cell office:value-type="string" calcext:value-type="string">
            <text:p>هي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يْق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هُيْقٌ</text:p>
          </table:table-cell>
          <table:table-cell/>
          <table:table-cell office:value-type="string" calcext:value-type="string">
            <text:p>هي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هْيَق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هَيْقَاوَاتٌ</text:p>
          </table:table-cell>
          <table:table-cell/>
          <table:table-cell office:value-type="string" calcext:value-type="string">
            <text:p>هي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ق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أوْجَل</text:p>
          </table:table-cell>
          <table:table-cell/>
          <table:table-cell office:value-type="string" calcext:value-type="string">
            <text:p>و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جْلَاءُ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وُجْ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وْجَل-أوْجَل [و ج ل] (صف). "رَجلٌ أوْجَل" : خائِفٌ.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وَجْلَاءُ</text:p>
          </table:table-cell>
          <table:table-cell/>
          <table:table-cell office:value-type="string" calcext:value-type="string">
            <text:p>و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وَجْل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وُجْلٌ</text:p>
          </table:table-cell>
          <table:table-cell/>
          <table:table-cell office:value-type="string" calcext:value-type="string">
            <text:p>و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وْج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وَجْلَاوَاتٌ</text:p>
          </table:table-cell>
          <table:table-cell/>
          <table:table-cell office:value-type="string" calcext:value-type="string">
            <text:p>و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جْل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أوْرَق</text:p>
          </table:table-cell>
          <table:table-cell/>
          <table:table-cell office:value-type="string" calcext:value-type="string">
            <text:p>و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رْق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ورْ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1."لَوْنٌ أوْرَق" : لَوْنه لَوْن الرَّمَادِ. 2."شابٌّ أوْرَق" : أسْمَر. 3. "عامٌ أوْرَق" : لا مَطَرَ فِيهِ. 4."زَمَانٌ أوْرَق" : جَدْبٌ قَاحِلٌ لا خَصْبَ فِيهِ. 5.: الذِّئْب. 6.:‏ الرَّماد.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وَرْقَاء</text:p>
          </table:table-cell>
          <table:table-cell/>
          <table:table-cell office:value-type="string" calcext:value-type="string">
            <text:p>و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وَرَاقٍ;وَرَاقَى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: أنْثَى أَوْرَق، الْحَمَامَة الَّتِي لَوْنهَا كَالرَّمَادِ فِيهِ سَوَادٌ.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وُرْقٌ</text:p>
          </table:table-cell>
          <table:table-cell/>
          <table:table-cell office:value-type="string" calcext:value-type="string">
            <text:p>و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وْرَق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وَرْقَاوَاتٌ</text:p>
          </table:table-cell>
          <table:table-cell/>
          <table:table-cell office:value-type="string" calcext:value-type="string">
            <text:p>و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رْق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أوْرَكَ</text:p>
          </table:table-cell>
          <table:table-cell/>
          <table:table-cell office:value-type="string" calcext:value-type="string">
            <text:p>ورك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رْك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ورْك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صف). "اِمْرَأةٌ وَرْكَاء" : عَظِيمَة الوَرِكِ، أيْ ألْيَتها عَظيمَةٌ. "رَجلٌ أورَك".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وَرْكَاءُ</text:p>
          </table:table-cell>
          <table:table-cell/>
          <table:table-cell office:value-type="string" calcext:value-type="string">
            <text:p>ورك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وَرْك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وُرْكٌ</text:p>
          </table:table-cell>
          <table:table-cell/>
          <table:table-cell office:value-type="string" calcext:value-type="string">
            <text:p>ورك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وْرَكَ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وَرْكَاوَاتٌ</text:p>
          </table:table-cell>
          <table:table-cell/>
          <table:table-cell office:value-type="string" calcext:value-type="string">
            <text:p>ورك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رْك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أَوْكَس</text:p>
          </table:table-cell>
          <table:table-cell/>
          <table:table-cell office:value-type="string" calcext:value-type="string">
            <text:p>وك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كْسَاءُ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وُكْ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وْكَس-أَوْكَس [و ك س] (صف). "رَجلٌ أوْكَس" : سَيِّئ الحَظِّ، أوخَسيسٌ خَبِيثٌ.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وَكْسَاءُ</text:p>
          </table:table-cell>
          <table:table-cell/>
          <table:table-cell office:value-type="string" calcext:value-type="string">
            <text:p>وك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وَكْس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وُكْسٌ</text:p>
          </table:table-cell>
          <table:table-cell/>
          <table:table-cell office:value-type="string" calcext:value-type="string">
            <text:p>وك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وْكَس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وَكْسَاوَاتٌ</text:p>
          </table:table-cell>
          <table:table-cell/>
          <table:table-cell office:value-type="string" calcext:value-type="string">
            <text:p>وك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كْس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أبجر</text:p>
          </table:table-cell>
          <table:table-cell/>
          <table:table-cell office:value-type="string" calcext:value-type="string">
            <text:p>بح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جر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بجر;بجرا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لأَبْجَر : العظيم البطن، مؤ بَجْراء ج بجْر، وبجْرانٌ.-: حبل السفينة ج أَبَاجِر.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بَجْرَاءُ</text:p>
          </table:table-cell>
          <table:table-cell/>
          <table:table-cell office:value-type="string" calcext:value-type="string">
            <text:p>بح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بَج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بُجْرٌ</text:p>
          </table:table-cell>
          <table:table-cell/>
          <table:table-cell office:value-type="string" calcext:value-type="string">
            <text:p>بح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بج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بَجْرَاوَاتٌ</text:p>
          </table:table-cell>
          <table:table-cell/>
          <table:table-cell office:value-type="string" calcext:value-type="string">
            <text:p>بح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جْر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بُجْرَانُ</text:p>
          </table:table-cell>
          <table:table-cell/>
          <table:table-cell office:value-type="string" calcext:value-type="string">
            <text:p>بح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ُجْر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أخْرَق</text:p>
          </table:table-cell>
          <table:table-cell/>
          <table:table-cell office:value-type="string" calcext:value-type="string">
            <text:p>خ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َرْقَاء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خُرْ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الأَخْرَق : الأحمق. -: من لم يحسن الصنعة؛ طرده ربّ العمل إذ وجده أخرق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خَرْقَاء</text:p>
          </table:table-cell>
          <table:table-cell/>
          <table:table-cell office:value-type="string" calcext:value-type="string">
            <text:p>خ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خْرَق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خَرْق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 "خَرقَاء فِي تَصَرّفِهَا" : الْبَلْهَاء، الْبَلِيدَة. " لَيْسَ لَدَيْنَا الوَقْت لِكَيْ نضَيِّعَه الآنَ فِي اجْتِهَادَاتٍ وَأفْكَ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خُرْقٌ</text:p>
          </table:table-cell>
          <table:table-cell/>
          <table:table-cell office:value-type="string" calcext:value-type="string">
            <text:p>خ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خْرَق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خَرْقَاوَاتٌ</text:p>
          </table:table-cell>
          <table:table-cell/>
          <table:table-cell office:value-type="string" calcext:value-type="string">
            <text:p>خ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رْق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خَرْقَى</text:p>
          </table:table-cell>
          <table:table-cell/>
          <table:table-cell office:value-type="string" calcext:value-type="string">
            <text:p>خ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خَرْق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أَرْقَط</text:p>
          </table:table-cell>
          <table:table-cell/>
          <table:table-cell office:value-type="string" calcext:value-type="string">
            <text:p>رق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قْطاء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ُقْط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<text:s/>[ر ق ط]. (صف). "حَيَوَانٌ أَرْقَط" : جِلْده مرَكَّبٌ مِنْ لَوْنَيْنِ، إِمَّا بِهِ بَيَاضٌ تخَالِطه نقَطٌ سودٌ أَوْ عَكْس ذَلِكَ. <text:s/>"حَيَّة رَقْطَاء".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رَقْطاء</text:p>
          </table:table-cell>
          <table:table-cell/>
          <table:table-cell office:value-type="string" calcext:value-type="string">
            <text:p>رق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رْقَط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َقْط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حَيَّةٌ رَقْطاء" : حَيَّةٌ عَلَيْها نقَط سَوادٍ وَبَياضٍ وَهِيَ نَوْعٌ مِنَ الحَيَّاتِ.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رُقْطٌ</text:p>
          </table:table-cell>
          <table:table-cell/>
          <table:table-cell office:value-type="string" calcext:value-type="string">
            <text:p>رق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رْقَط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رَقْطَاوَاتٌ</text:p>
          </table:table-cell>
          <table:table-cell/>
          <table:table-cell office:value-type="string" calcext:value-type="string">
            <text:p>رقط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قْط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أَشْهَل</text:p>
          </table:table-cell>
          <table:table-cell/>
          <table:table-cell office:value-type="string" calcext:value-type="string">
            <text:p>شه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هْلاَء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ُهْ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الأشْهَل : من في إنسان عينيه شيءمن الحمرة، مؤ شَهْلاَء ج شهْلٌ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شَهْلاَء</text:p>
          </table:table-cell>
          <table:table-cell/>
          <table:table-cell office:value-type="string" calcext:value-type="string">
            <text:p>شه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شْهَل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شَهْل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لَهَا عَيْنٌ شَهْلاَء": اِمْتِزَاج سَوَادِهَا بِزرْقَةٍ.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شُهْلٌ</text:p>
          </table:table-cell>
          <table:table-cell/>
          <table:table-cell office:value-type="string" calcext:value-type="string">
            <text:p>شه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شْه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شَهْلَاوَاتٌ</text:p>
          </table:table-cell>
          <table:table-cell/>
          <table:table-cell office:value-type="string" calcext:value-type="string">
            <text:p>شه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هْلاَ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أعْرَف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رْف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عرْف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العَرْفَاء مؤَنَّث الأعرف والضبع لكثرة شعر رقبتها. وناقة عرفاء أي سنامها صار لها كالعرف أو صار على عنقها مثل العرْف.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عَرْفَاء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عْرَف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عرْف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قِمَّةٌ عَرْفَاء" : مرْتَفِعَةٌ. 2. (حو) : ضَبعٌ.وَلِي دونَكمْ أَهْلونَ سِيدٌ عَمَلَّسٌ*وَأَرْقَط زهْلـولٌ وَعَرْفَـاء جَيْـأَل (الشنفرى).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عُرْفٌ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عْرَف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عَرْفَاوَاتٌ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رْف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أَنْجَل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جْلاَء</text:p>
          </table:table-cell>
          <table:table-cell office:value-type="string" calcext:value-type="string">
            <text:p>أَنْجَل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نَجْلاَوَات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النَّجْلاء : مذ أنْجَل.- من العيون: الواسعة الحسنة؛ طعنةٌ نجلاء، أي واسعةٌ/ ليلةٌ نجلاء، أي طويلةٌ ج نجْل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نَجْلاَء</text:p>
          </table:table-cell>
          <table:table-cell/>
          <table:table-cell office:value-type="string" calcext:value-type="string">
            <text:p>ن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نْجَل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نَجْلاَ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عَيْنٌ نَجْلاَء" : وَاسِعَةٌ. "عَيْنَانِ نَجْلاَوَانِ". 2."طَعَنَه طَعْنَةً نَجْلاَءَ" : طَعْنَةً قَاتِلَةً. 3. "نَجْلاء" : اِسْم عَلَمٍ للإِنَاثِ.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نُجْلٌ</text:p>
          </table:table-cell>
          <table:table-cell/>
          <table:table-cell office:value-type="string" calcext:value-type="string">
            <text:p>ن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نْجَل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نَجْلَاوَاتٌ</text:p>
          </table:table-cell>
          <table:table-cell/>
          <table:table-cell office:value-type="string" calcext:value-type="string">
            <text:p>ن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جْلاَ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أغَنّ</text:p>
          </table:table-cell>
          <table:table-cell/>
          <table:table-cell office:value-type="string" calcext:value-type="string">
            <text:p>أغ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َنّ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غنّ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ج: غنٌّ. مؤ: غَنَّاء. 1. "رَجلٌ أغَنّ" : ذو غنَّةٍ، وَهِيَ صَوْتٌ يَخْرج مِنَ الْخَيَاشِيمِ. 2. "مَكَانٌ أغَنّ" : كَثِير الشَّجَرِ وَالعشْبِ. "حَدِيقَةٌ غَنَّاء".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غَنْاَء</text:p>
          </table:table-cell>
          <table:table-cell/>
          <table:table-cell office:value-type="string" calcext:value-type="string">
            <text:p>أغ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غَنّ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غُنٌّ</text:p>
          </table:table-cell>
          <table:table-cell/>
          <table:table-cell office:value-type="string" calcext:value-type="string">
            <text:p>أغ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غَنّ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غَنَّاوَاتٌ</text:p>
          </table:table-cell>
          <table:table-cell/>
          <table:table-cell office:value-type="string" calcext:value-type="string">
            <text:p>أغ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نْاَ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أَيْمَن</text:p>
          </table:table-cell>
          <table:table-cell/>
          <table:table-cell office:value-type="string" calcext:value-type="string">
            <text:p>أيم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يَمْن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يمْ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ج: يمْنٌ. مؤ: يَمْنَاء. "رَجلٌ أيْمَن" : ذو يمْنٍ وَبَرَكَةٍ.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يَمْنَاءُ</text:p>
          </table:table-cell>
          <table:table-cell/>
          <table:table-cell office:value-type="string" calcext:value-type="string">
            <text:p>أيم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يَمْن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يُمْنٌ</text:p>
          </table:table-cell>
          <table:table-cell/>
          <table:table-cell office:value-type="string" calcext:value-type="string">
            <text:p>أيم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يْمَ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يَمْنَاوَاتٌ</text:p>
          </table:table-cell>
          <table:table-cell/>
          <table:table-cell office:value-type="string" calcext:value-type="string">
            <text:p>أيم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مْن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أبْتَر</text:p>
          </table:table-cell>
          <table:table-cell/>
          <table:table-cell office:value-type="string" calcext:value-type="string">
            <text:p>بت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َت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بت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حَيَوَانٌ أَبتَر" : مَقْطوع الذَّنَبِ. 2."رَجلٌ أبْتَر" : لاَ ذرِّيَّةَ لَه.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بَتْراء</text:p>
          </table:table-cell>
          <table:table-cell/>
          <table:table-cell office:value-type="string" calcext:value-type="string">
            <text:p>بت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بْت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بَت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تِلْكَ حجَّةٌ بَتْراء": حجَّةٌ قاطِعَةٌ، نافِذَةٌ. 2."خطْبَةٌ بَتْراء" : الخطْبَة التِي لَمْ تسْتَهَلَّ بِالْبَسْمَلَةِ كَخطْبَةِ زيَادٍ التِي لَمْ يَبْدَأْ فيها بِحَمْدِ اللَّهِ.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بُتْرٌ</text:p>
          </table:table-cell>
          <table:table-cell/>
          <table:table-cell office:value-type="string" calcext:value-type="string">
            <text:p>بت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بْت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بَتْرَاوَاتٌ</text:p>
          </table:table-cell>
          <table:table-cell/>
          <table:table-cell office:value-type="string" calcext:value-type="string">
            <text:p>بت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تْر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أَجْدَع</text:p>
          </table:table-cell>
          <table:table-cell/>
          <table:table-cell office:value-type="string" calcext:value-type="string">
            <text:p>جد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دْع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دْ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رَجلٌ أجْدَع" : الْمَقْطوع الأَنْفِ. "هوَ أَجْدَع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جَدْعَاءُ</text:p>
          </table:table-cell>
          <table:table-cell/>
          <table:table-cell office:value-type="string" calcext:value-type="string">
            <text:p>جد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جَدْع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جُدْعٌ</text:p>
          </table:table-cell>
          <table:table-cell/>
          <table:table-cell office:value-type="string" calcext:value-type="string">
            <text:p>جد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جْد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جَدْعَاوَاتٌ</text:p>
          </table:table-cell>
          <table:table-cell/>
          <table:table-cell office:value-type="string" calcext:value-type="string">
            <text:p>جد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دْع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جَدْعَى</text:p>
          </table:table-cell>
          <table:table-cell/>
          <table:table-cell office:value-type="string" calcext:value-type="string">
            <text:p>جد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جَدْع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أجْمَع</text:p>
          </table:table-cell>
          <table:table-cell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مْع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جْمَعونَ</text:p>
          </table:table-cell>
          <table:table-cell table:number-columns-repeated="4"/>
          <table:table-cell office:value-type="string" calcext:value-type="string">
            <text:p>Pm</text:p>
          </table:table-cell>
          <table:table-cell table:number-columns-repeated="9"/>
          <table:table-cell office:value-type="string" calcext:value-type="string">
            <text:p>Non</text:p>
          </table:table-cell>
          <table:table-cell office:value-type="string" calcext:value-type="string">
            <text:p>. "حَضَرَ اللاَّعِبونَ أَجْمَع" : مِنْ ألْفَاظِ التَّوْكِيدِ، تَوْكِيد الحضورِ الجَمَاعِيِّ. "حَضَرَ أوْلاَد الحَيِّ أجْمَعهمْ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جَمْعَاءُ</text:p>
          </table:table-cell>
          <table:table-cell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جَمْعَاوَاتٌ</text:p>
          </table:table-cell>
          <table:table-cell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جْم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أَجْيَد</text:p>
          </table:table-cell>
          <table:table-cell/>
          <table:table-cell office:value-type="string" calcext:value-type="string">
            <text:p>جي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يْد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و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هوَ أَجْيَد العنقِ": مَنْ كَانَ طَوِيلَ العنقِ حَسَنَه. وَيقَال: "عنق أجْيَد" : أيْ وَصْف العنقِ نَفسِهِ بِأنَّه جَيِّد، حَسَن.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جَيْدَاءُ</text:p>
          </table:table-cell>
          <table:table-cell/>
          <table:table-cell office:value-type="string" calcext:value-type="string">
            <text:p>جي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جَيْد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جُوْدٌ</text:p>
          </table:table-cell>
          <table:table-cell/>
          <table:table-cell office:value-type="string" calcext:value-type="string">
            <text:p>جي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جْيَد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جَيْدَاوَاتٌ</text:p>
          </table:table-cell>
          <table:table-cell/>
          <table:table-cell office:value-type="string" calcext:value-type="string">
            <text:p>جي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يْد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أَحْنَف</text:p>
          </table:table-cell>
          <table:table-cell/>
          <table:table-cell office:value-type="string" calcext:value-type="string">
            <text:p>حن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نْفَاء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حْنَف-أَحْنَف [ح ن ف]. "رَجلٌ أَحْنَف" : رِجْله حَنْفَاء، أَيْ معْوَجَّةٌ إِلَى الدَّاخِلِ.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حَنْفَاء</text:p>
          </table:table-cell>
          <table:table-cell/>
          <table:table-cell office:value-type="string" calcext:value-type="string">
            <text:p>حن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حْنَف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نْف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: قَوْسٌ. 2.: موسَى. 3.: سلحْفَاةٌ مَائِيَّةٌ. 4.: حِرْبَاءةٌ. 5.: خادِمَةٌ تَكْسَل مَرَّةً وَتنْشَط مَرَّةً.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حُنْفٌ</text:p>
          </table:table-cell>
          <table:table-cell/>
          <table:table-cell office:value-type="string" calcext:value-type="string">
            <text:p>حن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حْنَف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حَنْفَاوَاتٌ</text:p>
          </table:table-cell>
          <table:table-cell/>
          <table:table-cell office:value-type="string" calcext:value-type="string">
            <text:p>حن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نْف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حَنْفَى</text:p>
          </table:table-cell>
          <table:table-cell/>
          <table:table-cell office:value-type="string" calcext:value-type="string">
            <text:p>حن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حَنْف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أَدْكَن</text:p>
          </table:table-cell>
          <table:table-cell/>
          <table:table-cell office:value-type="string" calcext:value-type="string">
            <text:p>د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َكْن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دكْ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هوَ أَدْكَن اللَّوْنِ": لَوْنه يَمِيل إِلَى السَّوَادِ، أَغْبَر اللَّوْنِ. "لاَ يَرَى ثَمَّةَ إلاَّ ثَوْباً أَدْكَنَ مغْبَرّاً". (م. ص. الرافعي).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دَكْناء</text:p>
          </table:table-cell>
          <table:table-cell/>
          <table:table-cell office:value-type="string" calcext:value-type="string">
            <text:p>د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دْكَن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دَكْن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سماءٌ دَكْناء" :يَكْتَنِفها سَحابٌ أَسْوَد. "سَحابَةٌ دَكْناء تَمْلأ السَّماءَ شَريطاً شَفَقِيّاً بَيْنَها وَبَيْنَ عَتَمَةِ البيوتِ". (أ. عبد الْمعْطِي حجازي).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دُكْنٌ</text:p>
          </table:table-cell>
          <table:table-cell/>
          <table:table-cell office:value-type="string" calcext:value-type="string">
            <text:p>د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دْكَ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دَكْنَاوَاتٌ</text:p>
          </table:table-cell>
          <table:table-cell/>
          <table:table-cell office:value-type="string" calcext:value-type="string">
            <text:p>دك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كْن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أَرْمَد</text:p>
          </table:table-cell>
          <table:table-cell/>
          <table:table-cell office:value-type="string" calcext:value-type="string">
            <text:p>رم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مْد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رمْ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وَلَدٌ أَرْمَد": الْمصَاب بِالرَّمَدِ. 2."ثَوْبٌ أَرْمَد" : لَوْنه لَوْن الرَّمَادِ.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رَمْدَاءُ</text:p>
          </table:table-cell>
          <table:table-cell/>
          <table:table-cell office:value-type="string" calcext:value-type="string">
            <text:p>رم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َمْد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رُمْدٌ</text:p>
          </table:table-cell>
          <table:table-cell/>
          <table:table-cell office:value-type="string" calcext:value-type="string">
            <text:p>رم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رْمَد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رَمْدَاوَاتٌ</text:p>
          </table:table-cell>
          <table:table-cell/>
          <table:table-cell office:value-type="string" calcext:value-type="string">
            <text:p>رم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مْد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رَمْدَى</text:p>
          </table:table-cell>
          <table:table-cell/>
          <table:table-cell office:value-type="string" calcext:value-type="string">
            <text:p>رم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َمْد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أَرْوَق</text:p>
          </table:table-cell>
          <table:table-cell/>
          <table:table-cell office:value-type="string" calcext:value-type="string">
            <text:p>رو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وْقَاء</text:p>
          </table:table-cell>
          <table:table-cell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ُوْ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 "وَلَدٌ أَرْوَق" : أَشْرَفَتْ ثَنَايَاه الْعلْيَا عَلَى السّفْلَى. 2. "عَامٌ أَرْوَق" : شَدِيدٌ. "سَنَةٌ رَوْقَاء".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رَوْقَاءُ</text:p>
          </table:table-cell>
          <table:table-cell/>
          <table:table-cell office:value-type="string" calcext:value-type="string">
            <text:p>رو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رَوْق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رُوْقٌ</text:p>
          </table:table-cell>
          <table:table-cell/>
          <table:table-cell office:value-type="string" calcext:value-type="string">
            <text:p>رو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رْوَق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رَوْقَاوَاتٌ</text:p>
          </table:table-cell>
          <table:table-cell/>
          <table:table-cell office:value-type="string" calcext:value-type="string">
            <text:p>رو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وْق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أَزْهَر</text:p>
          </table:table-cell>
          <table:table-cell/>
          <table:table-cell office:value-type="string" calcext:value-type="string">
            <text:p>زه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زَه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زه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أَزْهَر-أَزْهَر [ز هـ ر]. ج: زهْرٌ. مؤ: زَهْرَاء. 1."لَوْنٌ أَزْهَر": كل لَوْنٍ أَبْيَضَ صَافٍ مشْرِقٍ ومضيئٍ. 2.: القَمَر. يقال: "قَمَرٌ أَزْهَر". 3."وَجْهٌ أَزْهَر" : مشْرِق الوَجْهِ. 4.: الثَّوْر الوَحْشِيّ.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زَهْراء</text:p>
          </table:table-cell>
          <table:table-cell/>
          <table:table-cell office:value-type="string" calcext:value-type="string">
            <text:p>زه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زْه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زَه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1."زَهْراء الوَجْهِ" : مشْرِقَة الوَجْهِ، نَيِّرَةٌ، صافِيَة البَشَرَةِ. 2."فاطِمَة الزَّهْراء" : لَقَب السَّيِّدَةِ فاطِمَةَ بِنْتِ الرَّسولِ ( وَصارَ اسْمَ عَلَمٍ لِلإِناثِ.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زُهْرٌ</text:p>
          </table:table-cell>
          <table:table-cell/>
          <table:table-cell office:value-type="string" calcext:value-type="string">
            <text:p>زه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زْه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زَهْرَاوَاتٌ</text:p>
          </table:table-cell>
          <table:table-cell/>
          <table:table-cell office:value-type="string" calcext:value-type="string">
            <text:p>زه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هْر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أسْمَر</text:p>
          </table:table-cell>
          <table:table-cell/>
          <table:table-cell office:value-type="string" calcext:value-type="string">
            <text:p>س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َمْر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سم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عادَ مِنَ البَحْرِ أَسْمَرَ اللَّوْنِ" : صارَ لَوْنه يَميل إلى السّمْرَةِ، أَيْ ما بَيْنَ السَّوادِ وَالبَياضِ."اِمْرَأَةٌ سَمْرَاء" "سَمْراء يا حلْمَ الطّفولَةِ". (ع. الفيصل).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سَمْرَاء</text:p>
          </table:table-cell>
          <table:table-cell/>
          <table:table-cell office:value-type="string" calcext:value-type="string">
            <text:p>س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سْمَر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سَم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اِمْرَأةٌ سَمْرَاء" : ذَات سمْرَةٍ، أيْ ذَات اِحْ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سُمْرٌ</text:p>
          </table:table-cell>
          <table:table-cell/>
          <table:table-cell office:value-type="string" calcext:value-type="string">
            <text:p>س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سْم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سَمْرَاوَاتٌ</text:p>
          </table:table-cell>
          <table:table-cell/>
          <table:table-cell office:value-type="string" calcext:value-type="string">
            <text:p>سم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ْر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أسْوَد</text:p>
          </table:table-cell>
          <table:table-cell/>
          <table:table-cell office:value-type="string" calcext:value-type="string">
            <text:p>سو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َوْد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سو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اِشْتَعَلَتِ النِّيران وَعَلا دخانٌ أَسْوَد في الفَضاءِ" : دخَّانٌ لَوْنه سَوادٌ، أَكْحَل. 2."رِجال إِفْريقْيا سود البَشَرَةِ" : لَوْنهمْ أَكْحَل. 3."قَبَّلَ الحَجَ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سَوْداء</text:p>
          </table:table-cell>
          <table:table-cell/>
          <table:table-cell office:value-type="string" calcext:value-type="string">
            <text:p>سو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َسْوَد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سَوْد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. "اِرْتَدَتْ ثِياباً سَوْداءَ" : ثِياباً بِلَوْنٍ أَكْحَلَ، بِلَوْنِ الفَحْمِ. 2."أَلَمَّتْ بِهِ السَّوْداء" : السّوَيْداء، الكَآبَة، القَلَق. 3."سَوْداء القَلْبِ": حَبَّته، دَواخِله، عمْقه، مهْجَته. 4."الحَبَّة السَّوْداء" : حَبَّةٌ تعْرَف بِحَبَّةِ البَرَكَةِ.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سُوْدٌ</text:p>
          </table:table-cell>
          <table:table-cell/>
          <table:table-cell office:value-type="string" calcext:value-type="string">
            <text:p>سو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سْوَد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سَوْدَاوَاتٌ</text:p>
          </table:table-cell>
          <table:table-cell/>
          <table:table-cell office:value-type="string" calcext:value-type="string">
            <text:p>سو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وْد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أفْرَم</text:p>
          </table:table-cell>
          <table:table-cell/>
          <table:table-cell office:value-type="string" calcext:value-type="string">
            <text:p>فر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َرْم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فرْ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ولَدٌ أفْرَم": متَحَطِّم الأَسْنَانِ.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فَرْمَاءُ</text:p>
          </table:table-cell>
          <table:table-cell/>
          <table:table-cell office:value-type="string" calcext:value-type="string">
            <text:p>فر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فَر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فُرْمٌ</text:p>
          </table:table-cell>
          <table:table-cell/>
          <table:table-cell office:value-type="string" calcext:value-type="string">
            <text:p>فر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فْر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فَرْمَاوَاتٌ</text:p>
          </table:table-cell>
          <table:table-cell/>
          <table:table-cell office:value-type="string" calcext:value-type="string">
            <text:p>فر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ر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فَرْمَى</text:p>
          </table:table-cell>
          <table:table-cell/>
          <table:table-cell office:value-type="string" calcext:value-type="string">
            <text:p>فر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فَرْم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أَقْذَع</text:p>
          </table:table-cell>
          <table:table-cell/>
          <table:table-cell office:value-type="string" calcext:value-type="string">
            <text:p>قذ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َذْع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قُذْ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كَلامٌ أقْذَع" : فَاحِشٌ، قَبِيحٌ، سَيِّئٌ. "مَنْطِقٌ أقْذَع". 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قَذْعَاءُ</text:p>
          </table:table-cell>
          <table:table-cell/>
          <table:table-cell office:value-type="string" calcext:value-type="string">
            <text:p>قذ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قَذْع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قُذْقٌ</text:p>
          </table:table-cell>
          <table:table-cell/>
          <table:table-cell office:value-type="string" calcext:value-type="string">
            <text:p>قذ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قْذ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قَذْعَاوَاتٌ</text:p>
          </table:table-cell>
          <table:table-cell/>
          <table:table-cell office:value-type="string" calcext:value-type="string">
            <text:p>قذ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ذْع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أَكْوَع</text:p>
          </table:table-cell>
          <table:table-cell/>
          <table:table-cell office:value-type="string" calcext:value-type="string">
            <text:p>كو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َوْع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كو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رَجلٌ أَكْوَع" : عَظِيم الكوعِ. 2."رَأَ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كَوْعَاءُ</text:p>
          </table:table-cell>
          <table:table-cell/>
          <table:table-cell office:value-type="string" calcext:value-type="string">
            <text:p>كو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كَوْع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كُوْعٌ</text:p>
          </table:table-cell>
          <table:table-cell/>
          <table:table-cell office:value-type="string" calcext:value-type="string">
            <text:p>كو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كْوَع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كَوْعَاوَاتٌ</text:p>
          </table:table-cell>
          <table:table-cell/>
          <table:table-cell office:value-type="string" calcext:value-type="string">
            <text:p>كو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وْع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أَنْكَد</text:p>
          </table:table-cell>
          <table:table-cell/>
          <table:table-cell office:value-type="string" calcext:value-type="string">
            <text:p>نك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كْد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نكْ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رَجلٌ أَنْكَد": قليل الخَيْرِ، نَكِدٌ.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نَكْدَاءُ</text:p>
          </table:table-cell>
          <table:table-cell/>
          <table:table-cell office:value-type="string" calcext:value-type="string">
            <text:p>نك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نَكْد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نُكْدٌ</text:p>
          </table:table-cell>
          <table:table-cell/>
          <table:table-cell office:value-type="string" calcext:value-type="string">
            <text:p>نك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نْكَد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نَكْدَاوَاتٌ</text:p>
          </table:table-cell>
          <table:table-cell/>
          <table:table-cell office:value-type="string" calcext:value-type="string">
            <text:p>نك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كْد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نَكْدَى</text:p>
          </table:table-cell>
          <table:table-cell/>
          <table:table-cell office:value-type="string" calcext:value-type="string">
            <text:p>نك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نَكْد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أهْتَم</text:p>
          </table:table-cell>
          <table:table-cell/>
          <table:table-cell office:value-type="string" calcext:value-type="string">
            <text:p>ه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تْم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تْ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رَجلٌ أهْتَم": مَنِ انْكَسَرَتْ أسْنَان مقَدَّمِ فَمِهِ مِن أصولِهَا.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هَتْمَاءُ</text:p>
          </table:table-cell>
          <table:table-cell/>
          <table:table-cell office:value-type="string" calcext:value-type="string">
            <text:p>ه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ت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هُتْمٌ</text:p>
          </table:table-cell>
          <table:table-cell/>
          <table:table-cell office:value-type="string" calcext:value-type="string">
            <text:p>ه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هْت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هَتْمَاوَاتٌ</text:p>
          </table:table-cell>
          <table:table-cell/>
          <table:table-cell office:value-type="string" calcext:value-type="string">
            <text:p>ه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ت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هَتْمَى</text:p>
          </table:table-cell>
          <table:table-cell/>
          <table:table-cell office:value-type="string" calcext:value-type="string">
            <text:p>ه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تْم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أهْيَم</text:p>
          </table:table-cell>
          <table:table-cell/>
          <table:table-cell office:value-type="string" calcext:value-type="string">
            <text:p>هي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يْم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هِي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رَجلٌ أهْيَم": شَدِيد العَطَشِ، عَطْشَان. 2."لَيْلٌ أهْيَم" : لا نجومَ فِيه.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هَيْمَاء</text:p>
          </table:table-cell>
          <table:table-cell/>
          <table:table-cell office:value-type="string" calcext:value-type="string">
            <text:p>هي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أهْيَم</text:p>
          </table:table-cell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َي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هَيْمَاء-هَيْمَاء [هـ ي م]. "تَاهَ فِي الْهَيْمَاءِ" : فِي الصَّحْرَاءِ الوَاسِعَةِ الَّتِي لاَ مَاءَ فِيهَا.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هُيْمٌ</text:p>
          </table:table-cell>
          <table:table-cell/>
          <table:table-cell office:value-type="string" calcext:value-type="string">
            <text:p>هي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هْي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هَيْمَاوَاتٌ</text:p>
          </table:table-cell>
          <table:table-cell/>
          <table:table-cell office:value-type="string" calcext:value-type="string">
            <text:p>هي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مَ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أوْبَر</text:p>
          </table:table-cell>
          <table:table-cell/>
          <table:table-cell office:value-type="string" calcext:value-type="string">
            <text:p>وب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بْر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وبْ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حَيَوَانٌ أوْبَر": كَثِير الزَّغَبِ. "بَعِيرٌ أوْبَر". 2."بَنَات أوْبَرَ" : الْمَصَائِب.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وَبْرَاءُ</text:p>
          </table:table-cell>
          <table:table-cell/>
          <table:table-cell office:value-type="string" calcext:value-type="string">
            <text:p>وب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وَبْر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وُبْرٌ</text:p>
          </table:table-cell>
          <table:table-cell/>
          <table:table-cell office:value-type="string" calcext:value-type="string">
            <text:p>وب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وْبَر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وَبْرَاوَاتٌ</text:p>
          </table:table-cell>
          <table:table-cell/>
          <table:table-cell office:value-type="string" calcext:value-type="string">
            <text:p>وب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بْر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أَيْهَم</text:p>
          </table:table-cell>
          <table:table-cell/>
          <table:table-cell office:value-type="string" calcext:value-type="string">
            <text:p>ي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يَهْمَاء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يهْم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وَلَدٌ أَيْهَم" : لاَ عَقْلَ لَه وَلاَ فَهْمَ. 2."جَبَلٌ أَيْهَم" : عَالٍ، شَامِخٌ، صَعْبٌ اِرْتِقَاؤه. 3."صَخْرٌ أَيْهَم" : أَمْلَس. 4."شَابٌّ أَيْهَم" : جَرِّيءٌ، لاَ يسْتَطَاع دَفْعه. 5."لَيْلٌ أَيْهَم " : لاَ نجومَ فِيهِ. 6."بَرٌّ أَيْهَم" : لاَ يهْتَدَى فِيهِ لِطَرِيقٍ.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يَهْمَاءُ</text:p>
          </table:table-cell>
          <table:table-cell/>
          <table:table-cell office:value-type="string" calcext:value-type="string">
            <text:p>ي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يَهْم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يُهْمٌ</text:p>
          </table:table-cell>
          <table:table-cell/>
          <table:table-cell office:value-type="string" calcext:value-type="string">
            <text:p>ي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يْهَم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يَهْمَاوَاتٌ</text:p>
          </table:table-cell>
          <table:table-cell/>
          <table:table-cell office:value-type="string" calcext:value-type="string">
            <text:p>ي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هْم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يَهْمَى</text:p>
          </table:table-cell>
          <table:table-cell/>
          <table:table-cell office:value-type="string" calcext:value-type="string">
            <text:p>ي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يَهْمَاوَاتٌ</text:p>
          </table:table-cell>
          <table:table-cell table:number-columns-repeated="14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أدجن</text:p>
          </table:table-cell>
          <table:table-cell/>
          <table:table-cell office:value-type="string" calcext:value-type="string">
            <text:p>يه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َجْنَاءُ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الأَدْجَن ذو الدجْنَة. يقال بعيرأدجن وناقةٌ <text:s/>دجناء ج دجْن.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دَجْنَاءُ</text:p>
          </table:table-cell>
          <table:table-cell/>
          <table:table-cell office:value-type="string" calcext:value-type="string">
            <text:p>دج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دَجْنَاوَاتٌ</text:p>
          </table:table-cell>
          <table:table-cell table:number-columns-repeated="2"/>
          <table:table-cell office:value-type="string" calcext:value-type="string">
            <text:p>Dw</text:p>
          </table:table-cell>
          <table:table-cell table:number-columns-repeated="4"/>
          <table:table-cell office:value-type="string" calcext:value-type="string">
            <text:p>Rw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دَجْنَاء-دَجْنَاء [د ج ن] (صف). "لَمْ يَهْتَدِ إلَى الطَّرِيقِ فِي تِلْكَ اللَّيْلَةِ الدَّجْنَاءِ" : الكَثِيفَة، الْمظْلِمَة.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دُجْنٌ</text:p>
          </table:table-cell>
          <table:table-cell/>
          <table:table-cell office:value-type="string" calcext:value-type="string">
            <text:p>دج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دج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دَجْنَاوَاتٌ</text:p>
          </table:table-cell>
          <table:table-cell/>
          <table:table-cell office:value-type="string" calcext:value-type="string">
            <text:p>دج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جْنَاءُ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مَلْآن</text:p>
          </table:table-cell>
          <table:table-cell/>
          <table:table-cell office:value-type="string" calcext:value-type="string">
            <text:p>مل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َل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مِلاَ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بَيْتٌ مَلْآن بِالنَّاسِ" : ممْتَلِئٌ. "كَأْسٌ مَلْآنَةٌ".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مَلْأَى</text:p>
          </table:table-cell>
          <table:table-cell/>
          <table:table-cell office:value-type="string" calcext:value-type="string">
            <text:p>مل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مَلّاءُ</text:p>
          </table:table-cell>
          <table:table-cell/>
          <table:table-cell office:value-type="string" calcext:value-type="string">
            <text:p>مل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صَفْوَان</text:p>
          </table:table-cell>
          <table:table-cell/>
          <table:table-cell office:value-type="string" calcext:value-type="string">
            <text:p>صف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صَفْوَان-صَفْوَان [ص ف و]. 1."يَوْمٌ صَفْوَان" : صَافٍ. 2."حَضَرَ صَفْوَان" : اِسْم عَلَمٍ لِلْمذَكَّرِ.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سَغْبَان</text:p>
          </table:table-cell>
          <table:table-cell/>
          <table:table-cell office:value-type="string" calcext:value-type="string">
            <text:p>سغ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َغ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سِغاب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وَلَدٌ سَغْبَان" : جَائِعٌ.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سَغْبَى</text:p>
          </table:table-cell>
          <table:table-cell/>
          <table:table-cell office:value-type="string" calcext:value-type="string">
            <text:p>سغ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سِغَابٌ</text:p>
          </table:table-cell>
          <table:table-cell/>
          <table:table-cell office:value-type="string" calcext:value-type="string">
            <text:p>سغ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غْبَا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هَيْمَانُ</text:p>
          </table:table-cell>
          <table:table-cell/>
          <table:table-cell office:value-type="string" calcext:value-type="string">
            <text:p>هي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ي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هِيَامٌ;هَيْم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فا. من هَامَ). "وَجَدَهُ هَيْمَانَ" : مُحِبّاً شَدِيدَ الوَجْدِ.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هَيْمَى</text:p>
          </table:table-cell>
          <table:table-cell/>
          <table:table-cell office:value-type="string" calcext:value-type="string">
            <text:p>هي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هِيَامٌ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هَيَامَى</text:p>
          </table:table-cell>
          <table:table-cell/>
          <table:table-cell office:value-type="string" calcext:value-type="string">
            <text:p>هي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مَانُ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هِيَامٌ</text:p>
          </table:table-cell>
          <table:table-cell/>
          <table:table-cell office:value-type="string" calcext:value-type="string">
            <text:p>هي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م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دَفْآن</text:p>
          </table:table-cell>
          <table:table-cell/>
          <table:table-cell office:value-type="string" calcext:value-type="string">
            <text:p>دف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َف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دِفَا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وَجَدَه دَفْآنَ" : مسْتَدْفِئاً.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دَفْأَى</text:p>
          </table:table-cell>
          <table:table-cell/>
          <table:table-cell office:value-type="string" calcext:value-type="string">
            <text:p>دف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دِفَاءُ</text:p>
          </table:table-cell>
          <table:table-cell/>
          <table:table-cell office:value-type="string" calcext:value-type="string">
            <text:p>دف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غَيْرَان</text:p>
          </table:table-cell>
          <table:table-cell/>
          <table:table-cell office:value-type="string" calcext:value-type="string">
            <text:p>غي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َي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غَيَار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فا. من غَارَ). "غَيْرَان عَلَى مَصْلَحَةِ الشَّعْبِ" : مَنْ يَغَار. "عَرَفْتهمْ غَيَارَى عَلَى الْحدودِ التّرَابِيَّةِ لِلْوَطَنِ".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غَيْرَى</text:p>
          </table:table-cell>
          <table:table-cell/>
          <table:table-cell office:value-type="string" calcext:value-type="string">
            <text:p>غي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غَيَارَى</text:p>
          </table:table-cell>
          <table:table-cell/>
          <table:table-cell office:value-type="string" calcext:value-type="string">
            <text:p>غي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يْر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سَهْرَان</text:p>
          </table:table-cell>
          <table:table-cell/>
          <table:table-cell office:value-type="string" calcext:value-type="string">
            <text:p>سه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َه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سَهْرَان-سَهْرَان [س هـ ر] (صف). "قَضَى اللَّيْلَةَ سَهْرَانَ" : يَقِظاً، سَاهِراً اللَّيْلَ.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سَهْرَى</text:p>
          </table:table-cell>
          <table:table-cell/>
          <table:table-cell office:value-type="string" calcext:value-type="string">
            <text:p>سه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سَهَارَى</text:p>
          </table:table-cell>
          <table:table-cell/>
          <table:table-cell office:value-type="string" calcext:value-type="string">
            <text:p>سه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هْر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شَبْعَان</text:p>
          </table:table-cell>
          <table:table-cell/>
          <table:table-cell office:value-type="string" calcext:value-type="string">
            <text:p>شب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ب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شِبَاع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صف). "خَرَجَ مِنَ الوَلِيمَةِ شَبْعَانَ" : ممْتَلِئاً بَطْنه بِالطَّعَامِ. "لَيْسَ بِمؤْمِنٍ مَنْ بَاتَ شَبْعَانَ وَجَاره ضَاوٍ". (الجاحظ).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شَبْعَى</text:p>
          </table:table-cell>
          <table:table-cell/>
          <table:table-cell office:value-type="string" calcext:value-type="string">
            <text:p>شب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شَبَاعَى</text:p>
          </table:table-cell>
          <table:table-cell/>
          <table:table-cell office:value-type="string" calcext:value-type="string">
            <text:p>شب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بْع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شِبَاعٌ</text:p>
          </table:table-cell>
          <table:table-cell/>
          <table:table-cell office:value-type="string" calcext:value-type="string">
            <text:p>شب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بْع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عَجْلاَن</text:p>
          </table:table-cell>
          <table:table-cell/>
          <table:table-cell office:value-type="string" calcext:value-type="string">
            <text:p>ع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جْل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عِجَال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صف). "رَجلٌ عَجْلاَن" : عَاجِلٌ.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عَجْلَى</text:p>
          </table:table-cell>
          <table:table-cell/>
          <table:table-cell office:value-type="string" calcext:value-type="string">
            <text:p>ع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عَجْلاَن</text:p>
          </table:table-cell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كَانَتْ عَجْلَى مِنْ أَمْرِهَا" : عَاجِلَةٌ، مسْرِعَةٌ. "يَخْطو خطوَاتِهِ الْعَجْلَى إِلَى مَقَرِّ عَمَلِهِ".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عِجَالٌ</text:p>
          </table:table-cell>
          <table:table-cell/>
          <table:table-cell office:value-type="string" calcext:value-type="string">
            <text:p>ع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ْلاَ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عِجَالٌ</text:p>
          </table:table-cell>
          <table:table-cell/>
          <table:table-cell office:value-type="string" calcext:value-type="string">
            <text:p>ع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ْلَى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نَهْلاَن</text:p>
          </table:table-cell>
          <table:table-cell/>
          <table:table-cell office:value-type="string" calcext:value-type="string">
            <text:p>نه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ه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نِهَال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صف). 1."وَجَدَه نَهْلاَنَ" : عَطْشَانَ. 2."لَقِيَه عَلَى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نَهْلَى</text:p>
          </table:table-cell>
          <table:table-cell/>
          <table:table-cell office:value-type="string" calcext:value-type="string">
            <text:p>نه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style-name="ce1" office:value-type="string" calcext:value-type="string">
            <text:p>نِهَالٌ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نَهَالَى</text:p>
          </table:table-cell>
          <table:table-cell/>
          <table:table-cell office:value-type="string" calcext:value-type="string">
            <text:p>نه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هْلاَ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نِهَالٌ</text:p>
          </table:table-cell>
          <table:table-cell/>
          <table:table-cell office:value-type="string" calcext:value-type="string">
            <text:p>نه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هْل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كَسْحَان</text:p>
          </table:table-cell>
          <table:table-cell/>
          <table:table-cell office:value-type="string" calcext:value-type="string">
            <text:p>كس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َس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كَسْحَان-كَسْحَان [ك س ح] (صف). "رَجلٌ كَسْحَان": الْمصَاب بِشَلَلٍ فِي رِجْلَيْهِ أَوْ يَدَيْهِ.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كَسْحَى</text:p>
          </table:table-cell>
          <table:table-cell/>
          <table:table-cell office:value-type="string" calcext:value-type="string">
            <text:p>كس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كَسَاحَى</text:p>
          </table:table-cell>
          <table:table-cell/>
          <table:table-cell office:value-type="string" calcext:value-type="string">
            <text:p>كس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سْح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عَطْشَان</text:p>
          </table:table-cell>
          <table:table-cell/>
          <table:table-cell office:value-type="string" calcext:value-type="string">
            <text:p>عط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طْش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عِطَاشٌ;عَطْش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هوَ عَطْشَان" : بِهِ حَاجَةٌ ملِحَّةٌ إِلَى شرْبِ الْمَاءِ.‎ "اِمْلَئِي جَرَّتِي هَذِهِ مِنْ نَبْعِكِ البَارِدِ فَإِنِّيَ عَطْشَان". (ع. غلاب).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عَطْشَى</text:p>
          </table:table-cell>
          <table:table-cell/>
          <table:table-cell office:value-type="string" calcext:value-type="string">
            <text:p>عط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عَطْشَان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عِطَاشٌ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عَطْشَى إِلَى الْمَاءِ" : بِهَا ظَمَأٌ... 2."عَطْشَى إِلَى رؤْيَةِ أَبْنَائِهَا" : بِهَا رَغْبَةٌ ملِحَّةٌ...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عَطَاشَى</text:p>
          </table:table-cell>
          <table:table-cell/>
          <table:table-cell office:value-type="string" calcext:value-type="string">
            <text:p>عط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طْش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عِطَاشٌ</text:p>
          </table:table-cell>
          <table:table-cell/>
          <table:table-cell office:value-type="string" calcext:value-type="string">
            <text:p>عط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طْش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ثَكْلاَن</text:p>
          </table:table-cell>
          <table:table-cell/>
          <table:table-cell office:value-type="string" calcext:value-type="string">
            <text:p>ثك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ثَك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ثَكْلاَن-ثَكْلاَن [ث ك ل]. "رَجلٌ ثَكْلاَن" : الَّذِي فَقَدَ ابْنَه.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ثَكْلَى</text:p>
          </table:table-cell>
          <table:table-cell/>
          <table:table-cell office:value-type="string" calcext:value-type="string">
            <text:p>ثك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ثَكَالىَ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اِمْرَأةٌ ثَكْلَى" : فَقَدَتْ ابْنِهَا، أيْ مَفْجوعَةٌ بِهِ.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ثَكَالَى</text:p>
          </table:table-cell>
          <table:table-cell/>
          <table:table-cell office:value-type="string" calcext:value-type="string">
            <text:p>ثك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ثَكْلاَ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جَذْلاَن</text:p>
          </table:table-cell>
          <table:table-cell/>
          <table:table-cell office:value-type="string" calcext:value-type="string">
            <text:p>جذ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ذ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جذْلاَن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وَلَدٌ جَذْلاَن" : فَرْحَان.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جَذْلَى</text:p>
          </table:table-cell>
          <table:table-cell/>
          <table:table-cell office:value-type="string" calcext:value-type="string">
            <text:p>جذ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جَذَالَى</text:p>
          </table:table-cell>
          <table:table-cell/>
          <table:table-cell office:value-type="string" calcext:value-type="string">
            <text:p>جذ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ذْلاَ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جُذْلَانٌ</text:p>
          </table:table-cell>
          <table:table-cell/>
          <table:table-cell office:value-type="string" calcext:value-type="string">
            <text:p>جذ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ذْلَى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جَرْبَان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ر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جَرْب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رَجلٌ جَرْبَان" : مصَابٌ بِدَاءِ الجَرَبِ.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جَرْبَى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جَرَابَى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رْب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جَوْعَان</text:p>
          </table:table-cell>
          <table:table-cell/>
          <table:table-cell office:value-type="string" calcext:value-type="string">
            <text:p>جو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و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جِيَاع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وَلَدٌ جَوْعَان" : جَائِعٌ، لَمْ يَذقْ طَعَامًا مدَّةً وَهوَ بِحَاجَةٍ إِلَى الأَكْلِ. "يَهْتَمّ بِإِطْعَامِ الجِيَاعِ".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جَوْعَى</text:p>
          </table:table-cell>
          <table:table-cell/>
          <table:table-cell office:value-type="string" calcext:value-type="string">
            <text:p>جو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جِيَاعٌ</text:p>
          </table:table-cell>
          <table:table-cell/>
          <table:table-cell office:value-type="string" calcext:value-type="string">
            <text:p>جو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وْعَان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حَسْرَان</text:p>
          </table:table-cell>
          <table:table-cell/>
          <table:table-cell office:value-type="string" calcext:value-type="string">
            <text:p>حس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س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حَسْرَان-حَسْرَان [ح س ر]. 1."وَلَدٌ حَسْرَان" : متَلَهِّفٌ. 2."تَرَكَه حَسْرانَ" : نَادِماً أشَدَّ النَّدَمِ عَلَى أمْرٍ فَاتَه.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حَسْرَى</text:p>
          </table:table-cell>
          <table:table-cell/>
          <table:table-cell office:value-type="string" calcext:value-type="string">
            <text:p>حس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حَسَارَى</text:p>
          </table:table-cell>
          <table:table-cell/>
          <table:table-cell office:value-type="string" calcext:value-type="string">
            <text:p>حس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سْر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حَيْرَان</text:p>
          </table:table-cell>
          <table:table-cell/>
          <table:table-cell office:value-type="string" calcext:value-type="string">
            <text:p>حي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َي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وَجَدَه حَيْرَانَ" : الَّذِي يَجْهَل وَجْهَ الاهْتِدَاءِ إلَى سَبِيلِهِ، أَوْ مَنْ أصَابَه قَلَقٌ جَعَلَه فِي حَيْرَةٍ مِنْ أمْرِهِ.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حَيْرَى</text:p>
          </table:table-cell>
          <table:table-cell/>
          <table:table-cell office:value-type="string" calcext:value-type="string">
            <text:p>حي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حَيَارَى</text:p>
          </table:table-cell>
          <table:table-cell/>
          <table:table-cell office:value-type="string" calcext:value-type="string">
            <text:p>حي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يْر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خَجْلاَن</text:p>
          </table:table-cell>
          <table:table-cell/>
          <table:table-cell office:value-type="string" calcext:value-type="string">
            <text:p>خ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َج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خَجْلاَن-خَجْلاَن [خ ج ل]. "اِنْزَوَى خَجْلاَنَ لاَ يَنْبِس بِبِنْتِ شَفَةٍ " : مسْتَحْيِياً، مضْطَرِباً مِنَ الْحَيَاءِ .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خَجْلَى</text:p>
          </table:table-cell>
          <table:table-cell/>
          <table:table-cell office:value-type="string" calcext:value-type="string">
            <text:p>خ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خَجَالَى</text:p>
          </table:table-cell>
          <table:table-cell/>
          <table:table-cell office:value-type="string" calcext:value-type="string">
            <text:p>خج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جْلاَ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خَشْيَان</text:p>
          </table:table-cell>
          <table:table-cell/>
          <table:table-cell office:value-type="string" calcext:value-type="string">
            <text:p>خش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خَشْيَان-خَشْيَان، ةٌ [خ ش ي]. "وَجَدَه رَجلاً خَشْيَانَ" : خَائِفاً.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خَشْبَى</text:p>
          </table:table-cell>
          <table:table-cell/>
          <table:table-cell office:value-type="string" calcext:value-type="string">
            <text:p>خش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خَشَابَى</text:p>
          </table:table-cell>
          <table:table-cell/>
          <table:table-cell office:value-type="string" calcext:value-type="string">
            <text:p>خش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شْي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دَهْشان</text:p>
          </table:table-cell>
          <table:table-cell/>
          <table:table-cell office:value-type="string" calcext:value-type="string">
            <text:p>ده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َهْش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دَهْشان-دَهْشان [د هـ ش].: متَحَيِّرٌ، دَهِشٌ.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دَهْشَى</text:p>
          </table:table-cell>
          <table:table-cell/>
          <table:table-cell office:value-type="string" calcext:value-type="string">
            <text:p>ده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دَهَاشَى</text:p>
          </table:table-cell>
          <table:table-cell/>
          <table:table-cell office:value-type="string" calcext:value-type="string">
            <text:p>دهش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هْش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سَكْرَان</text:p>
          </table:table-cell>
          <table:table-cell/>
          <table:table-cell office:value-type="string" calcext:value-type="string">
            <text:p>سك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َك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سكَارَى;سَكار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وَجَدَه عَلَى قَارِعَةِ الطَّرِيقِ سَكْرَانَ" : فَاقِداً لِرشْدِهِ وَإدْرَاكِهِ، أيْ مَأْخوذاً بِنَشْو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سَكْرَى</text:p>
          </table:table-cell>
          <table:table-cell/>
          <table:table-cell office:value-type="string" calcext:value-type="string">
            <text:p>سك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سَكَارَى</text:p>
          </table:table-cell>
          <table:table-cell/>
          <table:table-cell office:value-type="string" calcext:value-type="string">
            <text:p>سك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كْر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شَهْوَان</text:p>
          </table:table-cell>
          <table:table-cell/>
          <table:table-cell office:value-type="string" calcext:value-type="string">
            <text:p>شه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 office:value-type="string" calcext:value-type="string">
            <text:p>شَهْوَى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رَجلٌ شَهْوَان" : شَدِيد الرَّغْبَةِ فِي الشَّيْءِ. "اِمْرَأَةٌ شَهْوَى".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شَهْوَى</text:p>
          </table:table-cell>
          <table:table-cell/>
          <table:table-cell office:value-type="string" calcext:value-type="string">
            <text:p>شه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شَهَاوَى</text:p>
          </table:table-cell>
          <table:table-cell/>
          <table:table-cell office:value-type="string" calcext:value-type="string">
            <text:p>شه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هْو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عَرْقَان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َر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عَرْقَان-عَرْقَان [ع ر ق]. "هوَ عَرْقَان" : أَيْ مَنْ تَرَشَّحَ جَسَده بِالعَرَقِ وَجَرَى مِنْ أصولِ شَعْرِهِ.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عَرْقَى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عَرَاقَى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رْق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غَضْبَان</text:p>
          </table:table-cell>
          <table:table-cell/>
          <table:table-cell office:value-type="string" calcext:value-type="string">
            <text:p>غض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َض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غَضْبَان-غَضْبَان، ةٌ [غ ض ب]. "جَاءَ غَضْبَانَ" : ثَائِراً منْفَعِلاً مَعَ ظهورِ عَلاَمَاتِ التَّشَنّجِ وَالْمَيْلِ إِلَى الاعْتِدَاءِ وَالانِتْقَامِ.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غَضْبَى</text:p>
          </table:table-cell>
          <table:table-cell/>
          <table:table-cell office:value-type="string" calcext:value-type="string">
            <text:p>غض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غَضَابَى</text:p>
          </table:table-cell>
          <table:table-cell/>
          <table:table-cell office:value-type="string" calcext:value-type="string">
            <text:p>غض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ضْب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غِضَابٌ</text:p>
          </table:table-cell>
          <table:table-cell/>
          <table:table-cell office:value-type="string" calcext:value-type="string">
            <text:p>غض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ضْب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فَرْدَان</text:p>
          </table:table-cell>
          <table:table-cell/>
          <table:table-cell office:value-type="string" calcext:value-type="string">
            <text:p>ف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َرْد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فَرْدَان-فَرْدَان [ف ر د]. 1."جَاءَ فَرْدَانَ" : فَرْداً، وَاحِداً. 2."عَمَلٌ فَرْدَان" : متَفَرِّدٌ.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فَرْدَى</text:p>
          </table:table-cell>
          <table:table-cell/>
          <table:table-cell office:value-type="string" calcext:value-type="string">
            <text:p>ف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فَرَادَى</text:p>
          </table:table-cell>
          <table:table-cell/>
          <table:table-cell office:value-type="string" calcext:value-type="string">
            <text:p>فرد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رْد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قَعْرَان</text:p>
          </table:table-cell>
          <table:table-cell/>
          <table:table-cell office:value-type="string" calcext:value-type="string">
            <text:p>قع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َع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قَعْرَان-قَعْرَان [ق ع ر]. 1."إِنَاءٌ قَعْرَان" : فِي قَع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قَعْرَى</text:p>
          </table:table-cell>
          <table:table-cell/>
          <table:table-cell office:value-type="string" calcext:value-type="string">
            <text:p>قع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قَعَارَى</text:p>
          </table:table-cell>
          <table:table-cell/>
          <table:table-cell office:value-type="string" calcext:value-type="string">
            <text:p>قع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عْر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كَسْلاَن</text:p>
          </table:table-cell>
          <table:table-cell/>
          <table:table-cell office:value-type="string" calcext:value-type="string">
            <text:p>كسلا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َس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كَسَال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ج: كَسَالَى. "وَلَدٌ كَسْلاَن" : متَقَ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كَسْلَى</text:p>
          </table:table-cell>
          <table:table-cell/>
          <table:table-cell office:value-type="string" calcext:value-type="string">
            <text:p>كس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كَسْلاَن</text:p>
          </table:table-cell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بِنْتٌ كَسْلَى" : متَقَاعِسَةٌ عَنْ أَدَاءِ عَمَلِهَا، متَرَاخِيَةٌ، كَسْلاَنَةٌ.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كَسَالَى</text:p>
          </table:table-cell>
          <table:table-cell/>
          <table:table-cell office:value-type="string" calcext:value-type="string">
            <text:p>كس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سْلاَ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لَحْيَان</text:p>
          </table:table-cell>
          <table:table-cell/>
          <table:table-cell office:value-type="string" calcext:value-type="string">
            <text:p>لح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لَحَاي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لَحْيَان-لَحْيَان [ل ح ي]. "رَج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لَحَايَى</text:p>
          </table:table-cell>
          <table:table-cell/>
          <table:table-cell office:value-type="string" calcext:value-type="string">
            <text:p>لح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سَالَى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نَجْرَان</text:p>
          </table:table-cell>
          <table:table-cell/>
          <table:table-cell office:value-type="string" calcext:value-type="string">
            <text:p>نج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ج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نَجْرَان-نَجْرَان [ن ج ر]. : خَشَبَةٌ مدَوَّرَةٌ يوضَع فِيهَا مِحْوَر البَابِ.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نَجْرَى</text:p>
          </table:table-cell>
          <table:table-cell/>
          <table:table-cell office:value-type="string" calcext:value-type="string">
            <text:p>نج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نَجَارَى</text:p>
          </table:table-cell>
          <table:table-cell/>
          <table:table-cell office:value-type="string" calcext:value-type="string">
            <text:p>نج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جْر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نَدْيَان</text:p>
          </table:table-cell>
          <table:table-cell/>
          <table:table-cell office:value-type="string" calcext:value-type="string">
            <text:p>ند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د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نَدْيَان-نَدْيَان [ن د و]. "ثَوْبٌ نَدْيَان" : مبْتَلٌّ.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نَدْوَى</text:p>
          </table:table-cell>
          <table:table-cell/>
          <table:table-cell office:value-type="string" calcext:value-type="string">
            <text:p>ند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نَدَاوَى</text:p>
          </table:table-cell>
          <table:table-cell/>
          <table:table-cell office:value-type="string" calcext:value-type="string">
            <text:p>ند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دْي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نَدْمَان</text:p>
          </table:table-cell>
          <table:table-cell/>
          <table:table-cell office:value-type="string" calcext:value-type="string">
            <text:p>ند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د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نَدَام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وَجَدَه نَدْمَانَ" : نَادِماً، أَي متَأَسِّفاً عَلَى مَا فَعَلَ.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نَدْمَى</text:p>
          </table:table-cell>
          <table:table-cell/>
          <table:table-cell office:value-type="string" calcext:value-type="string">
            <text:p>ند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نَدْمَان</text:p>
          </table:table-cell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نَدْمَى-نَدْمَى [ن د م]. : مؤَنَّث نَدْمَان.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نَدَامَى</text:p>
          </table:table-cell>
          <table:table-cell/>
          <table:table-cell office:value-type="string" calcext:value-type="string">
            <text:p>ند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دْم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نِدَامٌ</text:p>
          </table:table-cell>
          <table:table-cell/>
          <table:table-cell office:value-type="string" calcext:value-type="string">
            <text:p>ند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دْم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نَشْوَان</text:p>
          </table:table-cell>
          <table:table-cell/>
          <table:table-cell office:value-type="string" calcext:value-type="string">
            <text:p>ن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ش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دَخَلَ نَشْوَانَ" : متَرَنِّحاً، سَكْرَانَ.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نَشْوَى</text:p>
          </table:table-cell>
          <table:table-cell/>
          <table:table-cell office:value-type="string" calcext:value-type="string">
            <text:p>ن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نَشْوَان</text:p>
          </table:table-cell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جَاءتْ نَشْوَى تَتَمَايَل بَيْنَ رَفِيقَاتِهَا" : متَرَنِّحَةٌ، سَكْرَى.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نَشَاوَى</text:p>
          </table:table-cell>
          <table:table-cell/>
          <table:table-cell office:value-type="string" calcext:value-type="string">
            <text:p>نش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شْو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لَهْفَانُ</text:p>
          </table:table-cell>
          <table:table-cell/>
          <table:table-cell office:value-type="string" calcext:value-type="string">
            <text:p>له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َه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لُهُف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رَجُلٌ لَهْفَانُ" : مُتَحَسِّرٌ، حَزِينٌ عَلَى مَا مَضَى. "إِلَى أُمِّهِ يَلْهَفُ اللَّهْفَانُ".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لَهْفَى</text:p>
          </table:table-cell>
          <table:table-cell/>
          <table:table-cell office:value-type="string" calcext:value-type="string">
            <text:p>له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لَهَافَى</text:p>
          </table:table-cell>
          <table:table-cell/>
          <table:table-cell office:value-type="string" calcext:value-type="string">
            <text:p>له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هْفَانُ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لُهْفٌ</text:p>
          </table:table-cell>
          <table:table-cell/>
          <table:table-cell office:value-type="string" calcext:value-type="string">
            <text:p>له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هْفَى</text:p>
          </table:table-cell>
          <table:table-cell table:number-columns-repeated="1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هَيْفَان</text:p>
          </table:table-cell>
          <table:table-cell/>
          <table:table-cell office:value-type="string" calcext:value-type="string">
            <text:p>هي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ي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هَيْفَان-هَيْفَان [هـ ي ف]. 1."طَائِرٌ هَيْفَان" : عَطْشَان. 2."وَلَدٌ هَيْفَان" : سَرِيع العَطَشِ، أَوْ شَدِيد العَطَشِ.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هَيْفَى</text:p>
          </table:table-cell>
          <table:table-cell/>
          <table:table-cell office:value-type="string" calcext:value-type="string">
            <text:p>هي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هَيَافَى</text:p>
          </table:table-cell>
          <table:table-cell/>
          <table:table-cell office:value-type="string" calcext:value-type="string">
            <text:p>هي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ف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وَهْجَان</text:p>
          </table:table-cell>
          <table:table-cell/>
          <table:table-cell office:value-type="string" calcext:value-type="string">
            <text:p>وه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هْج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وَهْجَان-وَهْجَان [و هـ ج]. "يَوْمٌ وَهْجَان" : شَدِيد الْحَرِّ.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وَهْجَى</text:p>
          </table:table-cell>
          <table:table-cell/>
          <table:table-cell office:value-type="string" calcext:value-type="string">
            <text:p>وه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وَهَاجَى</text:p>
          </table:table-cell>
          <table:table-cell/>
          <table:table-cell office:value-type="string" calcext:value-type="string">
            <text:p>وهج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هْج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وَلْهَان</text:p>
          </table:table-cell>
          <table:table-cell/>
          <table:table-cell office:value-type="string" calcext:value-type="string">
            <text:p>ول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ل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وَلْهَان-وَلْهَان [و ل هـ]. 1."شَابٌّ وَلْهَان" : متَحَيِّرٌ مِن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وَلْهَى</text:p>
          </table:table-cell>
          <table:table-cell/>
          <table:table-cell office:value-type="string" calcext:value-type="string">
            <text:p>ول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office:value-type="string" calcext:value-type="string">
            <text:p>وَلْهَان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اِمْرَأَةٌ وَلْهَى" : متَحَيِّرَةٌ مِنْ شِدَّةِ الْحبِّ.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وَلَاهَى</text:p>
          </table:table-cell>
          <table:table-cell/>
          <table:table-cell office:value-type="string" calcext:value-type="string">
            <text:p>ول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لْه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يَتْمَان</text:p>
          </table:table-cell>
          <table:table-cell/>
          <table:table-cell office:value-type="string" calcext:value-type="string">
            <text:p>ي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يَت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يَتْمَان-يَتْمَان [ي ت م]. "وَلَدٌ يَتْمَان" : يَتِيمٌ.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يَتْمَى</text:p>
          </table:table-cell>
          <table:table-cell/>
          <table:table-cell office:value-type="string" calcext:value-type="string">
            <text:p>ي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يَتَامَى</text:p>
          </table:table-cell>
          <table:table-cell/>
          <table:table-cell office:value-type="string" calcext:value-type="string">
            <text:p>يت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تْم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يَقْظَان</text:p>
          </table:table-cell>
          <table:table-cell/>
          <table:table-cell office:value-type="string" calcext:value-type="string">
            <text:p>يقظ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يَقْظ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يِقَاظ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1."وَلَدٌ يَقْظَان" : يَقِظٌ، حَذِرٌ، متَنَبِّهٌ. "يَقْظَان فِي مَهَامِّهِ". 2." ذِهْنٌ يَقْظَان" : ذِهْنٌ حَادٌّ، يَقِظٌ، حَاضِر البَدِيهَةِ.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يَقْظَى</text:p>
          </table:table-cell>
          <table:table-cell/>
          <table:table-cell office:value-type="string" calcext:value-type="string">
            <text:p>يقظ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يَقَاظَى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اِمْرَأَةٌ يَقْظَى" : حَذِرَةٌ، متَنَبِّهَةٌ. "بَاتَتْ عَيْنِي يَقْظَى ترَاعِيكَ".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يَقَاظَى</text:p>
          </table:table-cell>
          <table:table-cell/>
          <table:table-cell office:value-type="string" calcext:value-type="string">
            <text:p>يقظ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قْظ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يِقَاظٌ</text:p>
          </table:table-cell>
          <table:table-cell/>
          <table:table-cell office:value-type="string" calcext:value-type="string">
            <text:p>يقظ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قْظ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فَرْحَان</text:p>
          </table:table-cell>
          <table:table-cell/>
          <table:table-cell office:value-type="string" calcext:value-type="string">
            <text:p>فر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َر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فَرْحَى;فَرَاح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رَجلٌ فَرْحَان" : ذو فَرَحٍ، مبْتَهِجٌ، مَسْرورٌ.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فَرْحَى</text:p>
          </table:table-cell>
          <table:table-cell/>
          <table:table-cell office:value-type="string" calcext:value-type="string">
            <text:p>فر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فَرَاحَى</text:p>
          </table:table-cell>
          <table:table-cell/>
          <table:table-cell office:value-type="string" calcext:value-type="string">
            <text:p>فر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رْح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قحْوَان</text:p>
          </table:table-cell>
          <table:table-cell/>
          <table:table-cell office:value-type="string" calcext:value-type="string">
            <text:p>قحوا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َح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ن. أقْحوَانٌ.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فَحْوَى</text:p>
          </table:table-cell>
          <table:table-cell/>
          <table:table-cell office:value-type="string" calcext:value-type="string">
            <text:p>قحوا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فَحَاوَى</text:p>
          </table:table-cell>
          <table:table-cell/>
          <table:table-cell office:value-type="string" calcext:value-type="string">
            <text:p>قحوا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حْو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نَعْسَان</text:p>
          </table:table-cell>
          <table:table-cell/>
          <table:table-cell office:value-type="string" calcext:value-type="string">
            <text:p>نع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عْس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نِعَاس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كَانَ نَعْسَانَ عِنْدَمَا احْتَاجَ إِلَيْهِ" : نَاعِساً، نَائِماً.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نَعْسَى</text:p>
          </table:table-cell>
          <table:table-cell/>
          <table:table-cell office:value-type="string" calcext:value-type="string">
            <text:p>نع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/>
          <table:table-cell office:value-type="string" calcext:value-type="string">
            <text:p>نَعْسَان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نِعَاسٌ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(مؤَنَّث نَعْسَان). "وَجَدَهَا نَعْسَى" : نَائِمَةً، نَاعِسَةً.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نَعَاسَى</text:p>
          </table:table-cell>
          <table:table-cell/>
          <table:table-cell office:value-type="string" calcext:value-type="string">
            <text:p>نع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عْسَ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نِعَاسٌ</text:p>
          </table:table-cell>
          <table:table-cell/>
          <table:table-cell office:value-type="string" calcext:value-type="string">
            <text:p>نع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عْس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ظَمْآن</text:p>
          </table:table-cell>
          <table:table-cell/>
          <table:table-cell office:value-type="string" calcext:value-type="string">
            <text:p>ظم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ظَم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ظَمْأَى;ظِما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"رَجلٌ ظَمْآن": العَطْشان، الْمشْتاق.النور آية 39 كَسَرابٍ بِقِيعَةٍ يَحْسَبه الظَّمْآن ماءً (قرآن).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ظَمْأَى</text:p>
          </table:table-cell>
          <table:table-cell/>
          <table:table-cell office:value-type="string" calcext:value-type="string">
            <text:p>ظم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ظَمْأَى-ظَمْأَى [ظ م أ]. 1."عَيْنٌ ظَمْأَى" : رَقيقَة الجَفْنِ. 2."ريحٌ ظَمْأَى" : حارَّةٌ لَيْسَ فيها نَدىً. 3."ساقٌ ظَمْأَى" : قَلِيلَة اللَّحْمِ.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ظَمَاءَى</text:p>
          </table:table-cell>
          <table:table-cell/>
          <table:table-cell office:value-type="string" calcext:value-type="string">
            <text:p>ظم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ظَمْآ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ظِمَاءٌ</text:p>
          </table:table-cell>
          <table:table-cell/>
          <table:table-cell office:value-type="string" calcext:value-type="string">
            <text:p>ظم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ظَمْأَى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تَيْهان</text:p>
          </table:table-cell>
          <table:table-cell/>
          <table:table-cell office:value-type="string" calcext:value-type="string">
            <text:p>تي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تَي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تَيْهان-تَيْهان، ةٌ [ت ي هـ]. 1."رَجلٌ تَيْهان" : متَكَبِّرٌ. 2."وَلَدٌ تَيْهان" : ضالٌّ.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تَيْهَى</text:p>
          </table:table-cell>
          <table:table-cell/>
          <table:table-cell office:value-type="string" calcext:value-type="string">
            <text:p>تي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تَيَاهَى</text:p>
          </table:table-cell>
          <table:table-cell/>
          <table:table-cell office:value-type="string" calcext:value-type="string">
            <text:p>تيه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تَيْها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رَخِيمٌ</text:p>
          </table:table-cell>
          <table:table-cell/>
          <table:table-cell office:value-type="string" calcext:value-type="string">
            <text:p>رخ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خِيمٌ-رَخِيمٌ، ةٌ [ر خ م] (صِفَة مشَبَّهَة). 1."صَوْتٌ رَخِيمٌ": لَيِّنٌ، رَقِيقٌ، عَذْبٌ. "اِمْرَأةٌ رَخِيمَة الصَّوْتِ" "ثمَّ زَلْزَلَ الدّنْيَا بِصَوْتِهِ النَّاعِمِ وَغنَّتِهِ الرَّخِيمَةِ". (التوحيدي). 2."اِمْرَأةٌ رَخِيمَةٌ" : سَهْلَة الْمَنْطِقِ.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رَدِيءٌ</text:p>
          </table:table-cell>
          <table:table-cell/>
          <table:table-cell office:value-type="string" calcext:value-type="string">
            <text:p>ردأ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دِيئة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رْدِيَاء</text:p>
          </table:table-cell>
          <table:table-cell table:number-columns-repeated="2"/>
          <table:table-cell office:value-type="string" calcext:value-type="string">
            <text:p>Dz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ِفَة مشَبَّهَة). 1."طَعَامٌ رَدِيءٌ" : فَاسِدٌ. "نَوْعٌ ردِيءٌ" "صِنَاعَةٌ رَدِيئَةٌ". 2. "اِسْتَمَرَّ الجَوّ رَدِيئاً طَوَالَ الأسْبوعِ" : ممْطِراً، بِهِ سحبٌ كَثِيفَةٌ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رَدِيئة</text:p>
          </table:table-cell>
          <table:table-cell/>
          <table:table-cell office:value-type="string" calcext:value-type="string">
            <text:p>رد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رْدِيَاء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أَرْدِيَاءُ</text:p>
          </table:table-cell>
          <table:table-cell/>
          <table:table-cell office:value-type="string" calcext:value-type="string">
            <text:p>ردأ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دِيء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رَشيدٌ</text:p>
          </table:table-cell>
          <table:table-cell/>
          <table:table-cell office:value-type="string" calcext:value-type="string">
            <text:p>رش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شيدٌ-رَشيدٌ [ر ش د] (صِفَة مشَبَّهَة). 1."هوَ رَشيدٌ في عَمَلِهِ": عاقِلٌ هادِىءٌ. 2."هوَ اللَّه الرَّشيد" : مِنْ صِفاتِ اللَّهِ تَعالَى. 3."صارَ رَشيداً" : بَلَغَ سِنَّ الرّشْدِ. 4."هارون الرَّشيد": اِسْم عَلَمٍ، أَي الهادِي، ذو الرّشْدِ.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رَشيقٌ</text:p>
          </table:table-cell>
          <table:table-cell/>
          <table:table-cell office:value-type="string" calcext:value-type="string">
            <text:p>رش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َشَقٌ;رِشاق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فَة مشَبَّهَة). 1."رَشيق القامَةِ" : حَسَنها. 2."رَشيقٌ في عَمَلِهِ" : الخَفيف والسَّريع في العَمَلِ. 3."يَكْتب بِخَطٍّ رَشيقٍ" : جَميلٍ. 4."رَشيق الكَلامِ" : لَطيفه.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رُشْقٌ</text:p>
          </table:table-cell>
          <table:table-cell/>
          <table:table-cell office:value-type="string" calcext:value-type="string">
            <text:p>رش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شيق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رِشَاقٌ</text:p>
          </table:table-cell>
          <table:table-cell/>
          <table:table-cell office:value-type="string" calcext:value-type="string">
            <text:p>رش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شيق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رَذِيلٌ</text:p>
          </table:table-cell>
          <table:table-cell/>
          <table:table-cell office:value-type="string" calcext:value-type="string">
            <text:p>رذ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ذْل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رذَلاَء;رِذَال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فَة مشَبَّهَةٌ). "رَذِيلٌ فِي سلوكِهِ وَمَعْشَرِهِ" : دَنِيءٌ، خَسِيسٌ، رَدِيءٌ، نَذْلٌ.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رَذْلَاءُ</text:p>
          </table:table-cell>
          <table:table-cell/>
          <table:table-cell office:value-type="string" calcext:value-type="string">
            <text:p>رذ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رِذَالٌ</text:p>
          </table:table-cell>
          <table:table-cell/>
          <table:table-cell office:value-type="string" calcext:value-type="string">
            <text:p>رذل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ذِيل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رَصيفٌ</text:p>
          </table:table-cell>
          <table:table-cell/>
          <table:table-cell office:value-type="string" calcext:value-type="string">
            <text:p>رص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رْصِف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ِفَةٌ مشَبَّهَة). 1."عَمَلٌ رَصيفٌ" : محْكَمٌ. 2."رَجلٌ رَصيفٌ" : محْكَم العَمَلِ. 3."جوابٌ رَصيفٌ" : متْقَنٌ لا يرَدّ. 4."رَصيف رَفيقِهِ": يحاكِيهِ في عَمَلِهِ وَيَأْلَفه وَلا يفارِقه. 5."يَنْتَظِره على الرَّصيفِ" : على جَنْبِ الطَّريقِ الْمبَلَّطِ بِصَفائِحِ الحِجارَةِ. 6."رَصيف القِطارِ" : مَحَطَّة وقوفٍ لِلْقِطارِ ذات سِياجٍ حَجَرِيٍّ. "رَصيف المِيناءِ".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أَرْصِفَةٌ</text:p>
          </table:table-cell>
          <table:table-cell/>
          <table:table-cell office:value-type="string" calcext:value-type="string">
            <text:p>رص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رَصينٌ</text:p>
          </table:table-cell>
          <table:table-cell/>
          <table:table-cell office:value-type="string" calcext:value-type="string">
            <text:p>رص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صينٌ-رَصينٌ [ر ص ن] (صِفَةٌ مشَبَّهَةٌ). 1."وجَدْته رَصيناً": هادِئاً، متَأَمِّلاً، ثابِتاً. 2."رَصينٌ في أَحْكامِهِ" : متَعَقِّلٌ. 3."كَلامٌ رَصينٌ" : رَزينٌ. "رَأْيٌ رَصينٌ" : محْكَمٌ، مَتينٌ.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رَفيعٌ</text:p>
          </table:table-cell>
          <table:table-cell/>
          <table:table-cell office:value-type="string" calcext:value-type="string">
            <text:p>رف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فيعٌ-رَفيعٌ، ةٌ [ر ف ع] (صِفَةٌ مشَبَّهَةٌ). 1."هوَ رَفيع الْمَقامِ بَيْنَ أَهْلِهِ" : عالِي الْمَقامِ. 2."رَفيع الشَّأْنِ" : يَحْتَلّ مَكانَةً عالِيَةً. "لَه شَأْنٌ رَفيعٌ". 3."أسْلوبٌ رَفيعٌ" : جَيِّدٌ. 4."يَحْتَلّ مَنْصِباً رَفيعاً" : سامِياً، عالِياً. "دَرَجَةٌ رَفيعَةٌ". 5."أَحْرَزَ على وِسامٍ رَفيعٍ" : عَلَى وِسامٍ مِنْ دَرَجَةٍ عالِيَةٍ، وِسامٍ شَريفٍ. 6."صِناعَةٌ رَفيعَةٌ" : مِنَ النَّوْعِ الجَيِّدِ.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رَقيقٌ</text:p>
          </table:table-cell>
          <table:table-cell/>
          <table:table-cell office:value-type="string" calcext:value-type="string">
            <text:p>رق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رِقاق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ِفَةٌ مشَبَّهَةٌ). 1."وَجَدْته رَقيقَ الشّعورِ" : لَه شعورٌ مرْهَفٌ، حَسَّاسٌ. 2."رَقيق القَلْبِ" : عَطوفٌ. 3."رَقيق الجانِبِ" : وَديعٌ. 4."اِخْتارَ أَلْفاظاً رَقيقَةً لِمَوْضوعِهِ" : أَلْفاظاً سَلِسَةً، عَذْبَةً، شاعِرِيَّةً. "هوَ رَقيق الْمَعانِي" : عَذْبٌ، سَهْلٌ. "كَلامٌ رَقيق الحَواشِي" l "رقيق حَواشِي الدّهر فَهِيَ تَمَرْمَر" (أبو تمام).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رِقَاقٌ</text:p>
          </table:table-cell>
          <table:table-cell/>
          <table:table-cell office:value-type="string" calcext:value-type="string">
            <text:p>رقق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رَكيكٌ</text:p>
          </table:table-cell>
          <table:table-cell/>
          <table:table-cell office:value-type="string" calcext:value-type="string">
            <text:p>ركك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كيكٌ-رَكيكٌ، ةٌ [ر ك ك] (صِفَةٌ مشَبَّهَةٌ). 1."إِنْشاءٌ رَكيكٌ": ضَعيفٌ، سَخيف الأَلْفاظِ وَالْمَعانِي. "كَلامٌ رَكيكٌ". 2."هوَ رَكيكٌ" : ضَعيفٌ في عَقْلِهِ أَوْ رَأْيِهِ. 3."يلْبَس ثَوْباً رَكيكاً" : نَسيجه ضَعيفٌ رَقيقٌ. 4."أَرْضٌ رَكيكَةٌ" : أَصابَها مَطَرٌ ضَعيفٌ.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صَرِيحٌ</text:p>
          </table:table-cell>
          <table:table-cell/>
          <table:table-cell office:value-type="string" calcext:value-type="string">
            <text:p>صر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َرْح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+ات;صرَحَ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ِفَةٌ مشَبَّهَةٌ). 1."كَانَ صَرِيحاً مَعَه" : أَيْ وَاضِحاً، تَكَلَّمَ مَعَه بِصَرَاحَةٍ دونَ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صَرْحَاءُ</text:p>
          </table:table-cell>
          <table:table-cell/>
          <table:table-cell office:value-type="string" calcext:value-type="string">
            <text:p>صرح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صَغِيرٌ</text:p>
          </table:table-cell>
          <table:table-cell/>
          <table:table-cell office:value-type="string" calcext:value-type="string">
            <text:p>صغ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َغْر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+ات;صِغَارٌ;صغَرَاء;صَغَائِر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فَةٌ مشَبَّهَةٌ). 1."صَغِير السِّنِّ" : قَلِيل العمْرِ. الإسراء آية 24 وَقلْ رَبِّ ارْحَمْهمَا كَمَا رَبَّيَانِي صَغِيراً . (قرآن). 2."هوَ مِنْ صِغَارِ الْموَظَّفِينَ" : مِنَ الْموَظَّفِينَ 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صِغَارٌ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صَغْرَاءُ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صَغَائِرُ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ِغَار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صَفِيقٌ</text:p>
          </table:table-cell>
          <table:table-cell/>
          <table:table-cell office:value-type="string" calcext:value-type="string">
            <text:p>صف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فِيقٌ-صَفِيقٌ [ص ف ق] (صِفَةٌ مشَبَّهَةٌ). 1."صَفِيق الوَجْهِ": وَقِحٌ، لاَ حَيَاءَ لَه. "وَجْهٌ صَفِيقٌ". 2."ثَوْبٌ صَفِيقٌ" : كَثِيف النَّسِيجِ.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عَطِرٌ</text:p>
          </table:table-cell>
          <table:table-cell/>
          <table:table-cell office:value-type="string" calcext:value-type="string">
            <text:p>عط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طِرٌ-عَطِرٌ، ةٌ [ع ط ر] (صِفَةٌ مشَبَّهَةٌ). 1."جِسْمهَا عَطِرٌ" : تَفوح مِنْه رَائِحَةٌ طَيِّبَةٌ. 2."يَمْتَاز بِسمْعَةٍ عَطِرَةٍ" : بِسمْعَةٍ حَسَنَةٍ، طَيِّبَةٍ، ممْتَازَةٍ.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بَئِيسٌ</text:p>
          </table:table-cell>
          <table:table-cell/>
          <table:table-cell office:value-type="string" calcext:value-type="string">
            <text:p>بأ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ئِيسٌ-بَئِيسٌ، ةٌ [ب أ س] (صف) (صِيغَة فَعِيل). 1."رَجلٌ بَئِيسٌ" : شجَاعٌ، قَوِيٌّ. 2. بِعَذَابٍ بَئِيسٍ بِمَا كَانوا يَفْسقونَ : شَدِيد.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وَرِيٌّ</text:p>
          </table:table-cell>
          <table:table-cell/>
          <table:table-cell office:value-type="string" calcext:value-type="string">
            <text:p>ور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رْيٌ-وَرْيٌ [و ر ي] (مص. وَرِيَ، وَرَى). "فِي جَوْفِهِ وَرْيٌ" : قَيْحٌ أَوْ قرْحٌ يَقَع فِي قَصَبِ الرِّئَتَيْنِ. "يقَال لِلْبَغِيضِ إِذَا سَعَلَ : وَرْياً وَقحَاباً".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تَقِيٌّ</text:p>
          </table:table-cell>
          <table:table-cell/>
          <table:table-cell office:value-type="string" calcext:value-type="string">
            <text:p>وق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تْقِي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ف). "عاشَ تَقِيّاً وَماتَ تَقِيّاً": عَابِداً، وَرِعاً، نَاسِكاً. "اللَّهمَّ اجْعَلْنِي مِنَ الأتْقِياءِ".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أَتْقِيَاءٌ</text:p>
          </table:table-cell>
          <table:table-cell/>
          <table:table-cell office:value-type="string" calcext:value-type="string">
            <text:p>وق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مَلٌّ</text:p>
          </table:table-cell>
          <table:table-cell/>
          <table:table-cell office:value-type="string" calcext:value-type="string">
            <text:p>م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لٌّ-مَلٌّ [م ل ل] (صف). "رَجَلٌ مَلٌّ" : ذو مَلَلٍ، مَلولٌ.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كَيِّسٌ</text:p>
          </table:table-cell>
          <table:table-cell/>
          <table:table-cell office:value-type="string" calcext:value-type="string">
            <text:p>كيس</text:p>
          </table:table-cell>
          <table:table-cell office:value-type="string" calcext:value-type="string">
            <text:p>فَعْ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يِّسٌ-كَيِّسٌ، ةٌ [ك ي س] (صف). "رَجلٌ كَيِّسٌ" : ظَرِيفٌ، فَطِنٌ، حَسَن الفَهْمِ وَالسّلوكِ.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غَبِيٌّ</text:p>
          </table:table-cell>
          <table:table-cell/>
          <table:table-cell office:value-type="string" calcext:value-type="string">
            <text:p>غب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غْبِيَا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ف). "وَلَدٌ غَبِيٌّ" : بَلِيدٌ، جَاهِلٌ، ضَعِيف الفِطْنَةِ. "ضَحِكَ ضَحْكَتَه الغَبِيَّةَ وَأَضَافَ حَرَكَةً مِنْ حَرَكَاتِهِ البَهْلَوَانِيَّةِ".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أَغْبِيَاءٌ</text:p>
          </table:table-cell>
          <table:table-cell/>
          <table:table-cell office:value-type="string" calcext:value-type="string">
            <text:p>غب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عَصِيبٌ</text:p>
          </table:table-cell>
          <table:table-cell/>
          <table:table-cell office:value-type="string" calcext:value-type="string">
            <text:p>عص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صِيبٌ-عَصِيبٌ [ع ص ب] (صف). 1."يَوْمٌ عَصِيبٌ" : يَوْمٌ شَدِيد الْحَرِّ. 2."مَرَّ بِمَرْحَلَةٍ عَصِيبَةٍ" : صَعْبَةٍ.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عضَالٌ</text:p>
          </table:table-cell>
          <table:table-cell/>
          <table:table-cell office:value-type="string" calcext:value-type="string">
            <text:p>عضل</text:p>
          </table:table-cell>
          <table:table-cell office:value-type="string" calcext:value-type="string">
            <text:p>فعَا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ضَالٌ-عضَالٌ [ع ض ل] (صف). "اِنْتَقَلَ إِلَى رَحْمَةِ اللَّهِ بَعْدَ مَرَضٍ عضَالٍ لَمْ يَنْفَعْ مَعَه دَوَاءٌ" : دَاءٌ لاَ دَوَاءَ لَه، خَبِيثٌ.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طَلِيٌّ</text:p>
          </table:table-cell>
          <table:table-cell/>
          <table:table-cell office:value-type="string" calcext:value-type="string">
            <text:p>طل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لِيٌّ-طَلِيٌّ، ةٌ [ط ل ي] (صف). 1."أَسْنَانٌ طَلِيَّةٌ" : وَسِخَةٌ، لَوْنهَا أَصْفَر. 2."حَيَوَانٌ طَلِيٌّ" : مقَيَّدٌ بِحَبْلٍ وَنَحْوِهِ.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طَيِّعٌ</text:p>
          </table:table-cell>
          <table:table-cell/>
          <table:table-cell office:value-type="string" calcext:value-type="string">
            <text:p>طوع</text:p>
          </table:table-cell>
          <table:table-cell office:value-type="string" calcext:value-type="string">
            <text:p>فَيْعِ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ف) . 1."وَجَدْته طَيِّعاً" : طَائِعاً، سَهْلاً، سَلِساً. 2."هوَ طَيِّع القِيَادَةِ": مَرِنٌ، سَهْلٌ.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طَيِّبٌ</text:p>
          </table:table-cell>
          <table:table-cell/>
          <table:table-cell office:value-type="string" calcext:value-type="string">
            <text:p>طيب</text:p>
          </table:table-cell>
          <table:table-cell office:value-type="string" calcext:value-type="string">
            <text:p>فَيْعِ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ِيبٌ-طِيبٌ، ةٌ [ط ي ب] (مص. طَابَ). 1."أَتَمَنَّى لَكَ طِيبَ الإِقَامَةِ" : حسْنَ الإِقَامَةِ. 2."عرِفَتْ عَائِلَته بِطِيبِ العِرْقِ": نبْل الأَهْلِ وَالسّلاَلَةِ. 3."ع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عجَابٌ</text:p>
          </table:table-cell>
          <table:table-cell/>
          <table:table-cell office:value-type="string" calcext:value-type="string">
            <text:p>عجب</text:p>
          </table:table-cell>
          <table:table-cell office:value-type="string" calcext:value-type="string">
            <text:p>فعَا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جَابٌ-عجَابٌ [ع ج ب] (صف). 1."إِنَّه لأَمْرٌ عجَابٌ" : جَاوَزَ حَدَّ الْعَجَبِ. 2."عَجَبٌ عجَابٌ" 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ضَخْمٌ</text:p>
          </table:table-cell>
          <table:table-cell/>
          <table:table-cell office:value-type="string" calcext:value-type="string">
            <text:p>ضخم</text:p>
          </table:table-cell>
          <table:table-cell office:value-type="string" calcext:value-type="string">
            <text:p>فَعْ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ضِخَام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ف). 1."رَجلٌ ضَخْم الْجثَّةِ" : سَمِينٌ جِدّاً، ثَخِينٌ. 2."قَامَ بِعَمَلٍ ضَخْمٍ" : ذو أَهَمِّيَّةٍ وَثِقْلٍ. 3."اِسْتِعْرَاضٌ ضَخْمٌ" : هَائِلٌ، كَبِيرٌ. "حَصَلَ عَلَى مَبَالِغَ ضَخْمَةٍ".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ضِخَامٌ</text:p>
          </table:table-cell>
          <table:table-cell/>
          <table:table-cell office:value-type="string" calcext:value-type="string">
            <text:p>ضخم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ضَرِيٌّ</text:p>
          </table:table-cell>
          <table:table-cell/>
          <table:table-cell office:value-type="string" calcext:value-type="string">
            <text:p>ضر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َرِيٌّ-ضَرِيٌّ [ض ر ي] (صف). "كَلْبٌ ضَرِيٌّ" : صَلْبٌ، قَوِيٌّ يَجْتَرِئ عَلَى الصَّيْدِ.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ضَمْرٌ</text:p>
          </table:table-cell>
          <table:table-cell/>
          <table:table-cell office:value-type="string" calcext:value-type="string">
            <text:p>ضمر</text:p>
          </table:table-cell>
          <table:table-cell office:value-type="string" calcext:value-type="string">
            <text:p>فَعْ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َمْرٌ-ضَمْرٌ [ض م ر] (صف). 1."هوَ ضَمْر الجِسْمِ" : ضَامِره، بِهِ هزَالٌ. 2."شَابٌّ ضَمْرٌ" : ضَامِر البَطْنِ لَطِيف الجِسْمِ.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ضَيِّقٌ</text:p>
          </table:table-cell>
          <table:table-cell/>
          <table:table-cell office:value-type="string" calcext:value-type="string">
            <text:p>ضيق</text:p>
          </table:table-cell>
          <table:table-cell office:value-type="string" calcext:value-type="string">
            <text:p>فَيْعِ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ضَيِّقٌ-ضَيِّقٌ، ةٌ [ض ي ق] (صف). 1."مَكَانٌ ضَيِّقٌ" : مَكَانٌ غَيْر متَّسِعٍ، أَيْ مَحْدود الأَرْجَاءِ. "رَسَمَ لَوْحَةً تَحْمِل طَابَعَ الشَّرْقِ القَدِيمِ: أَزِقَّةٌ ضَيِّقَةٌ ذَات أَبْنِيَةٍ حَجَرِيَّةٍ متَقَارِبَةٍ". (حنا مينا). 2."قَمِيصٌ ضَيِّقٌ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صَعْبٌ</text:p>
          </table:table-cell>
          <table:table-cell/>
          <table:table-cell office:value-type="string" calcext:value-type="string">
            <text:p>صعب</text:p>
          </table:table-cell>
          <table:table-cell office:value-type="string" calcext:value-type="string">
            <text:p>فَعْ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ِعَاب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ف). 1."أَمْرٌ صَعْبٌ" : عَسِيرٌ. "وَجَدَ الأَمْرَ صَعْباً" "فِي القَلْبِ جِرَاحٌ صَعْبَة الانْدِمَالِ". (جمال الغيطاني). 2."كَلَّفَه بِمهِمَّةٍ صَعْبَةٍ" : شَاقَّةٍ. "وَجَدَ العَقَبَةَ صَعْبَةً". 3."عَرَفَ حَيَاةً صَعْبَةً" : شَدِيدَةً. "مَسْأَ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صِعَابٌ</text:p>
          </table:table-cell>
          <table:table-cell/>
          <table:table-cell office:value-type="string" calcext:value-type="string">
            <text:p>صع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زعافٌ</text:p>
          </table:table-cell>
          <table:table-cell/>
          <table:table-cell office:value-type="string" calcext:value-type="string">
            <text:p>زعف</text:p>
          </table:table-cell>
          <table:table-cell office:value-type="string" calcext:value-type="string">
            <text:p>فعَا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عافٌ-زعافٌ[ز ع ف] (صف). "دَسَّ لَه سمّاً زعافاً" : سمّاً قاتِلاً في الحينِ.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سَخِيٌّ</text:p>
          </table:table-cell>
          <table:table-cell/>
          <table:table-cell office:value-type="string" calcext:value-type="string">
            <text:p>سخ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سْخِيَاءٌ;سَخَايَ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ف). "سَخِيٌّ بِمَالِهِ" : جَوَادٌ، كَرِيمٌ.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أَسْخِيَاءُ</text:p>
          </table:table-cell>
          <table:table-cell/>
          <table:table-cell office:value-type="string" calcext:value-type="string">
            <text:p>سخ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سَفَاسِفُ</text:p>
          </table:table-cell>
          <table:table-cell/>
          <table:table-cell office:value-type="string" calcext:value-type="string">
            <text:p>سخ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خ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سَفْسَافٌ</text:p>
          </table:table-cell>
          <table:table-cell/>
          <table:table-cell office:value-type="string" calcext:value-type="string">
            <text:p>سفسف</text:p>
          </table:table-cell>
          <table:table-cell/>
          <table:table-cell office:value-type="string" calcext:value-type="string">
            <text:p>(صفة مشبهة - ربــاعي)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َفَاسِف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ف). 1."رَجلٌ سَفْسَافٌ" : رَدِيءٌ، حَقِيرٌ لاَ يَثْبت عَلَى حَالٍ. 2."يَهْتَمّ بِسَفاسِفِ الأمورِ" : بِكلِّ مَا هوَ رَدِيءٌ مِنْهَا و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سَفَاسِفُ</text:p>
          </table:table-cell>
          <table:table-cell/>
          <table:table-cell office:value-type="string" calcext:value-type="string">
            <text:p>سفسف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فَاسِفُ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سَنِيٌّ</text:p>
          </table:table-cell>
          <table:table-cell/>
          <table:table-cell office:value-type="string" calcext:value-type="string">
            <text:p>سن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نِّيٌّ-سنِّيٌّ، ةٌ [س ن ن] (مَنْسوبٌ إلَى السّنَّةِ). "رَجلٌ سنِّيٌّ" : مِنْ أهْلِ السّنَّةِ.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سَهْلٌ</text:p>
          </table:table-cell>
          <table:table-cell/>
          <table:table-cell office:value-type="string" calcext:value-type="string">
            <text:p>سهل</text:p>
          </table:table-cell>
          <table:table-cell office:value-type="string" calcext:value-type="string">
            <text:p>فَعْ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هْلٌ-سَهْلٌ، ةٌ [س هـ ل] (صف). 1."وَجَدْته وَلَداً سَهْلاً" : لَيِّناً، متَسَاهِلاً، غَيْرَ عَسِيرٍ. "سَهْل الخلقِ" "سَهْل الْمعَامَلَةِ" "يَبْكِي بِدموعٍ تَنْسَاب مِنْ عَيْنَيْهِ سَهْلَةً لَيِّنَةً بِلاَ مَانِعٍ". (جمال الغيطاني). 2. "لَيْسَ مِنَ السَّهْلِ الوصول إلَى قِمَّةِ الجَبَلِ": لَيْسَ مِنَ الب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حَزْنٌ</text:p>
          </table:table-cell>
          <table:table-cell/>
          <table:table-cell office:value-type="string" calcext:value-type="string">
            <text:p>حز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حَزو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حَزونٌ. 1."أرْضٌ حَزْنٌ" : مَا غَلظَ وَارْتَفَعَ مِنَ الأرْضِ. 2."رَجلٌ حَزْنٌ" : خَشِن الطِّبَاعِ و الْمعَامَلَةِ. 3."دَوَابّ حَزونٌ" : صَعْب الاِنْقِيَادِ.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سَيِّغٌ</text:p>
          </table:table-cell>
          <table:table-cell/>
          <table:table-cell office:value-type="string" calcext:value-type="string">
            <text:p>سوغ،سيغ</text:p>
          </table:table-cell>
          <table:table-cell office:value-type="string" calcext:value-type="string">
            <text:p>فَيْعِ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يِّغٌ-سَيِّغٌ [س و غ، س ي غ] (صف). "عَصيرٌ سَيِّغٌ" : هَنِيء الشّرْبِ، وَسَهْل الْمَدْخَلِ في الحَلْقِ.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سَوِيٌّ</text:p>
          </table:table-cell>
          <table:table-cell/>
          <table:table-cell office:value-type="string" calcext:value-type="string">
            <text:p>سو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سْوِياء;سَواي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ف). 1."وَجَدَ الطَّريقَ سَوِيّاً" : معَبَّداً مسْتَوِياً. 2."نَهَجَ طَريقاً سَوِيّاً": طَريقاً مسْتَقيماً. مريم آية 43 فاتَّبِعْنِي أَهْدِكَ صِراطاً سَوِيّاً (قرآن). 3."وَلَدٌ سَوِيٌّ" : لاَ عَيْبَ فيهِ، تامّ الخِلْقَةِ. 4."وَزَّعَ الغَنائِمَ بَيْنَهمْ سَوِيَّةً" : قَسَّمَها بَيْنَهمْ بِالتَّساوِي، بِالإِنْصافِ. 5."هما على سَوِيَّةٍ في هَذا الأَمْرِ" : أَيْ مسْتَوِيانِ. 6."أَرْضٌ مستَوِيَةٌ" : أَرْضٌ منْبَسِطَةٌ.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أَسْوِيَاءُ</text:p>
          </table:table-cell>
          <table:table-cell/>
          <table:table-cell office:value-type="string" calcext:value-type="string">
            <text:p>سو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سَوَايَا</text:p>
          </table:table-cell>
          <table:table-cell/>
          <table:table-cell office:value-type="string" calcext:value-type="string">
            <text:p>سو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و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شَاذَّ</text:p>
          </table:table-cell>
          <table:table-cell/>
          <table:table-cell office:value-type="string" calcext:value-type="string">
            <text:p>شذذ</text:p>
          </table:table-cell>
          <table:table-cell office:value-type="string" calcext:value-type="string">
            <text:p>فَاعِ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شَوَاذّ;شذّاذ;شواذّ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ف). 1."وَلَدٌ شَاذٌّ فِي سلوكِهِ وَطَبْعِهِ" : غَرِيبٌ، مَنْ يَأْتِي بِأَشْيَاءَ يَنْفَرِد بِها وَتَكون مخَالِفَةً لِلْمَأْلوفِ. "شَاذّ الأطْوَارِ". 2."جَاءَ بِفِكْرَةٍ شَاذَّةٍ" : مخَالِفَةٌ للِقَاعِدَةِ وَالقِيَاسِ.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شَوَاذٌّ</text:p>
          </table:table-cell>
          <table:table-cell/>
          <table:table-cell office:value-type="string" calcext:value-type="string">
            <text:p>شذذ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شذذ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5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زَرِيٌّ</text:p>
          </table:table-cell>
          <table:table-cell/>
          <table:table-cell office:value-type="string" calcext:value-type="string">
            <text:p>زر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رِيٌّ-زَرِيٌّ[ز ر ي] (صف). 1."وَلَدٌ زَرِيّ الْخلقِ" : حَقيرٌ، دَمِيمٌ. 2."قَدَّمَ لَه مَبْلَغاً زَرِيّاً لاَ يغْنِي وَلا يسْمِن" : مَبْلَغاً تافِهاً.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رَتِيبٌ</text:p>
          </table:table-cell>
          <table:table-cell/>
          <table:table-cell office:value-type="string" calcext:value-type="string">
            <text:p>رت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تِيبٌ-رَتِيبٌ، ةٌ [ر ت ب] (صف). "جنْدِيٌّ رَتِيبٌ" : مَنْ كَانَتْ لَه رتْبَةٌ فِي الجَيْشِ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رَقْراقٌ</text:p>
          </table:table-cell>
          <table:table-cell/>
          <table:table-cell office:value-type="string" calcext:value-type="string">
            <text:p>رقرق</text:p>
          </table:table-cell>
          <table:table-cell/>
          <table:table-cell office:value-type="string" calcext:value-type="string">
            <text:p>(صفة مشبهة - ربــاعي)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قْراقٌ-رَقْراقٌ [ر ق ر ق] (صف). 1."دَمْعٌ رَقْراقٌ" : الدَّمْع الَّذِي يَغْمر العَيْنَ ولاَ يَسيل. 2."سَرابٌ رَقْراقٌ": لامِعٌ. 3."ماءٌ رَقْراقٌ" : متَلأْلِئٌ. 4."سَحابٌ رَقْراقٌ" : ما ذَهَبَ مِنْه وَجاءَ.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خَيِّرٌ</text:p>
          </table:table-cell>
          <table:table-cell/>
          <table:table-cell office:value-type="string" calcext:value-type="string">
            <text:p>خير</text:p>
          </table:table-cell>
          <table:table-cell office:value-type="string" calcext:value-type="string">
            <text:p>فَيْعِ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خْيارٌ;خِيَار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ف). "رَجلٌ خَيِّرٌ" : كَرِيمٌ، محْسِنٌ. "اِمْرَأَةٌ خَيِّرَةٌ".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أَخْيَارٌ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خِيَارٌ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دَجِيٌّ</text:p>
          </table:table-cell>
          <table:table-cell/>
          <table:table-cell office:value-type="string" calcext:value-type="string">
            <text:p>دج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جِيّ-دَجِيّ [د ج و] (صف) "لَيْلٌ دَجِيٌّ" : مظْلِمٌ.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دَسِيسٌ</text:p>
          </table:table-cell>
          <table:table-cell/>
          <table:table-cell office:value-type="string" calcext:value-type="string">
            <text:p>دس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دسس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صف). 1."أرْسَلَ دَسِيساً لِيَأْتِيَه بِالأخْبَارِ" : الْمخْبِر، الجَاسوس. 2. "دَبَّرَ لَه دَسِيسَةً" : الخَدِيعَة، الْمَكْر، الشَّرّ.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دُسُسٌ</text:p>
          </table:table-cell>
          <table:table-cell/>
          <table:table-cell office:value-type="string" calcext:value-type="string">
            <text:p>دسس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دَعِيٌّ</text:p>
          </table:table-cell>
          <table:table-cell/>
          <table:table-cell office:value-type="string" calcext:value-type="string">
            <text:p>دع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عِيٌّ-دَعِيٌّ [د ع و] (صف). 1. "وَلَد دَعِيٌّ" : متَّهَمٌ فِي نَسَبِهِ. 2. "يَا لَه مِنْ رَجلٍ دَعِيٍّ" : مَنْ يَدَّعِي مَا لَيْسَ لَه.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رَواءٌ</text:p>
          </table:table-cell>
          <table:table-cell/>
          <table:table-cell office:value-type="string" calcext:value-type="string">
            <text:p>روي</text:p>
          </table:table-cell>
          <table:table-cell office:value-type="string" calcext:value-type="string">
            <text:p>فَعَا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واءٌ-رَواءٌ [ر و ي] (صف). 1."ماء العَيْنِ رَواءٌ" : عَذْبٌ. 2."ماءٌ رَواءٌ" : كَثيرٌ.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رَوِيٌّ</text:p>
          </table:table-cell>
          <table:table-cell/>
          <table:table-cell office:value-type="string" calcext:value-type="string">
            <text:p>رو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واءٌ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وِيٌّ-رَوِيٌّ [ر و ي] (صف). "ماءٌ رَوِيٌّ" : كَثيرٌ يَرْوِي القَوْمَ والأَرْضَ.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تَوِيٌ</text:p>
          </table:table-cell>
          <table:table-cell/>
          <table:table-cell office:value-type="string" calcext:value-type="string">
            <text:p>تو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وِيٌ-تَوِيٌ، ةٌ [ت و ي]. "وَلَدٌ تَوِيٌ لاَ مَحالَةَ" : هالِكٌ.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حالِكٌ</text:p>
          </table:table-cell>
          <table:table-cell/>
          <table:table-cell office:value-type="string" calcext:value-type="string">
            <text:p>حلك</text:p>
          </table:table-cell>
          <table:table-cell office:value-type="string" calcext:value-type="string">
            <text:p>فَاعِ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الِكٌ-حالِكٌ، ةٌ [ح ل ك] (صف). "لَيْلٌ حالِكٌ" : شَديد الظّلْمَةِ، شَديد السَّوادِ. "تَحَوَّلَتْ أَيَّامي إلى لَيْلٍ طَويلٍ حالِكٍ". (جبران خ. جبران). 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مرٌّ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مْرار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 ."طَعْمٌ مرٌّ" : طَعْمٌ مَذَاقه بِهِ مَرَارَةٌ. "تَجَرَّعَ دَوَاءً مرّاً" "أَذَاقَه مرَّ العَيْشِ". 2. : صَمْغ شَجَرٍ يسْتَعْمَل فِي الطِّبِّ، طَيِّب الرّائِحَةِ مرّ الطَّعْمِ.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أَمْرَارٌ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حلْوٌ</text:p>
          </table:table-cell>
          <table:table-cell/>
          <table:table-cell office:value-type="string" calcext:value-type="string">
            <text:p>حلو</text:p>
          </table:table-cell>
          <table:table-cell office:value-type="string" calcext:value-type="string">
            <text:p>فعْ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لْوٌ-حلْوٌ [ح ل و] (صف). 1. "أَكَلَ طَعَاماً حلْواً" : طَيِّباً لَذِيذاً، فيهِ حَلاوَةٌ. 2."هوَ حلْو الحَدِيثِ" : حَسَنه، شَيِّقه. 3."شابٌّ حلْوٌ" : جَميلٌ، رَشِيقٌ.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صلْبٌ</text:p>
          </table:table-cell>
          <table:table-cell/>
          <table:table-cell office:value-type="string" calcext:value-type="string">
            <text:p>صلب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صْلاَبٌ;أَصْلب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هوَ رَجلٌ صلْبٌ" : شَدِيدٌ، قَوِيٌّ. "حَجَرٌ صلْبٌ". 2."هوَ مِنْ صلْبِهِ" : مِنْ نَسْلِهِ وَذرِّيَّتِهِ، وَيطْلَق عَلَى عَظْمٍ فِي الظَّهْرِ ذِي فَقَارٍ يَمْتَدّ مِنَ الْكَاهِلِ إِلَى أَسْفَلِ الظَّهْرِ. الطارق آية 7 يَخْرج مِنْ بَيْنِ الصّلْبِ وَالتَّرَائِبِ . (قرآن). 3.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تَالِدٌ</text:p>
          </table:table-cell>
          <table:table-cell/>
          <table:table-cell office:value-type="string" calcext:value-type="string">
            <text:p>تلد</text:p>
          </table:table-cell>
          <table:table-cell office:value-type="string" calcext:value-type="string">
            <text:p>فَاعِلٌ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الِدٌ-تَالِدٌ [ت ل د] (صف). 1."عَرَفَ الأَمِير عِزّاً تَالِداً": أَصِيلاً. "وَلاَ يَكون الْمَرْء نبيلا حتى يَكونَ نَبِيلَ الرَّأْيِ، إِنْ وَافَقَ ذَلِكَ عِرْقاً صَالِحاً وَمَجْداً تَالِداً".(التوحيدي). 2."وَرِثَ مَالاً تَالِداً " : مَالاً ورِثَ أَباً عَنْ جَدٍّ.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تَمْتامٌ</text:p>
          </table:table-cell>
          <table:table-cell/>
          <table:table-cell office:value-type="string" calcext:value-type="string">
            <text:p>تمتم</text:p>
          </table:table-cell>
          <table:table-cell/>
          <table:table-cell office:value-type="string" calcext:value-type="string">
            <text:p>(صفة مشبهة - ربــاعي)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مْتامٌ-تَمْتامٌ [ت م ت م] (صف). "نَشَأَ تَمْتاماً" : مَنْ يتَمْتِم في كَلامِهِ، اللَّجْلاج.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بَهِيّ</text:p>
          </table:table-cell>
          <table:table-cell/>
          <table:table-cell office:value-type="string" calcext:value-type="string">
            <text:p>بهي،به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هِيّ-بَهِيّ، ةٌ [ب هـ ي، ب هـ و] (صف). 1."كَانَ بَهِيَّ الطَّلْعَةِ" : حَسَنَهَا، جَمِيلَهَا. 2."بَهِيَّةٌ فِي جَمَالِهَا" : جَمِيلَةٌ، فاتِنَةٌ.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أَكِيدٌ</text:p>
          </table:table-cell>
          <table:table-cell/>
          <table:table-cell office:value-type="string" calcext:value-type="string">
            <text:p>أك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كِيدٌ-أَكِيدٌ [أ ك د] (صف). 1."أَمْرٌ أَكِيدٌ" : ثابِتٌ، محَقَّقٌ لا نِزَاعَ فِيهِ. "كلّ الدَّلائِلِ تشِير إِلَى أَنَّ الجَيْشَ سَيحَقِّق نَصْراً أَكِيداً" "مِنَ الأَكِيدِ أنَّ النَّجَاحَ سَيحَالِفه". 2."أكِيداً" : يَقِيناً، حَقِيقَةً، حَقّاً، بِالتَّأْكِيدِ.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جَبَانٌ</text:p>
          </table:table-cell>
          <table:table-cell/>
          <table:table-cell office:value-type="string" calcext:value-type="string">
            <text:p>جب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َبْن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جبَنَ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إِنَّه جَبَانٌ، يَخَاف مِنْ ظِلِّهِ": الخَوَّاف، أَي الخَائِف مِنْ فِعْلِ أَيِّ شَيْءٍ عَ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جَبْنَاءُ</text:p>
          </table:table-cell>
          <table:table-cell/>
          <table:table-cell office:value-type="string" calcext:value-type="string">
            <text:p>جبن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شجَاعٌ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َجْع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ات;شجْعَانٌ;شجَعَاء;شِجاعٌ;شجائع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كَانَ قَائِداً شجَاعاً" : مِقْدَاماً، جَرِيئا، بَاسِلاً، جَسوراً، مَنْ يَخوض الْمَعَارِكَ بِجرْأَةٍ وَإِقْدَامٍ، رَابِطَ الجَأْشِ. "مَا أَحْوَجَ الجَبَانَ إلَى أَنْ يَسْمَعَ أَحَادِيثَ الشّجْعَانِ". (التوحيدي).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شُجْعَانٌ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شَجْعَاءُ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شَجَائِعٌ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ُجْعَان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أَمِنٌ</text:p>
          </table:table-cell>
          <table:table-cell/>
          <table:table-cell office:value-type="string" calcext:value-type="string">
            <text:p>أم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مِنٌ-أَمِنٌ [أ م ن] (صف). "هوَ أَمِنٌ في مَسْكَنِهِ" : مطْمَئِنٌّ.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غَنِيٌّ</text:p>
          </table:table-cell>
          <table:table-cell/>
          <table:table-cell office:value-type="string" calcext:value-type="string">
            <text:p>غن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غْنِيَ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ص. غَنِيَ). 1."هوَ اللَّه الْغَنِيّ" : اِسْمٌ مِنْ أَسْمَاءِ اللَّهِ الْحسْنَى الَّذِي لاَ يَحْتَاج إِلَى أَحَدٍ سِوَاه فِي شَيْءٍ. 2."عَبْد الْغَنِيِّ" : اِسْم عَلَمٍ مرَكَّبٌ . 3."ه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أَغْنِيَاء</text:p>
          </table:table-cell>
          <table:table-cell/>
          <table:table-cell office:value-type="string" calcext:value-type="string">
            <text:p>غن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ثَرِيٌّ</text:p>
          </table:table-cell>
          <table:table-cell/>
          <table:table-cell office:value-type="string" calcext:value-type="string">
            <text:p>ثر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ثري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ثَرِيٌّ-ثَرِيٌّ [ث ر ي] (فا. من ثَرِيَ). "رَجلٌ ثَرِيٌّ" : كَثِير الْمَالِ.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أَثْرِياءٌ</text:p>
          </table:table-cell>
          <table:table-cell/>
          <table:table-cell office:value-type="string" calcext:value-type="string">
            <text:p>ثري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ذَكِيٌّ</text:p>
          </table:table-cell>
          <table:table-cell/>
          <table:table-cell office:value-type="string" calcext:value-type="string">
            <text:p>ذك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ذْكِي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وَلَدٌ ذَكِيٌّ": وَلَدٌ لَبيبٌ، سَريع الفَهْمِ.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أَذْكِياء</text:p>
          </table:table-cell>
          <table:table-cell/>
          <table:table-cell office:value-type="string" calcext:value-type="string">
            <text:p>ذك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زَكِيٌّ</text:p>
          </table:table-cell>
          <table:table-cell/>
          <table:table-cell office:value-type="string" calcext:value-type="string">
            <text:p>زك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زْكِي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طَّرَتْ ثِيابَها بِعِطْرٍ زَكِيٍّ" : أَي بِعِطْرٍ طَيِّبٍ. 2."لَه نَفْسٌ زَكِيَّةٌ" : صالِحَةٌ، طاهِرَةٌ، عَفيفَةٌ، طَيِّبَةٌ. 3."عادَ إلى الأَرْضِ الزَّكِيَّةِ" : الأَرْض الطَّيِّبَة، الخِصْبَة. 4."زَكِيٌّ" : اِسْم عَلَمٍ لِلْمذَكَّرِ. "زَكِيَّة" : اِسْم عَلَمٍ لِلْمؤَنَّثِ.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أَزْكِياء</text:p>
          </table:table-cell>
          <table:table-cell/>
          <table:table-cell office:value-type="string" calcext:value-type="string">
            <text:p>زكو</text:p>
          </table:table-cell>
          <table:table-cell/>
          <table:table-cell office:value-type="string" calcext:value-type="string">
            <text:p>صفة مشبه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 table:number-rows-repeated="1047791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  <table:database-ranges>
        <table:database-range table:name="__Anonymous_Sheet_DB__0" table:target-range-address="ألنهائي.AB1:ألنهائي.AB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8:49:36.044283785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18:51:44.704597767</dc:date>
    <dc:creator>zerrouki </dc:creator>
    <meta:editing-duration>PT2H56M19S</meta:editing-duration>
    <meta:editing-cycles>24</meta:editing-cycles>
    <meta:generator>LibreOffice/5.0.3.2$Linux_X86_64 LibreOffice_project/00m0$Build-2</meta:generator>
    <meta:document-statistic meta:table-count="1" meta:cell-count="7568" meta:object-count="0"/>
  </office:meta>
</office:document-meta>
</file>